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5398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1.6335in"/>
    </style:style>
    <style:style style:name="co5" style:family="table-column">
      <style:table-column-properties fo:break-before="auto" style:column-width="1.55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_log" table:style-name="ta1">
        <table:shapes>
          <draw:frame draw:z-index="0" draw:style-name="gr1" draw:text-style-name="P1" svg:width="11.9496in" svg:height="6.7555in" svg:x="1.0264in" svg:y="0.0417in">
            <draw:object draw:notify-on-update-of-ranges="speed_log.A1:speed_log.A1 speed_log.A2:speed_log.A420 speed_log.B1:speed_log.B1 speed_log.B2:speed_log.B420 speed_log.A1:speed_log.A1 speed_log.A2:speed_log.A420 speed_log.C1:speed_log.C1 speed_log.C2:speed_log.C420 speed_log.A1:speed_log.A1 speed_log.A2:speed_log.A420 speed_log.D1:speed_log.D1 speed_log.D2:speed_log.D420 speed_log.A1:speed_log.A1 speed_log.A2:speed_log.A420 speed_log.E1:speed_log.E1 speed_log.E2:speed_log.E420 speed_log.A1:speed_log.A1 speed_log.A2:speed_log.A420 speed_log.F1:speed_log.F1 speed_log.F2:speed_log.F420 speed_log.A1:speed_log.A1 speed_log.A2:speed_log.A420 speed_log.G1:speed_log.G1 speed_log.G2:speed_log.G4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md_v</text:p>
          </table:table-cell>
          <table:table-cell office:value-type="string" calcext:value-type="string">
            <text:p>cmd_z</text:p>
          </table:table-cell>
          <table:table-cell office:value-type="string" calcext:value-type="string">
            <text:p>left_wheel</text:p>
          </table:table-cell>
          <table:table-cell office:value-type="string" calcext:value-type="string">
            <text:p>right_wheel</text:p>
          </table:table-cell>
          <table:table-cell office:value-type="string" calcext:value-type="string">
            <text:p>odom_yaw_rate</text:p>
          </table:table-cell>
          <table:table-cell office:value-type="string" calcext:value-type="string">
            <text:p>imu_yaw_rate</text:p>
          </table:table-cell>
        </table:table-row>
        <table:table-row table:style-name="ro1">
          <table:table-cell office:value-type="float" office:value="0.043229023" calcext:value-type="float">
            <text:p>0.043229023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3254758" calcext:value-type="float">
            <text:p>0.093254758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24878" calcext:value-type="float">
            <text:p>0.14324878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3364504" calcext:value-type="float">
            <text:p>0.193364504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3431874" calcext:value-type="float">
            <text:p>0.243431874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3584687" calcext:value-type="float">
            <text:p>0.293584687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33707" calcext:value-type="float">
            <text:p>0.3433707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3351762" calcext:value-type="float">
            <text:p>0.393351762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3649285" calcext:value-type="float">
            <text:p>0.443649285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3341726" calcext:value-type="float">
            <text:p>0.493341726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3337221" calcext:value-type="float">
            <text:p>0.543337221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3337803" calcext:value-type="float">
            <text:p>0.593337803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3353457" calcext:value-type="float">
            <text:p>0.643353457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3352981" calcext:value-type="float">
            <text:p>0.693352981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3395323" calcext:value-type="float">
            <text:p>0.743395323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3350205" calcext:value-type="float">
            <text:p>0.793350205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3557227" calcext:value-type="float">
            <text:p>0.843557227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3358247" calcext:value-type="float">
            <text:p>0.893358247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3354155" calcext:value-type="float">
            <text:p>0.943354155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549752" calcext:value-type="float">
            <text:p>0.993549752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33613" calcext:value-type="float">
            <text:p>1.0433613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3274804" calcext:value-type="float">
            <text:p>1.093274804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3544932" calcext:value-type="float">
            <text:p>1.143544932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3358017" calcext:value-type="float">
            <text:p>1.193358017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3362469" calcext:value-type="float">
            <text:p>1.243362469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3344649" calcext:value-type="float">
            <text:p>1.293344649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3359278" calcext:value-type="float">
            <text:p>1.343359278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3353362" calcext:value-type="float">
            <text:p>1.393353362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3344534" calcext:value-type="float">
            <text:p>1.443344534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3351291" calcext:value-type="float">
            <text:p>1.493351291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3341278" calcext:value-type="float">
            <text:p>1.543341278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3279744" calcext:value-type="float">
            <text:p>1.593279744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3353126" calcext:value-type="float">
            <text:p>1.643353126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3287077" calcext:value-type="float">
            <text:p>1.693287077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3554835" calcext:value-type="float">
            <text:p>1.743554835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3323147" calcext:value-type="float">
            <text:p>1.793323147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3356047" calcext:value-type="float">
            <text:p>1.843356047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3227499" calcext:value-type="float">
            <text:p>1.893227499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3391989" calcext:value-type="float">
            <text:p>1.943391989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3279954" calcext:value-type="float">
            <text:p>1.993279954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3342007" calcext:value-type="float">
            <text:p>2.043342007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3291671" calcext:value-type="float">
            <text:p>2.093291671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3342651" calcext:value-type="float">
            <text:p>2.143342651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3253722" calcext:value-type="float">
            <text:p>2.193253722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3274621" calcext:value-type="float">
            <text:p>2.243274621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3277919" calcext:value-type="float">
            <text:p>2.293277919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43550285" calcext:value-type="float">
            <text:p>2.343550285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351531" calcext:value-type="float">
            <text:p>2.39351531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3353385" calcext:value-type="float">
            <text:p>2.443353385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3251079" calcext:value-type="float">
            <text:p>2.493251079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3346509" calcext:value-type="float">
            <text:p>2.543346509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3294381" calcext:value-type="float">
            <text:p>2.593294381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3553977" calcext:value-type="float">
            <text:p>2.643553977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3350704" calcext:value-type="float">
            <text:p>2.693350704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3364336" calcext:value-type="float">
            <text:p>2.743364336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3268204" calcext:value-type="float">
            <text:p>2.793268204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329499" calcext:value-type="float">
            <text:p>2.84329499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3273709" calcext:value-type="float">
            <text:p>2.893273709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43727744" calcext:value-type="float">
            <text:p>2.943727744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93290029" calcext:value-type="float">
            <text:p>2.993290029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3373201" calcext:value-type="float">
            <text:p>3.04337320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3351792" calcext:value-type="float">
            <text:p>3.09335179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7068818" calcext:value-type="float">
            <text:p>3.14706881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65710566773206" calcext:value-type="float">
            <text:p>0.000165710566773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3287565" calcext:value-type="float">
            <text:p>3.19328756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5833331629235" calcext:value-type="float">
            <text:p>-0.00015833331629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3221419" calcext:value-type="float">
            <text:p>3.24322141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1449771787003" calcext:value-type="float">
            <text:p>0.000101449771787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3451733" calcext:value-type="float">
            <text:p>3.29345173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53021601692431" calcext:value-type="float">
            <text:p>0.053021601692431</text:p>
          </table:table-cell>
          <table:table-cell office:value-type="float" office:value="0.061726640776263" calcext:value-type="float">
            <text:p>0.061726640776263</text:p>
          </table:table-cell>
          <table:table-cell office:value-type="float" office:value="0.0105635729267939" calcext:value-type="float">
            <text:p>0.0105635729267939</text:p>
          </table:table-cell>
          <table:table-cell office:value-type="float" office:value="0.0319259986281395" calcext:value-type="float">
            <text:p>0.0319259986281395</text:p>
          </table:table-cell>
        </table:table-row>
        <table:table-row table:style-name="ro1">
          <table:table-cell office:value-type="float" office:value="3.344539524" calcext:value-type="float">
            <text:p>3.34453952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751798829967306" calcext:value-type="float">
            <text:p>0.0751798829967306</text:p>
          </table:table-cell>
          <table:table-cell office:value-type="float" office:value="0.0878417580277589" calcext:value-type="float">
            <text:p>0.0878417580277589</text:p>
          </table:table-cell>
          <table:table-cell office:value-type="float" office:value="0.0698617059515323" calcext:value-type="float">
            <text:p>0.0698617059515323</text:p>
          </table:table-cell>
          <table:table-cell office:value-type="float" office:value="0.0851359963417053" calcext:value-type="float">
            <text:p>0.0851359963417053</text:p>
          </table:table-cell>
        </table:table-row>
        <table:table-row table:style-name="ro1">
          <table:table-cell office:value-type="float" office:value="3.395641524" calcext:value-type="float">
            <text:p>3.39564152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25899611643945" calcext:value-type="float">
            <text:p>0.0925899611643945</text:p>
          </table:table-cell>
          <table:table-cell office:value-type="float" office:value="0.104460469005983" calcext:value-type="float">
            <text:p>0.104460469005983</text:p>
          </table:table-cell>
          <table:table-cell office:value-type="float" office:value="0.0698617059515323" calcext:value-type="float">
            <text:p>0.0698617059515323</text:p>
          </table:table-cell>
          <table:table-cell office:value-type="float" office:value="0.0361827984452248" calcext:value-type="float">
            <text:p>0.0361827984452248</text:p>
          </table:table-cell>
        </table:table-row>
        <table:table-row table:style-name="ro1">
          <table:table-cell office:value-type="float" office:value="3.44551515" calcext:value-type="float">
            <text:p>3.4455151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49640627327123" calcext:value-type="float">
            <text:p>0.0949640627327123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717820500407443" calcext:value-type="float">
            <text:p>0.0717820500407443</text:p>
          </table:table-cell>
          <table:table-cell office:value-type="float" office:value="0.121318802237511" calcext:value-type="float">
            <text:p>0.121318802237511</text:p>
          </table:table-cell>
        </table:table-row>
        <table:table-row table:style-name="ro1">
          <table:table-cell office:value-type="float" office:value="3.493570106" calcext:value-type="float">
            <text:p>3.493570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49640627327123" calcext:value-type="float">
            <text:p>0.0949640627327123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717820500407443" calcext:value-type="float">
            <text:p>0.0717820500407443</text:p>
          </table:table-cell>
          <table:table-cell office:value-type="float" office:value="0.121318802237511" calcext:value-type="float">
            <text:p>0.121318802237511</text:p>
          </table:table-cell>
        </table:table-row>
        <table:table-row table:style-name="ro1">
          <table:table-cell office:value-type="float" office:value="3.547004975" calcext:value-type="float">
            <text:p>3.54700497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647793355433902" calcext:value-type="float">
            <text:p>0.0647793355433902</text:p>
          </table:table-cell>
          <table:table-cell office:value-type="float" office:value="0.0585310012102127" calcext:value-type="float">
            <text:p>0.0585310012102127</text:p>
          </table:table-cell>
        </table:table-row>
        <table:table-row table:style-name="ro1">
          <table:table-cell office:value-type="float" office:value="3.593599003" calcext:value-type="float">
            <text:p>3.59359900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21079179984208" calcext:value-type="float">
            <text:p>0.121079179984208</text:p>
          </table:table-cell>
          <table:table-cell office:value-type="float" office:value="0.0804243033780826" calcext:value-type="float">
            <text:p>0.0804243033780826</text:p>
          </table:table-cell>
          <table:table-cell office:value-type="float" office:value="0.108548402786255" calcext:value-type="float">
            <text:p>0.108548402786255</text:p>
          </table:table-cell>
        </table:table-row>
        <table:table-row table:style-name="ro1">
          <table:table-cell office:value-type="float" office:value="3.643577528" calcext:value-type="float">
            <text:p>3.64357752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21079179984208" calcext:value-type="float">
            <text:p>0.121079179984208</text:p>
          </table:table-cell>
          <table:table-cell office:value-type="float" office:value="0.0804243033780826" calcext:value-type="float">
            <text:p>0.0804243033780826</text:p>
          </table:table-cell>
          <table:table-cell office:value-type="float" office:value="0.108548402786255" calcext:value-type="float">
            <text:p>0.108548402786255</text:p>
          </table:table-cell>
        </table:table-row>
        <table:table-row table:style-name="ro1">
          <table:table-cell office:value-type="float" office:value="3.693458545" calcext:value-type="float">
            <text:p>3.69345854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21079179984208" calcext:value-type="float">
            <text:p>0.121079179984208</text:p>
          </table:table-cell>
          <table:table-cell office:value-type="float" office:value="0.0993351663590205" calcext:value-type="float">
            <text:p>0.0993351663590205</text:p>
          </table:table-cell>
          <table:table-cell office:value-type="float" office:value="0.107484199106693" calcext:value-type="float">
            <text:p>0.107484199106693</text:p>
          </table:table-cell>
        </table:table-row>
        <table:table-row table:style-name="ro1">
          <table:table-cell office:value-type="float" office:value="3.744511933" calcext:value-type="float">
            <text:p>3.74451193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718581039259433" calcext:value-type="float">
            <text:p>0.0718581039259433</text:p>
          </table:table-cell>
          <table:table-cell office:value-type="float" office:value="0.0744939967989922" calcext:value-type="float">
            <text:p>0.0744939967989922</text:p>
          </table:table-cell>
        </table:table-row>
        <table:table-row table:style-name="ro1">
          <table:table-cell office:value-type="float" office:value="3.793582386" calcext:value-type="float">
            <text:p>3.79358238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718581039259433" calcext:value-type="float">
            <text:p>0.0718581039259433</text:p>
          </table:table-cell>
          <table:table-cell office:value-type="float" office:value="0.0744939967989922" calcext:value-type="float">
            <text:p>0.0744939967989922</text:p>
          </table:table-cell>
        </table:table-row>
        <table:table-row table:style-name="ro1">
          <table:table-cell office:value-type="float" office:value="3.844320208" calcext:value-type="float">
            <text:p>3.84432020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837785916346281" calcext:value-type="float">
            <text:p>0.0837785916346281</text:p>
          </table:table-cell>
          <table:table-cell office:value-type="float" office:value="0.0564026013016701" calcext:value-type="float">
            <text:p>0.0564026013016701</text:p>
          </table:table-cell>
        </table:table-row>
        <table:table-row table:style-name="ro1">
          <table:table-cell office:value-type="float" office:value="3.893246911" calcext:value-type="float">
            <text:p>3.89324691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837785916346281" calcext:value-type="float">
            <text:p>0.0837785916346281</text:p>
          </table:table-cell>
          <table:table-cell office:value-type="float" office:value="0.135153397917748" calcext:value-type="float">
            <text:p>0.135153397917748</text:p>
          </table:table-cell>
        </table:table-row>
        <table:table-row table:style-name="ro1">
          <table:table-cell office:value-type="float" office:value="3.943150457" calcext:value-type="float">
            <text:p>3.94315045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663195150474931" calcext:value-type="float">
            <text:p>0.0663195150474931</text:p>
          </table:table-cell>
          <table:table-cell office:value-type="float" office:value="0.108548402786255" calcext:value-type="float">
            <text:p>0.108548402786255</text:p>
          </table:table-cell>
        </table:table-row>
        <table:table-row table:style-name="ro1">
          <table:table-cell office:value-type="float" office:value="3.995495805" calcext:value-type="float">
            <text:p>3.99549580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591193301852038" calcext:value-type="float">
            <text:p>0.0591193301852038</text:p>
          </table:table-cell>
          <table:table-cell office:value-type="float" office:value="0.0979064032435417" calcext:value-type="float">
            <text:p>0.0979064032435417</text:p>
          </table:table-cell>
        </table:table-row>
        <table:table-row table:style-name="ro1">
          <table:table-cell office:value-type="float" office:value="4.043341181" calcext:value-type="float">
            <text:p>4.04334118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591193301852038" calcext:value-type="float">
            <text:p>0.0591193301852038</text:p>
          </table:table-cell>
          <table:table-cell office:value-type="float" office:value="0.0979064032435417" calcext:value-type="float">
            <text:p>0.0979064032435417</text:p>
          </table:table-cell>
        </table:table-row>
        <table:table-row table:style-name="ro1">
          <table:table-cell office:value-type="float" office:value="4.093468321" calcext:value-type="float">
            <text:p>4.09346832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101402432292546" calcext:value-type="float">
            <text:p>0.101402432292546</text:p>
          </table:table-cell>
          <table:table-cell office:value-type="float" office:value="0.127703994512558" calcext:value-type="float">
            <text:p>0.127703994512558</text:p>
          </table:table-cell>
        </table:table-row>
        <table:table-row table:style-name="ro1">
          <table:table-cell office:value-type="float" office:value="4.143538113" calcext:value-type="float">
            <text:p>4.143538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0984731215153548" calcext:value-type="float">
            <text:p>0.0984731215153548</text:p>
          </table:table-cell>
          <table:table-cell office:value-type="float" office:value="0.145795404911041" calcext:value-type="float">
            <text:p>0.145795404911041</text:p>
          </table:table-cell>
        </table:table-row>
        <table:table-row table:style-name="ro1">
          <table:table-cell office:value-type="float" office:value="4.19561465" calcext:value-type="float">
            <text:p>4.1956146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984731215153548" calcext:value-type="float">
            <text:p>0.0984731215153548</text:p>
          </table:table-cell>
          <table:table-cell office:value-type="float" office:value="0.0915212035179138" calcext:value-type="float">
            <text:p>0.0915212035179138</text:p>
          </table:table-cell>
        </table:table-row>
        <table:table-row table:style-name="ro1">
          <table:table-cell office:value-type="float" office:value="4.243563774" calcext:value-type="float">
            <text:p>4.24356377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19737945405064" calcext:value-type="float">
            <text:p>0.119737945405064</text:p>
          </table:table-cell>
          <table:table-cell office:value-type="float" office:value="0.119190402328968" calcext:value-type="float">
            <text:p>0.119190402328968</text:p>
          </table:table-cell>
        </table:table-row>
        <table:table-row table:style-name="ro1">
          <table:table-cell office:value-type="float" office:value="4.293497369" calcext:value-type="float">
            <text:p>4.29349736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19737945405064" calcext:value-type="float">
            <text:p>0.119737945405064</text:p>
          </table:table-cell>
          <table:table-cell office:value-type="float" office:value="0.119190402328968" calcext:value-type="float">
            <text:p>0.119190402328968</text:p>
          </table:table-cell>
        </table:table-row>
        <table:table-row table:style-name="ro1">
          <table:table-cell office:value-type="float" office:value="4.345959298" calcext:value-type="float">
            <text:p>4.34595929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24638790041465" calcext:value-type="float">
            <text:p>0.124638790041465</text:p>
          </table:table-cell>
          <table:table-cell office:value-type="float" office:value="0.138346001505852" calcext:value-type="float">
            <text:p>0.138346001505852</text:p>
          </table:table-cell>
        </table:table-row>
        <table:table-row table:style-name="ro1">
          <table:table-cell office:value-type="float" office:value="4.393981034" calcext:value-type="float">
            <text:p>4.39398103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61213675980423" calcext:value-type="float">
            <text:p>0.0861213675980423</text:p>
          </table:table-cell>
          <table:table-cell office:value-type="float" office:value="0.0947137996554375" calcext:value-type="float">
            <text:p>0.0947137996554375</text:p>
          </table:table-cell>
        </table:table-row>
        <table:table-row table:style-name="ro1">
          <table:table-cell office:value-type="float" office:value="4.44357327" calcext:value-type="float">
            <text:p>4.4435732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61213675980423" calcext:value-type="float">
            <text:p>0.0861213675980423</text:p>
          </table:table-cell>
          <table:table-cell office:value-type="float" office:value="0.0947137996554375" calcext:value-type="float">
            <text:p>0.0947137996554375</text:p>
          </table:table-cell>
        </table:table-row>
        <table:table-row table:style-name="ro1">
          <table:table-cell office:value-type="float" office:value="4.497101677" calcext:value-type="float">
            <text:p>4.49710167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869220373839454" calcext:value-type="float">
            <text:p>0.0869220373839454</text:p>
          </table:table-cell>
          <table:table-cell office:value-type="float" office:value="0.0872644037008286" calcext:value-type="float">
            <text:p>0.0872644037008286</text:p>
          </table:table-cell>
        </table:table-row>
        <table:table-row table:style-name="ro1">
          <table:table-cell office:value-type="float" office:value="4.545536743" calcext:value-type="float">
            <text:p>4.54553674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715168739854818" calcext:value-type="float">
            <text:p>0.0715168739854818</text:p>
          </table:table-cell>
          <table:table-cell office:value-type="float" office:value="0.105355799198151" calcext:value-type="float">
            <text:p>0.105355799198151</text:p>
          </table:table-cell>
        </table:table-row>
        <table:table-row table:style-name="ro1">
          <table:table-cell office:value-type="float" office:value="4.59324989" calcext:value-type="float">
            <text:p>4.5932498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715168739854818" calcext:value-type="float">
            <text:p>0.0715168739854818</text:p>
          </table:table-cell>
          <table:table-cell office:value-type="float" office:value="0.105355799198151" calcext:value-type="float">
            <text:p>0.105355799198151</text:p>
          </table:table-cell>
        </table:table-row>
        <table:table-row table:style-name="ro1">
          <table:table-cell office:value-type="float" office:value="4.645304631" calcext:value-type="float">
            <text:p>4.64530463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564492155244166" calcext:value-type="float">
            <text:p>0.0564492155244166</text:p>
          </table:table-cell>
          <table:table-cell office:value-type="float" office:value="0.103227399289608" calcext:value-type="float">
            <text:p>0.103227399289608</text:p>
          </table:table-cell>
        </table:table-row>
        <table:table-row table:style-name="ro1">
          <table:table-cell office:value-type="float" office:value="4.693509477" calcext:value-type="float">
            <text:p>4.69350947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719889981680181" calcext:value-type="float">
            <text:p>0.0719889981680181</text:p>
          </table:table-cell>
          <table:table-cell office:value-type="float" office:value="0.0532100014388561" calcext:value-type="float">
            <text:p>0.0532100014388561</text:p>
          </table:table-cell>
        </table:table-row>
        <table:table-row table:style-name="ro1">
          <table:table-cell office:value-type="float" office:value="4.743570403" calcext:value-type="float">
            <text:p>4.74357040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719889981680181" calcext:value-type="float">
            <text:p>0.0719889981680181</text:p>
          </table:table-cell>
          <table:table-cell office:value-type="float" office:value="0.0532100014388561" calcext:value-type="float">
            <text:p>0.0532100014388561</text:p>
          </table:table-cell>
        </table:table-row>
        <table:table-row table:style-name="ro1">
          <table:table-cell office:value-type="float" office:value="4.796029898" calcext:value-type="float">
            <text:p>4.79602989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11370808515358" calcext:value-type="float">
            <text:p>0.111370808515358</text:p>
          </table:table-cell>
          <table:table-cell office:value-type="float" office:value="0.107484199106693" calcext:value-type="float">
            <text:p>0.107484199106693</text:p>
          </table:table-cell>
        </table:table-row>
        <table:table-row table:style-name="ro1">
          <table:table-cell office:value-type="float" office:value="4.844566342" calcext:value-type="float">
            <text:p>4.84456634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60572067151209" calcext:value-type="float">
            <text:p>0.060572067151209</text:p>
          </table:table-cell>
          <table:table-cell office:value-type="float" office:value="0.0893928036093712" calcext:value-type="float">
            <text:p>0.0893928036093712</text:p>
          </table:table-cell>
        </table:table-row>
        <table:table-row table:style-name="ro1">
          <table:table-cell office:value-type="float" office:value="4.89355695" calcext:value-type="float">
            <text:p>4.8935569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60572067151209" calcext:value-type="float">
            <text:p>0.060572067151209</text:p>
          </table:table-cell>
          <table:table-cell office:value-type="float" office:value="0.0893928036093712" calcext:value-type="float">
            <text:p>0.0893928036093712</text:p>
          </table:table-cell>
        </table:table-row>
        <table:table-row table:style-name="ro1">
          <table:table-cell office:value-type="float" office:value="4.947826219" calcext:value-type="float">
            <text:p>4.94782621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04380995792662" calcext:value-type="float">
            <text:p>0.104380995792662</text:p>
          </table:table-cell>
          <table:table-cell office:value-type="float" office:value="0.0925853997468948" calcext:value-type="float">
            <text:p>0.0925853997468948</text:p>
          </table:table-cell>
        </table:table-row>
        <table:table-row table:style-name="ro1">
          <table:table-cell office:value-type="float" office:value="4.994687678" calcext:value-type="float">
            <text:p>4.99468767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50275937648803" calcext:value-type="float">
            <text:p>0.0750275937648803</text:p>
          </table:table-cell>
          <table:table-cell office:value-type="float" office:value="0.107484199106693" calcext:value-type="float">
            <text:p>0.107484199106693</text:p>
          </table:table-cell>
        </table:table-row>
        <table:table-row table:style-name="ro1">
          <table:table-cell office:value-type="float" office:value="5.043584426" calcext:value-type="float">
            <text:p>5.04358442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50275937648803" calcext:value-type="float">
            <text:p>0.0750275937648803</text:p>
          </table:table-cell>
          <table:table-cell office:value-type="float" office:value="0.107484199106693" calcext:value-type="float">
            <text:p>0.107484199106693</text:p>
          </table:table-cell>
        </table:table-row>
        <table:table-row table:style-name="ro1">
          <table:table-cell office:value-type="float" office:value="5.097007419" calcext:value-type="float">
            <text:p>5.09700741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612723796374728" calcext:value-type="float">
            <text:p>0.0612723796374728</text:p>
          </table:table-cell>
          <table:table-cell office:value-type="float" office:value="0.10429160296917" calcext:value-type="float">
            <text:p>0.10429160296917</text:p>
          </table:table-cell>
        </table:table-row>
        <table:table-row table:style-name="ro1">
          <table:table-cell office:value-type="float" office:value="5.145213864" calcext:value-type="float">
            <text:p>5.14521386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707377286414062" calcext:value-type="float">
            <text:p>0.0707377286414062</text:p>
          </table:table-cell>
          <table:table-cell office:value-type="float" office:value="0.0819434002041817" calcext:value-type="float">
            <text:p>0.0819434002041817</text:p>
          </table:table-cell>
        </table:table-row>
        <table:table-row table:style-name="ro1">
          <table:table-cell office:value-type="float" office:value="5.193221902" calcext:value-type="float">
            <text:p>5.19322190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1295314904694" calcext:value-type="float">
            <text:p>0.0981295314904694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707377286414062" calcext:value-type="float">
            <text:p>0.0707377286414062</text:p>
          </table:table-cell>
          <table:table-cell office:value-type="float" office:value="0.0553384013473988" calcext:value-type="float">
            <text:p>0.0553384013473988</text:p>
          </table:table-cell>
        </table:table-row>
        <table:table-row table:style-name="ro1">
          <table:table-cell office:value-type="float" office:value="5.246036451" calcext:value-type="float">
            <text:p>5.24603645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063238224188" calcext:value-type="float">
            <text:p>0.1063238224188</text:p>
          </table:table-cell>
          <table:table-cell office:value-type="float" office:value="0.0957780033349991" calcext:value-type="float">
            <text:p>0.0957780033349991</text:p>
          </table:table-cell>
        </table:table-row>
        <table:table-row table:style-name="ro1">
          <table:table-cell office:value-type="float" office:value="5.293566676" calcext:value-type="float">
            <text:p>5.29356667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894266430990446" calcext:value-type="float">
            <text:p>0.0894266430990446</text:p>
          </table:table-cell>
          <table:table-cell office:value-type="float" office:value="0.111740998923779" calcext:value-type="float">
            <text:p>0.111740998923779</text:p>
          </table:table-cell>
        </table:table-row>
        <table:table-row table:style-name="ro1">
          <table:table-cell office:value-type="float" office:value="5.343579408" calcext:value-type="float">
            <text:p>5.34357940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894266430990446" calcext:value-type="float">
            <text:p>0.0894266430990446</text:p>
          </table:table-cell>
          <table:table-cell office:value-type="float" office:value="0.111740998923779" calcext:value-type="float">
            <text:p>0.111740998923779</text:p>
          </table:table-cell>
        </table:table-row>
        <table:table-row table:style-name="ro1">
          <table:table-cell office:value-type="float" office:value="5.39375986" calcext:value-type="float">
            <text:p>5.3937598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47193983305889" calcext:value-type="float">
            <text:p>0.147193983305889</text:p>
          </table:table-cell>
          <table:table-cell office:value-type="float" office:value="0.0606594011187553" calcext:value-type="float">
            <text:p>0.0606594011187553</text:p>
          </table:table-cell>
        </table:table-row>
        <table:table-row table:style-name="ro1">
          <table:table-cell office:value-type="float" office:value="5.444215267" calcext:value-type="float">
            <text:p>5.44421526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1295314904694" calcext:value-type="float">
            <text:p>0.0981295314904694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08134107992806" calcext:value-type="float">
            <text:p>0.108134107992806</text:p>
          </table:table-cell>
          <table:table-cell office:value-type="float" office:value="0.10429160296917" calcext:value-type="float">
            <text:p>0.10429160296917</text:p>
          </table:table-cell>
        </table:table-row>
        <table:table-row table:style-name="ro1">
          <table:table-cell office:value-type="float" office:value="5.493575907" calcext:value-type="float">
            <text:p>5.49357590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1295314904694" calcext:value-type="float">
            <text:p>0.0981295314904694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08134107992806" calcext:value-type="float">
            <text:p>0.108134107992806</text:p>
          </table:table-cell>
          <table:table-cell office:value-type="float" office:value="0.10429160296917" calcext:value-type="float">
            <text:p>0.10429160296917</text:p>
          </table:table-cell>
        </table:table-row>
        <table:table-row table:style-name="ro1">
          <table:table-cell office:value-type="float" office:value="5.547040629" calcext:value-type="float">
            <text:p>5.54704062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704470842052054" calcext:value-type="float">
            <text:p>0.0704470842052054</text:p>
          </table:table-cell>
          <table:table-cell office:value-type="float" office:value="0.0862002000212669" calcext:value-type="float">
            <text:p>0.0862002000212669</text:p>
          </table:table-cell>
        </table:table-row>
        <table:table-row table:style-name="ro1">
          <table:table-cell office:value-type="float" office:value="5.595679382" calcext:value-type="float">
            <text:p>5.59567938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846308647798897" calcext:value-type="float">
            <text:p>0.0846308647798897</text:p>
          </table:table-cell>
          <table:table-cell office:value-type="float" office:value="0.115997798740864" calcext:value-type="float">
            <text:p>0.115997798740864</text:p>
          </table:table-cell>
        </table:table-row>
        <table:table-row table:style-name="ro1">
          <table:table-cell office:value-type="float" office:value="5.643629783" calcext:value-type="float">
            <text:p>5.64362978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0.068876176711268" calcext:value-type="float">
            <text:p>0.068876176711268</text:p>
          </table:table-cell>
          <table:table-cell office:value-type="float" office:value="0.0851359963417053" calcext:value-type="float">
            <text:p>0.0851359963417053</text:p>
          </table:table-cell>
        </table:table-row>
        <table:table-row table:style-name="ro1">
          <table:table-cell office:value-type="float" office:value="5.695740172" calcext:value-type="float">
            <text:p>5.69574017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3165508089815" calcext:value-type="float">
            <text:p>0.113165508089815</text:p>
          </table:table-cell>
          <table:table-cell office:value-type="float" office:value="0.068876176711268" calcext:value-type="float">
            <text:p>0.068876176711268</text:p>
          </table:table-cell>
          <table:table-cell office:value-type="float" office:value="0.0851359963417053" calcext:value-type="float">
            <text:p>0.0851359963417053</text:p>
          </table:table-cell>
        </table:table-row>
        <table:table-row table:style-name="ro1">
          <table:table-cell office:value-type="float" office:value="5.743567079" calcext:value-type="float">
            <text:p>5.74356707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828131100496743" calcext:value-type="float">
            <text:p>0.0828131100496743</text:p>
          </table:table-cell>
          <table:table-cell office:value-type="float" office:value="0.107484199106693" calcext:value-type="float">
            <text:p>0.107484199106693</text:p>
          </table:table-cell>
        </table:table-row>
        <table:table-row table:style-name="ro1">
          <table:table-cell office:value-type="float" office:value="5.793229842" calcext:value-type="float">
            <text:p>5.79322984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828131100496743" calcext:value-type="float">
            <text:p>0.0828131100496743</text:p>
          </table:table-cell>
          <table:table-cell office:value-type="float" office:value="0.0936496034264565" calcext:value-type="float">
            <text:p>0.0936496034264565</text:p>
          </table:table-cell>
        </table:table-row>
        <table:table-row table:style-name="ro1">
          <table:table-cell office:value-type="float" office:value="5.843264045" calcext:value-type="float">
            <text:p>5.84326404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982022668544933" calcext:value-type="float">
            <text:p>0.0982022668544933</text:p>
          </table:table-cell>
          <table:table-cell office:value-type="float" office:value="0.0393753983080387" calcext:value-type="float">
            <text:p>0.0393753983080387</text:p>
          </table:table-cell>
        </table:table-row>
        <table:table-row table:style-name="ro1">
          <table:table-cell office:value-type="float" office:value="5.894582336" calcext:value-type="float">
            <text:p>5.89458233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0919184115691121" calcext:value-type="float">
            <text:p>0.0919184115691121</text:p>
          </table:table-cell>
          <table:table-cell office:value-type="float" office:value="0.118126198649406" calcext:value-type="float">
            <text:p>0.118126198649406</text:p>
          </table:table-cell>
        </table:table-row>
        <table:table-row table:style-name="ro1">
          <table:table-cell office:value-type="float" office:value="5.944644092" calcext:value-type="float">
            <text:p>5.94464409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962112966508833" calcext:value-type="float">
            <text:p>0.0962112966508833</text:p>
          </table:table-cell>
          <table:table-cell office:value-type="float" office:value="0.0862002000212669" calcext:value-type="float">
            <text:p>0.0862002000212669</text:p>
          </table:table-cell>
        </table:table-row>
        <table:table-row table:style-name="ro1">
          <table:table-cell office:value-type="float" office:value="5.993222392" calcext:value-type="float">
            <text:p>5.99322239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962112966508833" calcext:value-type="float">
            <text:p>0.0962112966508833</text:p>
          </table:table-cell>
          <table:table-cell office:value-type="float" office:value="0.0862002000212669" calcext:value-type="float">
            <text:p>0.0862002000212669</text:p>
          </table:table-cell>
        </table:table-row>
        <table:table-row table:style-name="ro1">
          <table:table-cell office:value-type="float" office:value="6.044649103" calcext:value-type="float">
            <text:p>6.04464910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88950996829154" calcext:value-type="float">
            <text:p>0.0788950996829154</text:p>
          </table:table-cell>
          <table:table-cell office:value-type="float" office:value="0.079815000295639" calcext:value-type="float">
            <text:p>0.079815000295639</text:p>
          </table:table-cell>
        </table:table-row>
        <table:table-row table:style-name="ro1">
          <table:table-cell office:value-type="float" office:value="6.093231884" calcext:value-type="float">
            <text:p>6.09323188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88950996829154" calcext:value-type="float">
            <text:p>0.0788950996829154</text:p>
          </table:table-cell>
          <table:table-cell office:value-type="float" office:value="0.131960794329643" calcext:value-type="float">
            <text:p>0.131960794329643</text:p>
          </table:table-cell>
        </table:table-row>
        <table:table-row table:style-name="ro1">
          <table:table-cell office:value-type="float" office:value="6.144316212" calcext:value-type="float">
            <text:p>6.1443162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13462050293855" calcext:value-type="float">
            <text:p>0.113462050293855</text:p>
          </table:table-cell>
          <table:table-cell office:value-type="float" office:value="0.0904569998383522" calcext:value-type="float">
            <text:p>0.0904569998383522</text:p>
          </table:table-cell>
        </table:table-row>
        <table:table-row table:style-name="ro1">
          <table:table-cell office:value-type="float" office:value="6.195577348" calcext:value-type="float">
            <text:p>6.19557734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484569383578761" calcext:value-type="float">
            <text:p>0.0484569383578761</text:p>
          </table:table-cell>
          <table:table-cell office:value-type="float" office:value="0.130896598100662" calcext:value-type="float">
            <text:p>0.130896598100662</text:p>
          </table:table-cell>
        </table:table-row>
        <table:table-row table:style-name="ro1">
          <table:table-cell office:value-type="float" office:value="6.243619049" calcext:value-type="float">
            <text:p>6.24361904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917894421787777" calcext:value-type="float">
            <text:p>0.0917894421787777</text:p>
          </table:table-cell>
          <table:table-cell office:value-type="float" office:value="0.0776866003870964" calcext:value-type="float">
            <text:p>0.0776866003870964</text:p>
          </table:table-cell>
        </table:table-row>
        <table:table-row table:style-name="ro1">
          <table:table-cell office:value-type="float" office:value="6.297751382" calcext:value-type="float">
            <text:p>6.29775138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917894421787777" calcext:value-type="float">
            <text:p>0.0917894421787777</text:p>
          </table:table-cell>
          <table:table-cell office:value-type="float" office:value="0.111740998923779" calcext:value-type="float">
            <text:p>0.111740998923779</text:p>
          </table:table-cell>
        </table:table-row>
        <table:table-row table:style-name="ro1">
          <table:table-cell office:value-type="float" office:value="6.343515992" calcext:value-type="float">
            <text:p>6.34351599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61125088158674" calcext:value-type="float">
            <text:p>0.0761125088158674</text:p>
          </table:table-cell>
          <table:table-cell office:value-type="float" office:value="0.0691730007529259" calcext:value-type="float">
            <text:p>0.0691730007529259</text:p>
          </table:table-cell>
        </table:table-row>
        <table:table-row table:style-name="ro1">
          <table:table-cell office:value-type="float" office:value="6.393254758" calcext:value-type="float">
            <text:p>6.39325475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761125088158674" calcext:value-type="float">
            <text:p>0.0761125088158674</text:p>
          </table:table-cell>
          <table:table-cell office:value-type="float" office:value="0.0936496034264565" calcext:value-type="float">
            <text:p>0.0936496034264565</text:p>
          </table:table-cell>
        </table:table-row>
        <table:table-row table:style-name="ro1">
          <table:table-cell office:value-type="float" office:value="6.446055065" calcext:value-type="float">
            <text:p>6.44605506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57693640536279" calcext:value-type="float">
            <text:p>0.157693640536279</text:p>
          </table:table-cell>
          <table:table-cell office:value-type="float" office:value="0.131960794329643" calcext:value-type="float">
            <text:p>0.131960794329643</text:p>
          </table:table-cell>
        </table:table-row>
        <table:table-row table:style-name="ro1">
          <table:table-cell office:value-type="float" office:value="6.495723204" calcext:value-type="float">
            <text:p>6.49572320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27859291739642" calcext:value-type="float">
            <text:p>0.0727859291739642</text:p>
          </table:table-cell>
          <table:table-cell office:value-type="float" office:value="0.0425679981708527" calcext:value-type="float">
            <text:p>0.0425679981708527</text:p>
          </table:table-cell>
        </table:table-row>
        <table:table-row table:style-name="ro1">
          <table:table-cell office:value-type="float" office:value="6.543258419" calcext:value-type="float">
            <text:p>6.54325841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27859291739642" calcext:value-type="float">
            <text:p>0.0727859291739642</text:p>
          </table:table-cell>
          <table:table-cell office:value-type="float" office:value="0.0425679981708527" calcext:value-type="float">
            <text:p>0.0425679981708527</text:p>
          </table:table-cell>
        </table:table-row>
        <table:table-row table:style-name="ro1">
          <table:table-cell office:value-type="float" office:value="6.595710487" calcext:value-type="float">
            <text:p>6.59571048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65912746036572" calcext:value-type="float">
            <text:p>0.0765912746036572</text:p>
          </table:table-cell>
          <table:table-cell office:value-type="float" office:value="0.0510816015303135" calcext:value-type="float">
            <text:p>0.0510816015303135</text:p>
          </table:table-cell>
        </table:table-row>
        <table:table-row table:style-name="ro1">
          <table:table-cell office:value-type="float" office:value="6.643573234" calcext:value-type="float">
            <text:p>6.64357323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681160625894439" calcext:value-type="float">
            <text:p>0.0681160625894439</text:p>
          </table:table-cell>
          <table:table-cell office:value-type="float" office:value="0.103227399289608" calcext:value-type="float">
            <text:p>0.103227399289608</text:p>
          </table:table-cell>
        </table:table-row>
        <table:table-row table:style-name="ro1">
          <table:table-cell office:value-type="float" office:value="6.693349215" calcext:value-type="float">
            <text:p>6.69334921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681160625894439" calcext:value-type="float">
            <text:p>0.0681160625894439</text:p>
          </table:table-cell>
          <table:table-cell office:value-type="float" office:value="0.103227399289608" calcext:value-type="float">
            <text:p>0.103227399289608</text:p>
          </table:table-cell>
        </table:table-row>
        <table:table-row table:style-name="ro1">
          <table:table-cell office:value-type="float" office:value="6.743124237" calcext:value-type="float">
            <text:p>6.74312423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297214297408649" calcext:value-type="float">
            <text:p>0.0297214297408649</text:p>
          </table:table-cell>
          <table:table-cell office:value-type="float" office:value="0.0500174015760422" calcext:value-type="float">
            <text:p>0.0500174015760422</text:p>
          </table:table-cell>
        </table:table-row>
        <table:table-row table:style-name="ro1">
          <table:table-cell office:value-type="float" office:value="6.79481435" calcext:value-type="float">
            <text:p>6.7948143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631362813010145" calcext:value-type="float">
            <text:p>0.0631362813010145</text:p>
          </table:table-cell>
          <table:table-cell office:value-type="float" office:value="0.0840718001127243" calcext:value-type="float">
            <text:p>0.0840718001127243</text:p>
          </table:table-cell>
        </table:table-row>
        <table:table-row table:style-name="ro1">
          <table:table-cell office:value-type="float" office:value="6.843339205" calcext:value-type="float">
            <text:p>6.84333920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631362813010145" calcext:value-type="float">
            <text:p>0.0631362813010145</text:p>
          </table:table-cell>
          <table:table-cell office:value-type="float" office:value="0.0840718001127243" calcext:value-type="float">
            <text:p>0.0840718001127243</text:p>
          </table:table-cell>
        </table:table-row>
        <table:table-row table:style-name="ro1">
          <table:table-cell office:value-type="float" office:value="6.894573874" calcext:value-type="float">
            <text:p>6.89457387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20893728459354" calcext:value-type="float">
            <text:p>0.0820893728459354</text:p>
          </table:table-cell>
          <table:table-cell office:value-type="float" office:value="0.0915212035179138" calcext:value-type="float">
            <text:p>0.0915212035179138</text:p>
          </table:table-cell>
        </table:table-row>
        <table:table-row table:style-name="ro1">
          <table:table-cell office:value-type="float" office:value="6.944592522" calcext:value-type="float">
            <text:p>6.94459252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47528134647819" calcext:value-type="float">
            <text:p>0.0847528134647819</text:p>
          </table:table-cell>
          <table:table-cell office:value-type="float" office:value="0.0808791965246201" calcext:value-type="float">
            <text:p>0.0808791965246201</text:p>
          </table:table-cell>
        </table:table-row>
        <table:table-row table:style-name="ro1">
          <table:table-cell office:value-type="float" office:value="6.993229831" calcext:value-type="float">
            <text:p>6.99322983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47528134647819" calcext:value-type="float">
            <text:p>0.0847528134647819</text:p>
          </table:table-cell>
          <table:table-cell office:value-type="float" office:value="0.0808791965246201" calcext:value-type="float">
            <text:p>0.0808791965246201</text:p>
          </table:table-cell>
        </table:table-row>
        <table:table-row table:style-name="ro1">
          <table:table-cell office:value-type="float" office:value="7.044099268" calcext:value-type="float">
            <text:p>7.04409926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0896646098955714" calcext:value-type="float">
            <text:p>0.0896646098955714</text:p>
          </table:table-cell>
          <table:table-cell office:value-type="float" office:value="0.0989705994725227" calcext:value-type="float">
            <text:p>0.0989705994725227</text:p>
          </table:table-cell>
        </table:table-row>
        <table:table-row table:style-name="ro1">
          <table:table-cell office:value-type="float" office:value="7.095561851" calcext:value-type="float">
            <text:p>7.09556185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988321084672396" calcext:value-type="float">
            <text:p>0.0988321084672396</text:p>
          </table:table-cell>
          <table:table-cell office:value-type="float" office:value="0.117062002420425" calcext:value-type="float">
            <text:p>0.117062002420425</text:p>
          </table:table-cell>
        </table:table-row>
        <table:table-row table:style-name="ro1">
          <table:table-cell office:value-type="float" office:value="7.143559451" calcext:value-type="float">
            <text:p>7.14355945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988321084672396" calcext:value-type="float">
            <text:p>0.0988321084672396</text:p>
          </table:table-cell>
          <table:table-cell office:value-type="float" office:value="0.117062002420425" calcext:value-type="float">
            <text:p>0.117062002420425</text:p>
          </table:table-cell>
        </table:table-row>
        <table:table-row table:style-name="ro1">
          <table:table-cell office:value-type="float" office:value="7.195081781" calcext:value-type="float">
            <text:p>7.19508178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22599663187017" calcext:value-type="float">
            <text:p>0.0822599663187017</text:p>
          </table:table-cell>
          <table:table-cell office:value-type="float" office:value="0.0915212035179138" calcext:value-type="float">
            <text:p>0.0915212035179138</text:p>
          </table:table-cell>
        </table:table-row>
        <table:table-row table:style-name="ro1">
          <table:table-cell office:value-type="float" office:value="7.243553322" calcext:value-type="float">
            <text:p>7.24355332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52054038088612" calcext:value-type="float">
            <text:p>0.0752054038088612</text:p>
          </table:table-cell>
          <table:table-cell office:value-type="float" office:value="0.0947137996554375" calcext:value-type="float">
            <text:p>0.0947137996554375</text:p>
          </table:table-cell>
        </table:table-row>
        <table:table-row table:style-name="ro1">
          <table:table-cell office:value-type="float" office:value="7.293571362" calcext:value-type="float">
            <text:p>7.29357136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52054038088612" calcext:value-type="float">
            <text:p>0.0752054038088612</text:p>
          </table:table-cell>
          <table:table-cell office:value-type="float" office:value="0.0947137996554375" calcext:value-type="float">
            <text:p>0.0947137996554375</text:p>
          </table:table-cell>
        </table:table-row>
        <table:table-row table:style-name="ro1">
          <table:table-cell office:value-type="float" office:value="7.34557528" calcext:value-type="float">
            <text:p>7.3455752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0872815463945485" calcext:value-type="float">
            <text:p>0.0872815463945485</text:p>
          </table:table-cell>
          <table:table-cell office:value-type="float" office:value="0.143666997551918" calcext:value-type="float">
            <text:p>0.143666997551918</text:p>
          </table:table-cell>
        </table:table-row>
        <table:table-row table:style-name="ro1">
          <table:table-cell office:value-type="float" office:value="7.393596818" calcext:value-type="float">
            <text:p>7.39359681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5787047326789" calcext:value-type="float">
            <text:p>0.05787047326789</text:p>
          </table:table-cell>
          <table:table-cell office:value-type="float" office:value="0.0574668012559414" calcext:value-type="float">
            <text:p>0.0574668012559414</text:p>
          </table:table-cell>
        </table:table-row>
        <table:table-row table:style-name="ro1">
          <table:table-cell office:value-type="float" office:value="7.443573512" calcext:value-type="float">
            <text:p>7.4435735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5787047326789" calcext:value-type="float">
            <text:p>0.05787047326789</text:p>
          </table:table-cell>
          <table:table-cell office:value-type="float" office:value="0.0574668012559414" calcext:value-type="float">
            <text:p>0.0574668012559414</text:p>
          </table:table-cell>
        </table:table-row>
        <table:table-row table:style-name="ro1">
          <table:table-cell office:value-type="float" office:value="7.496113454" calcext:value-type="float">
            <text:p>7.49611345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73381643010301" calcext:value-type="float">
            <text:p>0.0973381643010301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17354625735588" calcext:value-type="float">
            <text:p>0.117354625735588</text:p>
          </table:table-cell>
          <table:table-cell office:value-type="float" office:value="0.111740998923779" calcext:value-type="float">
            <text:p>0.111740998923779</text:p>
          </table:table-cell>
        </table:table-row>
        <table:table-row table:style-name="ro1">
          <table:table-cell office:value-type="float" office:value="7.545688979" calcext:value-type="float">
            <text:p>7.54568897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898460881010672" calcext:value-type="float">
            <text:p>0.0898460881010672</text:p>
          </table:table-cell>
          <table:table-cell office:value-type="float" office:value="0.119190402328968" calcext:value-type="float">
            <text:p>0.119190402328968</text:p>
          </table:table-cell>
        </table:table-row>
        <table:table-row table:style-name="ro1">
          <table:table-cell office:value-type="float" office:value="7.593581103" calcext:value-type="float">
            <text:p>7.59358110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898460881010672" calcext:value-type="float">
            <text:p>0.0898460881010672</text:p>
          </table:table-cell>
          <table:table-cell office:value-type="float" office:value="0.119190402328968" calcext:value-type="float">
            <text:p>0.119190402328968</text:p>
          </table:table-cell>
        </table:table-row>
        <table:table-row table:style-name="ro1">
          <table:table-cell office:value-type="float" office:value="7.64601531" calcext:value-type="float">
            <text:p>7.6460153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08778246564185" calcext:value-type="float">
            <text:p>0.108778246564185</text:p>
          </table:table-cell>
          <table:table-cell office:value-type="float" office:value="0.111740998923779" calcext:value-type="float">
            <text:p>0.111740998923779</text:p>
          </table:table-cell>
        </table:table-row>
        <table:table-row table:style-name="ro1">
          <table:table-cell office:value-type="float" office:value="7.694628295" calcext:value-type="float">
            <text:p>7.69462829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29358017097205" calcext:value-type="float">
            <text:p>0.0729358017097205</text:p>
          </table:table-cell>
          <table:table-cell office:value-type="float" office:value="0.0649162009358406" calcext:value-type="float">
            <text:p>0.0649162009358406</text:p>
          </table:table-cell>
        </table:table-row>
        <table:table-row table:style-name="ro1">
          <table:table-cell office:value-type="float" office:value="7.743260321" calcext:value-type="float">
            <text:p>7.74326032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29358017097205" calcext:value-type="float">
            <text:p>0.0729358017097205</text:p>
          </table:table-cell>
          <table:table-cell office:value-type="float" office:value="0.0649162009358406" calcext:value-type="float">
            <text:p>0.0649162009358406</text:p>
          </table:table-cell>
        </table:table-row>
        <table:table-row table:style-name="ro1">
          <table:table-cell office:value-type="float" office:value="7.795078853" calcext:value-type="float">
            <text:p>7.79507885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689774671324199" calcext:value-type="float">
            <text:p>0.0689774671324199</text:p>
          </table:table-cell>
          <table:table-cell office:value-type="float" office:value="0.0808791965246201" calcext:value-type="float">
            <text:p>0.0808791965246201</text:p>
          </table:table-cell>
        </table:table-row>
        <table:table-row table:style-name="ro1">
          <table:table-cell office:value-type="float" office:value="7.843611099" calcext:value-type="float">
            <text:p>7.84361109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538642734918415" calcext:value-type="float">
            <text:p>0.0538642734918415</text:p>
          </table:table-cell>
          <table:table-cell office:value-type="float" office:value="0.0915212035179138" calcext:value-type="float">
            <text:p>0.0915212035179138</text:p>
          </table:table-cell>
        </table:table-row>
        <table:table-row table:style-name="ro1">
          <table:table-cell office:value-type="float" office:value="7.895803759" calcext:value-type="float">
            <text:p>7.89580375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538642734918415" calcext:value-type="float">
            <text:p>0.0538642734918415</text:p>
          </table:table-cell>
          <table:table-cell office:value-type="float" office:value="0.0947137996554375" calcext:value-type="float">
            <text:p>0.0947137996554375</text:p>
          </table:table-cell>
        </table:table-row>
        <table:table-row table:style-name="ro1">
          <table:table-cell office:value-type="float" office:value="7.944615313" calcext:value-type="float">
            <text:p>7.94461531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596137368000782" calcext:value-type="float">
            <text:p>0.0596137368000782</text:p>
          </table:table-cell>
          <table:table-cell office:value-type="float" office:value="0.0744939967989922" calcext:value-type="float">
            <text:p>0.0744939967989922</text:p>
          </table:table-cell>
        </table:table-row>
        <table:table-row table:style-name="ro1">
          <table:table-cell office:value-type="float" office:value="7.993333295" calcext:value-type="float">
            <text:p>7.99333329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596137368000782" calcext:value-type="float">
            <text:p>0.0596137368000782</text:p>
          </table:table-cell>
          <table:table-cell office:value-type="float" office:value="0.0744939967989922" calcext:value-type="float">
            <text:p>0.0744939967989922</text:p>
          </table:table-cell>
        </table:table-row>
        <table:table-row table:style-name="ro1">
          <table:table-cell office:value-type="float" office:value="8.046223073" calcext:value-type="float">
            <text:p>8.04622307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851396630063936" calcext:value-type="float">
            <text:p>0.0851396630063936</text:p>
          </table:table-cell>
          <table:table-cell office:value-type="float" office:value="0.121318802237511" calcext:value-type="float">
            <text:p>0.121318802237511</text:p>
          </table:table-cell>
        </table:table-row>
        <table:table-row table:style-name="ro1">
          <table:table-cell office:value-type="float" office:value="8.093259062" calcext:value-type="float">
            <text:p>8.09325906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851396630063936" calcext:value-type="float">
            <text:p>0.0851396630063936</text:p>
          </table:table-cell>
          <table:table-cell office:value-type="float" office:value="0.0734298005700111" calcext:value-type="float">
            <text:p>0.0734298005700111</text:p>
          </table:table-cell>
        </table:table-row>
        <table:table-row table:style-name="ro1">
          <table:table-cell office:value-type="float" office:value="8.143337615" calcext:value-type="float">
            <text:p>8.14333761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987041621186463" calcext:value-type="float">
            <text:p>0.0987041621186463</text:p>
          </table:table-cell>
          <table:table-cell office:value-type="float" office:value="0.0276692006736994" calcext:value-type="float">
            <text:p>0.0276692006736994</text:p>
          </table:table-cell>
        </table:table-row>
        <table:table-row table:style-name="ro1">
          <table:table-cell office:value-type="float" office:value="8.193612304" calcext:value-type="float">
            <text:p>8.19361230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13165508089815" calcext:value-type="float">
            <text:p>0.113165508089815</text:p>
          </table:table-cell>
          <table:table-cell office:value-type="float" office:value="0.0554079603478245" calcext:value-type="float">
            <text:p>0.0554079603478245</text:p>
          </table:table-cell>
          <table:table-cell office:value-type="float" office:value="0.0564026013016701" calcext:value-type="float">
            <text:p>0.0564026013016701</text:p>
          </table:table-cell>
        </table:table-row>
        <table:table-row table:style-name="ro1">
          <table:table-cell office:value-type="float" office:value="8.244684308" calcext:value-type="float">
            <text:p>8.24468430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203764951437532" calcext:value-type="float">
            <text:p>0.0203764951437532</text:p>
          </table:table-cell>
          <table:table-cell office:value-type="float" office:value="0.0468248017132282" calcext:value-type="float">
            <text:p>0.0468248017132282</text:p>
          </table:table-cell>
        </table:table-row>
        <table:table-row table:style-name="ro1">
          <table:table-cell office:value-type="float" office:value="8.29388823" calcext:value-type="float">
            <text:p>8.2938882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0203764951437532" calcext:value-type="float">
            <text:p>0.0203764951437532</text:p>
          </table:table-cell>
          <table:table-cell office:value-type="float" office:value="0.0255408007651567" calcext:value-type="float">
            <text:p>0.0255408007651567</text:p>
          </table:table-cell>
        </table:table-row>
        <table:table-row table:style-name="ro1">
          <table:table-cell office:value-type="float" office:value="8.344662109" calcext:value-type="float">
            <text:p>8.34466210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176343163517464" calcext:value-type="float">
            <text:p>0.0176343163517464</text:p>
          </table:table-cell>
          <table:table-cell office:value-type="float" office:value="0.0234124008566141" calcext:value-type="float">
            <text:p>0.0234124008566141</text:p>
          </table:table-cell>
        </table:table-row>
        <table:table-row table:style-name="ro1">
          <table:table-cell office:value-type="float" office:value="8.393573187" calcext:value-type="float">
            <text:p>8.39357318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176343163517464" calcext:value-type="float">
            <text:p>0.0176343163517464</text:p>
          </table:table-cell>
          <table:table-cell office:value-type="float" office:value="0.0234124008566141" calcext:value-type="float">
            <text:p>0.0234124008566141</text:p>
          </table:table-cell>
        </table:table-row>
        <table:table-row table:style-name="ro1">
          <table:table-cell office:value-type="float" office:value="8.447129331" calcext:value-type="float">
            <text:p>8.44712933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0827818078985397" calcext:value-type="float">
            <text:p>-0.00827818078985397</text:p>
          </table:table-cell>
          <table:table-cell office:value-type="float" office:value="-0.0212839990854263" calcext:value-type="float">
            <text:p>-0.0212839990854263</text:p>
          </table:table-cell>
        </table:table-row>
        <table:table-row table:style-name="ro1">
          <table:table-cell office:value-type="float" office:value="8.495643943" calcext:value-type="float">
            <text:p>8.49564394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124912459044703" calcext:value-type="float">
            <text:p>0.0124912459044703</text:p>
          </table:table-cell>
          <table:table-cell office:value-type="float" office:value="0.00532099977135658" calcext:value-type="float">
            <text:p>0.00532099977135658</text:p>
          </table:table-cell>
        </table:table-row>
        <table:table-row table:style-name="ro1">
          <table:table-cell office:value-type="float" office:value="8.543573603" calcext:value-type="float">
            <text:p>8.54357360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124912459044703" calcext:value-type="float">
            <text:p>0.0124912459044703</text:p>
          </table:table-cell>
          <table:table-cell office:value-type="float" office:value="0.00532099977135658" calcext:value-type="float">
            <text:p>0.00532099977135658</text:p>
          </table:table-cell>
        </table:table-row>
        <table:table-row table:style-name="ro1">
          <table:table-cell office:value-type="float" office:value="8.593151718" calcext:value-type="float">
            <text:p>8.59315171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125748462227574" calcext:value-type="float">
            <text:p>0.0125748462227574</text:p>
          </table:table-cell>
          <table:table-cell office:value-type="float" office:value="0.0276692006736994" calcext:value-type="float">
            <text:p>0.0276692006736994</text:p>
          </table:table-cell>
        </table:table-row>
        <table:table-row table:style-name="ro1">
          <table:table-cell office:value-type="float" office:value="8.643647695" calcext:value-type="float">
            <text:p>8.64364769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-0.0381357584961836" calcext:value-type="float">
            <text:p>-0.0381357584961836</text:p>
          </table:table-cell>
          <table:table-cell office:value-type="float" office:value="-0.0266050007194281" calcext:value-type="float">
            <text:p>-0.0266050007194281</text:p>
          </table:table-cell>
        </table:table-row>
        <table:table-row table:style-name="ro1">
          <table:table-cell office:value-type="float" office:value="8.695903204" calcext:value-type="float">
            <text:p>8.69590320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000039332058" calcext:value-type="float">
            <text:p>0.110000039332058</text:p>
          </table:table-cell>
          <table:table-cell office:value-type="float" office:value="-0.0381357584961836" calcext:value-type="float">
            <text:p>-0.0381357584961836</text:p>
          </table:table-cell>
          <table:table-cell office:value-type="float" office:value="0.0244766008108854" calcext:value-type="float">
            <text:p>0.0244766008108854</text:p>
          </table:table-cell>
        </table:table-row>
        <table:table-row table:style-name="ro1">
          <table:table-cell office:value-type="float" office:value="8.744155595" calcext:value-type="float">
            <text:p>8.74415559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00334585300923672" calcext:value-type="float">
            <text:p>0.00334585300923672</text:p>
          </table:table-cell>
          <table:table-cell office:value-type="float" office:value="-0.062787801027298" calcext:value-type="float">
            <text:p>-0.062787801027298</text:p>
          </table:table-cell>
        </table:table-row>
        <table:table-row table:style-name="ro1">
          <table:table-cell office:value-type="float" office:value="8.793245751" calcext:value-type="float">
            <text:p>8.79324575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0334585300923672" calcext:value-type="float">
            <text:p>0.00334585300923672</text:p>
          </table:table-cell>
          <table:table-cell office:value-type="float" office:value="0.0244766008108854" calcext:value-type="float">
            <text:p>0.0244766008108854</text:p>
          </table:table-cell>
        </table:table-row>
        <table:table-row table:style-name="ro1">
          <table:table-cell office:value-type="float" office:value="8.847154675" calcext:value-type="float">
            <text:p>8.84715467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-0.02947867910221" calcext:value-type="float">
            <text:p>-0.02947867910221</text:p>
          </table:table-cell>
          <table:table-cell office:value-type="float" office:value="-0.0574668012559414" calcext:value-type="float">
            <text:p>-0.0574668012559414</text:p>
          </table:table-cell>
        </table:table-row>
        <table:table-row table:style-name="ro1">
          <table:table-cell office:value-type="float" office:value="8.895634789" calcext:value-type="float">
            <text:p>8.89563478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322989177353866" calcext:value-type="float">
            <text:p>-0.0322989177353866</text:p>
          </table:table-cell>
          <table:table-cell office:value-type="float" office:value="-0.0106419995427132" calcext:value-type="float">
            <text:p>-0.0106419995427132</text:p>
          </table:table-cell>
        </table:table-row>
        <table:table-row table:style-name="ro1">
          <table:table-cell office:value-type="float" office:value="8.943642594" calcext:value-type="float">
            <text:p>8.94364259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9208672142619" calcext:value-type="float">
            <text:p>0.109208672142619</text:p>
          </table:table-cell>
          <table:table-cell office:value-type="float" office:value="0.00552591812430781" calcext:value-type="float">
            <text:p>0.00552591812430781</text:p>
          </table:table-cell>
          <table:table-cell office:value-type="float" office:value="0.0117062004283071" calcext:value-type="float">
            <text:p>0.0117062004283071</text:p>
          </table:table-cell>
        </table:table-row>
        <table:table-row table:style-name="ro1">
          <table:table-cell office:value-type="float" office:value="8.995930872" calcext:value-type="float">
            <text:p>8.99593087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00552591812430781" calcext:value-type="float">
            <text:p>0.00552591812430781</text:p>
          </table:table-cell>
          <table:table-cell office:value-type="float" office:value="-0.0446964018046856" calcext:value-type="float">
            <text:p>-0.0446964018046856</text:p>
          </table:table-cell>
        </table:table-row>
        <table:table-row table:style-name="ro1">
          <table:table-cell office:value-type="float" office:value="9.043132562" calcext:value-type="float">
            <text:p>9.04313256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-0.0148792531093988" calcext:value-type="float">
            <text:p>-0.0148792531093988</text:p>
          </table:table-cell>
          <table:table-cell office:value-type="float" office:value="-0.029797600582242" calcext:value-type="float">
            <text:p>-0.029797600582242</text:p>
          </table:table-cell>
        </table:table-row>
        <table:table-row table:style-name="ro1">
          <table:table-cell office:value-type="float" office:value="9.09324817" calcext:value-type="float">
            <text:p>9.0932481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148792531093988" calcext:value-type="float">
            <text:p>-0.0148792531093988</text:p>
          </table:table-cell>
          <table:table-cell office:value-type="float" office:value="-0.0106419995427132" calcext:value-type="float">
            <text:p>-0.0106419995427132</text:p>
          </table:table-cell>
        </table:table-row>
        <table:table-row table:style-name="ro1">
          <table:table-cell office:value-type="float" office:value="9.143486535" calcext:value-type="float">
            <text:p>9.14348653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0875873454243849" calcext:value-type="float">
            <text:p>-0.00875873454243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94688046" calcext:value-type="float">
            <text:p>9.19468804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00166869123062201" calcext:value-type="float">
            <text:p>0.00166869123062201</text:p>
          </table:table-cell>
          <table:table-cell office:value-type="float" office:value="0.00638520019128919" calcext:value-type="float">
            <text:p>0.00638520019128919</text:p>
          </table:table-cell>
        </table:table-row>
        <table:table-row table:style-name="ro1">
          <table:table-cell office:value-type="float" office:value="9.244161547" calcext:value-type="float">
            <text:p>9.24416154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-0.00695520333529665" calcext:value-type="float">
            <text:p>-0.00695520333529665</text:p>
          </table:table-cell>
          <table:table-cell office:value-type="float" office:value="0.00532099977135658" calcext:value-type="float">
            <text:p>0.00532099977135658</text:p>
          </table:table-cell>
        </table:table-row>
        <table:table-row table:style-name="ro1">
          <table:table-cell office:value-type="float" office:value="9.296994425" calcext:value-type="float">
            <text:p>9.29699442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-0.00695520333529665" calcext:value-type="float">
            <text:p>-0.00695520333529665</text:p>
          </table:table-cell>
          <table:table-cell office:value-type="float" office:value="0.0478890016674995" calcext:value-type="float">
            <text:p>0.0478890016674995</text:p>
          </table:table-cell>
        </table:table-row>
        <table:table-row table:style-name="ro1">
          <table:table-cell office:value-type="float" office:value="9.34469892" calcext:value-type="float">
            <text:p>9.3446989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0483581192476805" calcext:value-type="float">
            <text:p>-0.00483581192476805</text:p>
          </table:table-cell>
          <table:table-cell office:value-type="float" office:value="-0.0329901985824108" calcext:value-type="float">
            <text:p>-0.0329901985824108</text:p>
          </table:table-cell>
        </table:table-row>
        <table:table-row table:style-name="ro1">
          <table:table-cell office:value-type="float" office:value="9.393357185" calcext:value-type="float">
            <text:p>9.39335718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-0.00483581192476805" calcext:value-type="float">
            <text:p>-0.00483581192476805</text:p>
          </table:table-cell>
          <table:table-cell office:value-type="float" office:value="0.00532099977135658" calcext:value-type="float">
            <text:p>0.00532099977135658</text:p>
          </table:table-cell>
        </table:table-row>
        <table:table-row table:style-name="ro1">
          <table:table-cell office:value-type="float" office:value="9.445403405" calcext:value-type="float">
            <text:p>9.44540340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110006992439416" calcext:value-type="float">
            <text:p>0.0110006992439416</text:p>
          </table:table-cell>
          <table:table-cell office:value-type="float" office:value="-0.0212839990854263" calcext:value-type="float">
            <text:p>-0.0212839990854263</text:p>
          </table:table-cell>
        </table:table-row>
        <table:table-row table:style-name="ro1">
          <table:table-cell office:value-type="float" office:value="9.495711534" calcext:value-type="float">
            <text:p>9.49571153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-0.00780044388537588" calcext:value-type="float">
            <text:p>-0.00780044388537588</text:p>
          </table:table-cell>
          <table:table-cell office:value-type="float" office:value="-0.0127704003825784" calcext:value-type="float">
            <text:p>-0.0127704003825784</text:p>
          </table:table-cell>
        </table:table-row>
        <table:table-row table:style-name="ro1">
          <table:table-cell office:value-type="float" office:value="9.543627175" calcext:value-type="float">
            <text:p>9.54362717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0221260428907734" calcext:value-type="float">
            <text:p>-0.00221260428907734</text:p>
          </table:table-cell>
          <table:table-cell office:value-type="float" office:value="0.00425679981708527" calcext:value-type="float">
            <text:p>0.00425679981708527</text:p>
          </table:table-cell>
        </table:table-row>
        <table:table-row table:style-name="ro1">
          <table:table-cell office:value-type="float" office:value="9.593562679" calcext:value-type="float">
            <text:p>9.59356267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0221260428907734" calcext:value-type="float">
            <text:p>-0.00221260428907734</text:p>
          </table:table-cell>
          <table:table-cell office:value-type="float" office:value="0.00425679981708527" calcext:value-type="float">
            <text:p>0.00425679981708527</text:p>
          </table:table-cell>
        </table:table-row>
        <table:table-row table:style-name="ro1">
          <table:table-cell office:value-type="float" office:value="9.643687534" calcext:value-type="float">
            <text:p>9.64368753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0939028090316068" calcext:value-type="float">
            <text:p>-0.00939028090316068</text:p>
          </table:table-cell>
          <table:table-cell office:value-type="float" office:value="-0.0255408007651567" calcext:value-type="float">
            <text:p>-0.0255408007651567</text:p>
          </table:table-cell>
        </table:table-row>
        <table:table-row table:style-name="ro1">
          <table:table-cell office:value-type="float" office:value="9.694716555" calcext:value-type="float">
            <text:p>9.69471655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-0.00143819927222357" calcext:value-type="float">
            <text:p>-0.00143819927222357</text:p>
          </table:table-cell>
          <table:table-cell office:value-type="float" office:value="0.0234124008566141" calcext:value-type="float">
            <text:p>0.0234124008566141</text:p>
          </table:table-cell>
        </table:table-row>
        <table:table-row table:style-name="ro1">
          <table:table-cell office:value-type="float" office:value="9.74323542" calcext:value-type="float">
            <text:p>9.7432354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-0.00143819927222357" calcext:value-type="float">
            <text:p>-0.00143819927222357</text:p>
          </table:table-cell>
          <table:table-cell office:value-type="float" office:value="0.0234124008566141" calcext:value-type="float">
            <text:p>0.0234124008566141</text:p>
          </table:table-cell>
        </table:table-row>
        <table:table-row table:style-name="ro1">
          <table:table-cell office:value-type="float" office:value="9.794764399" calcext:value-type="float">
            <text:p>9.79476439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00351725162641367" calcext:value-type="float">
            <text:p>0.00351725162641367</text:p>
          </table:table-cell>
          <table:table-cell office:value-type="float" office:value="-0.0329901985824108" calcext:value-type="float">
            <text:p>-0.0329901985824108</text:p>
          </table:table-cell>
        </table:table-row>
        <table:table-row table:style-name="ro1">
          <table:table-cell office:value-type="float" office:value="9.844777249" calcext:value-type="float">
            <text:p>9.84477724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-0.01889980709339" calcext:value-type="float">
            <text:p>-0.01889980709339</text:p>
          </table:table-cell>
          <table:table-cell office:value-type="float" office:value="-0.0223482009023428" calcext:value-type="float">
            <text:p>-0.0223482009023428</text:p>
          </table:table-cell>
        </table:table-row>
        <table:table-row table:style-name="ro1">
          <table:table-cell office:value-type="float" office:value="9.893579102" calcext:value-type="float">
            <text:p>9.89357910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-0.01889980709339" calcext:value-type="float">
            <text:p>-0.01889980709339</text:p>
          </table:table-cell>
          <table:table-cell office:value-type="float" office:value="-0.0223482009023428" calcext:value-type="float">
            <text:p>-0.0223482009023428</text:p>
          </table:table-cell>
        </table:table-row>
        <table:table-row table:style-name="ro1">
          <table:table-cell office:value-type="float" office:value="9.944806788" calcext:value-type="float">
            <text:p>9.94480678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-0.00323186059042588" calcext:value-type="float">
            <text:p>-0.00323186059042588</text:p>
          </table:table-cell>
          <table:table-cell office:value-type="float" office:value="0.00638520019128919" calcext:value-type="float">
            <text:p>0.00638520019128919</text:p>
          </table:table-cell>
        </table:table-row>
        <table:table-row table:style-name="ro1">
          <table:table-cell office:value-type="float" office:value="9.995696507" calcext:value-type="float">
            <text:p>9.99569650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841730495318" calcext:value-type="float">
            <text:p>0.10841730495318</text:p>
          </table:table-cell>
          <table:table-cell office:value-type="float" office:value="-0.0109574832922128" calcext:value-type="float">
            <text:p>-0.0109574832922128</text:p>
          </table:table-cell>
          <table:table-cell office:value-type="float" office:value="-0.00957779958844185" calcext:value-type="float">
            <text:p>-0.00957779958844185</text:p>
          </table:table-cell>
        </table:table-row>
        <table:table-row table:style-name="ro1">
          <table:table-cell office:value-type="float" office:value="10.043343591" calcext:value-type="float">
            <text:p>10.04334359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841730495318" calcext:value-type="float">
            <text:p>0.10841730495318</text:p>
          </table:table-cell>
          <table:table-cell office:value-type="float" office:value="-0.0109574832922128" calcext:value-type="float">
            <text:p>-0.0109574832922128</text:p>
          </table:table-cell>
          <table:table-cell office:value-type="float" office:value="-0.00957779958844185" calcext:value-type="float">
            <text:p>-0.00957779958844185</text:p>
          </table:table-cell>
        </table:table-row>
        <table:table-row table:style-name="ro1">
          <table:table-cell office:value-type="float" office:value="10.093783307" calcext:value-type="float">
            <text:p>10.09378330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00380222265700661" calcext:value-type="float">
            <text:p>0.00380222265700661</text:p>
          </table:table-cell>
          <table:table-cell office:value-type="float" office:value="0.00957779958844185" calcext:value-type="float">
            <text:p>0.00957779958844185</text:p>
          </table:table-cell>
        </table:table-row>
        <table:table-row table:style-name="ro1">
          <table:table-cell office:value-type="float" office:value="10.145742896" calcext:value-type="float">
            <text:p>10.14574289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-0.0182308241176745" calcext:value-type="float">
            <text:p>-0.0182308241176745</text:p>
          </table:table-cell>
          <table:table-cell office:value-type="float" office:value="-0.0617236010730267" calcext:value-type="float">
            <text:p>-0.0617236010730267</text:p>
          </table:table-cell>
        </table:table-row>
        <table:table-row table:style-name="ro1">
          <table:table-cell office:value-type="float" office:value="10.19357626" calcext:value-type="float">
            <text:p>10.1935762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-0.0182308241176745" calcext:value-type="float">
            <text:p>-0.0182308241176745</text:p>
          </table:table-cell>
          <table:table-cell office:value-type="float" office:value="-0.0617236010730267" calcext:value-type="float">
            <text:p>-0.0617236010730267</text:p>
          </table:table-cell>
        </table:table-row>
        <table:table-row table:style-name="ro1">
          <table:table-cell office:value-type="float" office:value="10.245165209" calcext:value-type="float">
            <text:p>10.24516520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-0.0145434177883369" calcext:value-type="float">
            <text:p>-0.0145434177883369</text:p>
          </table:table-cell>
          <table:table-cell office:value-type="float" office:value="0.00425679981708527" calcext:value-type="float">
            <text:p>0.00425679981708527</text:p>
          </table:table-cell>
        </table:table-row>
        <table:table-row table:style-name="ro1">
          <table:table-cell office:value-type="float" office:value="10.293798191" calcext:value-type="float">
            <text:p>10.29379819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119232175166647" calcext:value-type="float">
            <text:p>0.0119232175166647</text:p>
          </table:table-cell>
          <table:table-cell office:value-type="float" office:value="-0.00425679981708527" calcext:value-type="float">
            <text:p>-0.00425679981708527</text:p>
          </table:table-cell>
        </table:table-row>
        <table:table-row table:style-name="ro1">
          <table:table-cell office:value-type="float" office:value="10.343572471" calcext:value-type="float">
            <text:p>10.34357247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119232175166647" calcext:value-type="float">
            <text:p>0.0119232175166647</text:p>
          </table:table-cell>
          <table:table-cell office:value-type="float" office:value="-0.00425679981708527" calcext:value-type="float">
            <text:p>-0.00425679981708527</text:p>
          </table:table-cell>
        </table:table-row>
        <table:table-row table:style-name="ro1">
          <table:table-cell office:value-type="float" office:value="10.394742522" calcext:value-type="float">
            <text:p>10.39474252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045362040351128" calcext:value-type="float">
            <text:p>0.0045362040351128</text:p>
          </table:table-cell>
          <table:table-cell office:value-type="float" office:value="-0.0223482009023428" calcext:value-type="float">
            <text:p>-0.0223482009023428</text:p>
          </table:table-cell>
        </table:table-row>
        <table:table-row table:style-name="ro1">
          <table:table-cell office:value-type="float" office:value="10.444706346" calcext:value-type="float">
            <text:p>10.44470634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-0.00102079443139094" calcext:value-type="float">
            <text:p>-0.00102079443139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96854936" calcext:value-type="float">
            <text:p>10.4968549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-0.00102079443139094" calcext:value-type="float">
            <text:p>-0.00102079443139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45693142" calcext:value-type="float">
            <text:p>10.54569314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-0.0172862150985855" calcext:value-type="float">
            <text:p>-0.0172862150985855</text:p>
          </table:table-cell>
          <table:table-cell office:value-type="float" office:value="0.00532099977135658" calcext:value-type="float">
            <text:p>0.00532099977135658</text:p>
          </table:table-cell>
        </table:table-row>
        <table:table-row table:style-name="ro1">
          <table:table-cell office:value-type="float" office:value="10.593704753" calcext:value-type="float">
            <text:p>10.59370475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9208672142619" calcext:value-type="float">
            <text:p>0.109208672142619</text:p>
          </table:table-cell>
          <table:table-cell office:value-type="float" office:value="-0.0172862150985855" calcext:value-type="float">
            <text:p>-0.0172862150985855</text:p>
          </table:table-cell>
          <table:table-cell office:value-type="float" office:value="-0.0170271992683411" calcext:value-type="float">
            <text:p>-0.0170271992683411</text:p>
          </table:table-cell>
        </table:table-row>
        <table:table-row table:style-name="ro1">
          <table:table-cell office:value-type="float" office:value="10.643498872" calcext:value-type="float">
            <text:p>10.64349887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9208672142619" calcext:value-type="float">
            <text:p>0.109208672142619</text:p>
          </table:table-cell>
          <table:table-cell office:value-type="float" office:value="0.00855689465873671" calcext:value-type="float">
            <text:p>0.00855689465873671</text:p>
          </table:table-cell>
          <table:table-cell office:value-type="float" office:value="-0.0372469983994961" calcext:value-type="float">
            <text:p>-0.0372469983994961</text:p>
          </table:table-cell>
        </table:table-row>
        <table:table-row table:style-name="ro1">
          <table:table-cell office:value-type="float" office:value="10.693713008" calcext:value-type="float">
            <text:p>10.69371300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9208672142619" calcext:value-type="float">
            <text:p>0.109208672142619</text:p>
          </table:table-cell>
          <table:table-cell office:value-type="float" office:value="-0.00850564552273124" calcext:value-type="float">
            <text:p>-0.00850564552273124</text:p>
          </table:table-cell>
          <table:table-cell office:value-type="float" office:value="0.00532099977135658" calcext:value-type="float">
            <text:p>0.00532099977135658</text:p>
          </table:table-cell>
        </table:table-row>
        <table:table-row table:style-name="ro1">
          <table:table-cell office:value-type="float" office:value="10.743264235" calcext:value-type="float">
            <text:p>10.74326423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9208672142619" calcext:value-type="float">
            <text:p>0.109208672142619</text:p>
          </table:table-cell>
          <table:table-cell office:value-type="float" office:value="-0.00850564552273124" calcext:value-type="float">
            <text:p>-0.00850564552273124</text:p>
          </table:table-cell>
          <table:table-cell office:value-type="float" office:value="0.00532099977135658" calcext:value-type="float">
            <text:p>0.00532099977135658</text:p>
          </table:table-cell>
        </table:table-row>
        <table:table-row table:style-name="ro1">
          <table:table-cell office:value-type="float" office:value="10.7938645" calcext:value-type="float">
            <text:p>10.793864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334752254867515" calcext:value-type="float">
            <text:p>-0.0334752254867515</text:p>
          </table:table-cell>
          <table:table-cell office:value-type="float" office:value="-0.0170271992683411" calcext:value-type="float">
            <text:p>-0.0170271992683411</text:p>
          </table:table-cell>
        </table:table-row>
        <table:table-row table:style-name="ro1">
          <table:table-cell office:value-type="float" office:value="10.844793931" calcext:value-type="float">
            <text:p>10.84479393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-0.0220737776503277" calcext:value-type="float">
            <text:p>-0.0220737776503277</text:p>
          </table:table-cell>
          <table:table-cell office:value-type="float" office:value="-0.0074494001455605" calcext:value-type="float">
            <text:p>-0.0074494001455605</text:p>
          </table:table-cell>
        </table:table-row>
        <table:table-row table:style-name="ro1">
          <table:table-cell office:value-type="float" office:value="10.893237655" calcext:value-type="float">
            <text:p>10.89323765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-0.0220737776503277" calcext:value-type="float">
            <text:p>-0.0220737776503277</text:p>
          </table:table-cell>
          <table:table-cell office:value-type="float" office:value="-0.0074494001455605" calcext:value-type="float">
            <text:p>-0.0074494001455605</text:p>
          </table:table-cell>
        </table:table-row>
        <table:table-row table:style-name="ro1">
          <table:table-cell office:value-type="float" office:value="10.944763943" calcext:value-type="float">
            <text:p>10.94476394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0.0109774673535886" calcext:value-type="float">
            <text:p>0.0109774673535886</text:p>
          </table:table-cell>
          <table:table-cell office:value-type="float" office:value="-0.00638520019128919" calcext:value-type="float">
            <text:p>-0.00638520019128919</text:p>
          </table:table-cell>
        </table:table-row>
        <table:table-row table:style-name="ro1">
          <table:table-cell office:value-type="float" office:value="10.993421212" calcext:value-type="float">
            <text:p>10.99342121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0109774673535886" calcext:value-type="float">
            <text:p>0.0109774673535886</text:p>
          </table:table-cell>
          <table:table-cell office:value-type="float" office:value="-0.0191555991768837" calcext:value-type="float">
            <text:p>-0.0191555991768837</text:p>
          </table:table-cell>
        </table:table-row>
        <table:table-row table:style-name="ro1">
          <table:table-cell office:value-type="float" office:value="11.04444732" calcext:value-type="float">
            <text:p>11.0444473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-0.0151250613500973" calcext:value-type="float">
            <text:p>-0.0151250613500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95682364" calcext:value-type="float">
            <text:p>11.09568236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0117290345594403" calcext:value-type="float">
            <text:p>0.0117290345594403</text:p>
          </table:table-cell>
          <table:table-cell office:value-type="float" office:value="0.0074494001455605" calcext:value-type="float">
            <text:p>0.0074494001455605</text:p>
          </table:table-cell>
        </table:table-row>
        <table:table-row table:style-name="ro1">
          <table:table-cell office:value-type="float" office:value="11.144454774" calcext:value-type="float">
            <text:p>11.14445477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-0.00740172317312023" calcext:value-type="float">
            <text:p>-0.00740172317312023</text:p>
          </table:table-cell>
          <table:table-cell office:value-type="float" office:value="0.0223482009023428" calcext:value-type="float">
            <text:p>0.0223482009023428</text:p>
          </table:table-cell>
        </table:table-row>
        <table:table-row table:style-name="ro1">
          <table:table-cell office:value-type="float" office:value="11.193317779" calcext:value-type="float">
            <text:p>11.19331777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-0.00740172317312023" calcext:value-type="float">
            <text:p>-0.00740172317312023</text:p>
          </table:table-cell>
          <table:table-cell office:value-type="float" office:value="0.0223482009023428" calcext:value-type="float">
            <text:p>0.0223482009023428</text:p>
          </table:table-cell>
        </table:table-row>
        <table:table-row table:style-name="ro1">
          <table:table-cell office:value-type="float" office:value="11.243744853" calcext:value-type="float">
            <text:p>11.24374485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3165508089815" calcext:value-type="float">
            <text:p>0.113165508089815</text:p>
          </table:table-cell>
          <table:table-cell office:value-type="float" office:value="0.0382534999998667" calcext:value-type="float">
            <text:p>0.0382534999998667</text:p>
          </table:table-cell>
          <table:table-cell office:value-type="float" office:value="0.0489532016217709" calcext:value-type="float">
            <text:p>0.0489532016217709</text:p>
          </table:table-cell>
        </table:table-row>
        <table:table-row table:style-name="ro1">
          <table:table-cell office:value-type="float" office:value="11.293721027" calcext:value-type="float">
            <text:p>11.29372102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641156891704457" calcext:value-type="float">
            <text:p>0.0641156891704457</text:p>
          </table:table-cell>
          <table:table-cell office:value-type="float" office:value="0.0744939967989922" calcext:value-type="float">
            <text:p>0.0744939967989922</text:p>
          </table:table-cell>
        </table:table-row>
        <table:table-row table:style-name="ro1">
          <table:table-cell office:value-type="float" office:value="11.343327296" calcext:value-type="float">
            <text:p>11.34332729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641156891704457" calcext:value-type="float">
            <text:p>0.0641156891704457</text:p>
          </table:table-cell>
          <table:table-cell office:value-type="float" office:value="0.0744939967989922" calcext:value-type="float">
            <text:p>0.0744939967989922</text:p>
          </table:table-cell>
        </table:table-row>
        <table:table-row table:style-name="ro1">
          <table:table-cell office:value-type="float" office:value="11.393742401" calcext:value-type="float">
            <text:p>11.39374240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504123396500579" calcext:value-type="float">
            <text:p>0.0504123396500579</text:p>
          </table:table-cell>
          <table:table-cell office:value-type="float" office:value="0.0947137996554375" calcext:value-type="float">
            <text:p>0.0947137996554375</text:p>
          </table:table-cell>
        </table:table-row>
        <table:table-row table:style-name="ro1">
          <table:table-cell office:value-type="float" office:value="11.444816639" calcext:value-type="float">
            <text:p>11.44481663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854070606802372" calcext:value-type="float">
            <text:p>0.0854070606802372</text:p>
          </table:table-cell>
          <table:table-cell office:value-type="float" office:value="0.0617236010730267" calcext:value-type="float">
            <text:p>0.0617236010730267</text:p>
          </table:table-cell>
        </table:table-row>
        <table:table-row table:style-name="ro1">
          <table:table-cell office:value-type="float" office:value="11.493577272" calcext:value-type="float">
            <text:p>11.49357727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854070606802372" calcext:value-type="float">
            <text:p>0.0854070606802372</text:p>
          </table:table-cell>
          <table:table-cell office:value-type="float" office:value="0.0617236010730267" calcext:value-type="float">
            <text:p>0.0617236010730267</text:p>
          </table:table-cell>
        </table:table-row>
        <table:table-row table:style-name="ro1">
          <table:table-cell office:value-type="float" office:value="11.544759162" calcext:value-type="float">
            <text:p>11.54475916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0923172033700925" calcext:value-type="float">
            <text:p>0.0923172033700925</text:p>
          </table:table-cell>
          <table:table-cell office:value-type="float" office:value="0.123447202146053" calcext:value-type="float">
            <text:p>0.123447202146053</text:p>
          </table:table-cell>
        </table:table-row>
        <table:table-row table:style-name="ro1">
          <table:table-cell office:value-type="float" office:value="11.593504467" calcext:value-type="float">
            <text:p>11.59350446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923172033700925" calcext:value-type="float">
            <text:p>0.0923172033700925</text:p>
          </table:table-cell>
          <table:table-cell office:value-type="float" office:value="0.0979064032435417" calcext:value-type="float">
            <text:p>0.0979064032435417</text:p>
          </table:table-cell>
        </table:table-row>
        <table:table-row table:style-name="ro1">
          <table:table-cell office:value-type="float" office:value="11.64541829" calcext:value-type="float">
            <text:p>11.6454182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916310449592852" calcext:value-type="float">
            <text:p>0.0916310449592852</text:p>
          </table:table-cell>
          <table:table-cell office:value-type="float" office:value="0.0936496034264565" calcext:value-type="float">
            <text:p>0.0936496034264565</text:p>
          </table:table-cell>
        </table:table-row>
        <table:table-row table:style-name="ro1">
          <table:table-cell office:value-type="float" office:value="11.695252888" calcext:value-type="float">
            <text:p>11.69525288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78250264946268" calcext:value-type="float">
            <text:p>0.078250264946268</text:p>
          </table:table-cell>
          <table:table-cell office:value-type="float" office:value="0.109612599015236" calcext:value-type="float">
            <text:p>0.109612599015236</text:p>
          </table:table-cell>
        </table:table-row>
        <table:table-row table:style-name="ro1">
          <table:table-cell office:value-type="float" office:value="11.743406037" calcext:value-type="float">
            <text:p>11.74340603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36766454890842" calcext:value-type="float">
            <text:p>0.0736766454890842</text:p>
          </table:table-cell>
          <table:table-cell office:value-type="float" office:value="0.0617236010730267" calcext:value-type="float">
            <text:p>0.0617236010730267</text:p>
          </table:table-cell>
        </table:table-row>
        <table:table-row table:style-name="ro1">
          <table:table-cell office:value-type="float" office:value="11.793172087" calcext:value-type="float">
            <text:p>11.79317208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36766454890842" calcext:value-type="float">
            <text:p>0.0736766454890842</text:p>
          </table:table-cell>
          <table:table-cell office:value-type="float" office:value="0.0787507966160774" calcext:value-type="float">
            <text:p>0.0787507966160774</text:p>
          </table:table-cell>
        </table:table-row>
        <table:table-row table:style-name="ro1">
          <table:table-cell office:value-type="float" office:value="11.843796415" calcext:value-type="float">
            <text:p>11.84379641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-0.00715128759042232" calcext:value-type="float">
            <text:p>-0.00715128759042232</text:p>
          </table:table-cell>
          <table:table-cell office:value-type="float" office:value="0.0308618005365133" calcext:value-type="float">
            <text:p>0.0308618005365133</text:p>
          </table:table-cell>
        </table:table-row>
        <table:table-row table:style-name="ro1">
          <table:table-cell office:value-type="float" office:value="11.893335512" calcext:value-type="float">
            <text:p>11.8933355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-0.00715128759042232" calcext:value-type="float">
            <text:p>-0.00715128759042232</text:p>
          </table:table-cell>
          <table:table-cell office:value-type="float" office:value="0.0308618005365133" calcext:value-type="float">
            <text:p>0.0308618005365133</text:p>
          </table:table-cell>
        </table:table-row>
        <table:table-row table:style-name="ro1">
          <table:table-cell office:value-type="float" office:value="11.943492619" calcext:value-type="float">
            <text:p>11.94349261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875826530527571" calcext:value-type="float">
            <text:p>0.0875826530527571</text:p>
          </table:table-cell>
          <table:table-cell office:value-type="float" office:value="0.10429160296917" calcext:value-type="float">
            <text:p>0.10429160296917</text:p>
          </table:table-cell>
        </table:table-row>
        <table:table-row table:style-name="ro1">
          <table:table-cell office:value-type="float" office:value="11.993236397" calcext:value-type="float">
            <text:p>11.99323639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875826530527571" calcext:value-type="float">
            <text:p>0.0875826530527571</text:p>
          </table:table-cell>
          <table:table-cell office:value-type="float" office:value="0.0989705994725227" calcext:value-type="float">
            <text:p>0.0989705994725227</text:p>
          </table:table-cell>
        </table:table-row>
        <table:table-row table:style-name="ro1">
          <table:table-cell office:value-type="float" office:value="12.046281725" calcext:value-type="float">
            <text:p>12.04628172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04659729881195" calcext:value-type="float">
            <text:p>0.104659729881195</text:p>
          </table:table-cell>
          <table:table-cell office:value-type="float" office:value="0.107484199106693" calcext:value-type="float">
            <text:p>0.107484199106693</text:p>
          </table:table-cell>
        </table:table-row>
        <table:table-row table:style-name="ro1">
          <table:table-cell office:value-type="float" office:value="12.094597857" calcext:value-type="float">
            <text:p>12.09459785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21079179984208" calcext:value-type="float">
            <text:p>0.121079179984208</text:p>
          </table:table-cell>
          <table:table-cell office:value-type="float" office:value="0.0960852169639565" calcext:value-type="float">
            <text:p>0.0960852169639565</text:p>
          </table:table-cell>
          <table:table-cell office:value-type="float" office:value="0.130896598100662" calcext:value-type="float">
            <text:p>0.130896598100662</text:p>
          </table:table-cell>
        </table:table-row>
        <table:table-row table:style-name="ro1">
          <table:table-cell office:value-type="float" office:value="12.143572514" calcext:value-type="float">
            <text:p>12.14357251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21079179984208" calcext:value-type="float">
            <text:p>0.121079179984208</text:p>
          </table:table-cell>
          <table:table-cell office:value-type="float" office:value="0.0960852169639565" calcext:value-type="float">
            <text:p>0.0960852169639565</text:p>
          </table:table-cell>
          <table:table-cell office:value-type="float" office:value="0.130896598100662" calcext:value-type="float">
            <text:p>0.130896598100662</text:p>
          </table:table-cell>
        </table:table-row>
        <table:table-row table:style-name="ro1">
          <table:table-cell office:value-type="float" office:value="12.193922942" calcext:value-type="float">
            <text:p>12.19392294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21870547173647" calcext:value-type="float">
            <text:p>0.121870547173647</text:p>
          </table:table-cell>
          <table:table-cell office:value-type="float" office:value="0.145818464659236" calcext:value-type="float">
            <text:p>0.145818464659236</text:p>
          </table:table-cell>
          <table:table-cell office:value-type="float" office:value="0.0904569998383522" calcext:value-type="float">
            <text:p>0.0904569998383522</text:p>
          </table:table-cell>
        </table:table-row>
        <table:table-row table:style-name="ro1">
          <table:table-cell office:value-type="float" office:value="12.244767663" calcext:value-type="float">
            <text:p>12.24476766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688070953489918" calcext:value-type="float">
            <text:p>0.0688070953489918</text:p>
          </table:table-cell>
          <table:table-cell office:value-type="float" office:value="0.122382998466492" calcext:value-type="float">
            <text:p>0.122382998466492</text:p>
          </table:table-cell>
        </table:table-row>
        <table:table-row table:style-name="ro1">
          <table:table-cell office:value-type="float" office:value="12.293256123" calcext:value-type="float">
            <text:p>12.29325612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688070953489918" calcext:value-type="float">
            <text:p>0.0688070953489918</text:p>
          </table:table-cell>
          <table:table-cell office:value-type="float" office:value="0.122382998466492" calcext:value-type="float">
            <text:p>0.122382998466492</text:p>
          </table:table-cell>
        </table:table-row>
        <table:table-row table:style-name="ro1">
          <table:table-cell office:value-type="float" office:value="12.345786164" calcext:value-type="float">
            <text:p>12.34578616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803529503169792" calcext:value-type="float">
            <text:p>0.0803529503169792</text:p>
          </table:table-cell>
          <table:table-cell office:value-type="float" office:value="0.126639798283577" calcext:value-type="float">
            <text:p>0.126639798283577</text:p>
          </table:table-cell>
        </table:table-row>
        <table:table-row table:style-name="ro1">
          <table:table-cell office:value-type="float" office:value="12.393761706" calcext:value-type="float">
            <text:p>12.39376170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100351578818214" calcext:value-type="float">
            <text:p>0.100351578818214</text:p>
          </table:table-cell>
          <table:table-cell office:value-type="float" office:value="0.0904569998383522" calcext:value-type="float">
            <text:p>0.0904569998383522</text:p>
          </table:table-cell>
        </table:table-row>
        <table:table-row table:style-name="ro1">
          <table:table-cell office:value-type="float" office:value="12.443359461" calcext:value-type="float">
            <text:p>12.44335946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100351578818214" calcext:value-type="float">
            <text:p>0.100351578818214</text:p>
          </table:table-cell>
          <table:table-cell office:value-type="float" office:value="0.0904569998383522" calcext:value-type="float">
            <text:p>0.0904569998383522</text:p>
          </table:table-cell>
        </table:table-row>
        <table:table-row table:style-name="ro1">
          <table:table-cell office:value-type="float" office:value="12.493777412" calcext:value-type="float">
            <text:p>12.4937774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74624679282666" calcext:value-type="float">
            <text:p>0.0774624679282666</text:p>
          </table:table-cell>
          <table:table-cell office:value-type="float" office:value="0.107484199106693" calcext:value-type="float">
            <text:p>0.107484199106693</text:p>
          </table:table-cell>
        </table:table-row>
        <table:table-row table:style-name="ro1">
          <table:table-cell office:value-type="float" office:value="12.544943619" calcext:value-type="float">
            <text:p>12.54494361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804915063628326" calcext:value-type="float">
            <text:p>0.0804915063628326</text:p>
          </table:table-cell>
          <table:table-cell office:value-type="float" office:value="0.0787507966160774" calcext:value-type="float">
            <text:p>0.0787507966160774</text:p>
          </table:table-cell>
        </table:table-row>
        <table:table-row table:style-name="ro1">
          <table:table-cell office:value-type="float" office:value="12.593290281" calcext:value-type="float">
            <text:p>12.59329028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804915063628326" calcext:value-type="float">
            <text:p>0.0804915063628326</text:p>
          </table:table-cell>
          <table:table-cell office:value-type="float" office:value="0.0787507966160774" calcext:value-type="float">
            <text:p>0.0787507966160774</text:p>
          </table:table-cell>
        </table:table-row>
        <table:table-row table:style-name="ro1">
          <table:table-cell office:value-type="float" office:value="12.645899204" calcext:value-type="float">
            <text:p>12.64589920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079520529899957" calcext:value-type="float">
            <text:p>0.079520529899957</text:p>
          </table:table-cell>
          <table:table-cell office:value-type="float" office:value="0.059595201164484" calcext:value-type="float">
            <text:p>0.059595201164484</text:p>
          </table:table-cell>
        </table:table-row>
        <table:table-row table:style-name="ro1">
          <table:table-cell office:value-type="float" office:value="12.695831116" calcext:value-type="float">
            <text:p>12.69583111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648886913253722" calcext:value-type="float">
            <text:p>0.0648886913253722</text:p>
          </table:table-cell>
          <table:table-cell office:value-type="float" office:value="0.0734298005700111" calcext:value-type="float">
            <text:p>0.0734298005700111</text:p>
          </table:table-cell>
        </table:table-row>
        <table:table-row table:style-name="ro1">
          <table:table-cell office:value-type="float" office:value="12.743369356" calcext:value-type="float">
            <text:p>12.74336935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648886913253722" calcext:value-type="float">
            <text:p>0.0648886913253722</text:p>
          </table:table-cell>
          <table:table-cell office:value-type="float" office:value="0.0734298005700111" calcext:value-type="float">
            <text:p>0.0734298005700111</text:p>
          </table:table-cell>
        </table:table-row>
        <table:table-row table:style-name="ro1">
          <table:table-cell office:value-type="float" office:value="12.793944207" calcext:value-type="float">
            <text:p>12.79394420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270179640803493" calcext:value-type="float">
            <text:p>0.0270179640803493</text:p>
          </table:table-cell>
          <table:table-cell office:value-type="float" office:value="0.0755582004785538" calcext:value-type="float">
            <text:p>0.0755582004785538</text:p>
          </table:table-cell>
        </table:table-row>
        <table:table-row table:style-name="ro1">
          <table:table-cell office:value-type="float" office:value="12.844894243" calcext:value-type="float">
            <text:p>12.84489424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858824565566378" calcext:value-type="float">
            <text:p>0.0858824565566378</text:p>
          </table:table-cell>
          <table:table-cell office:value-type="float" office:value="0.0904569998383522" calcext:value-type="float">
            <text:p>0.0904569998383522</text:p>
          </table:table-cell>
        </table:table-row>
        <table:table-row table:style-name="ro1">
          <table:table-cell office:value-type="float" office:value="12.894085707" calcext:value-type="float">
            <text:p>12.89408570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858824565566378" calcext:value-type="float">
            <text:p>0.0858824565566378</text:p>
          </table:table-cell>
          <table:table-cell office:value-type="float" office:value="0.0893928036093712" calcext:value-type="float">
            <text:p>0.0893928036093712</text:p>
          </table:table-cell>
        </table:table-row>
        <table:table-row table:style-name="ro1">
          <table:table-cell office:value-type="float" office:value="12.944846038" calcext:value-type="float">
            <text:p>12.94484603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4460469005983" calcext:value-type="float">
            <text:p>0.104460469005983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611122658699868" calcext:value-type="float">
            <text:p>0.0611122658699868</text:p>
          </table:table-cell>
          <table:table-cell office:value-type="float" office:value="0.0723655968904495" calcext:value-type="float">
            <text:p>0.0723655968904495</text:p>
          </table:table-cell>
        </table:table-row>
        <table:table-row table:style-name="ro1">
          <table:table-cell office:value-type="float" office:value="12.993555785" calcext:value-type="float">
            <text:p>12.99355578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4460469005983" calcext:value-type="float">
            <text:p>0.104460469005983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611122658699868" calcext:value-type="float">
            <text:p>0.0611122658699868</text:p>
          </table:table-cell>
          <table:table-cell office:value-type="float" office:value="0.0723655968904495" calcext:value-type="float">
            <text:p>0.0723655968904495</text:p>
          </table:table-cell>
        </table:table-row>
        <table:table-row table:style-name="ro1">
          <table:table-cell office:value-type="float" office:value="13.047306454" calcext:value-type="float">
            <text:p>13.04730645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874435661388365" calcext:value-type="float">
            <text:p>0.0874435661388365</text:p>
          </table:table-cell>
          <table:table-cell office:value-type="float" office:value="0.111740998923779" calcext:value-type="float">
            <text:p>0.111740998923779</text:p>
          </table:table-cell>
        </table:table-row>
        <table:table-row table:style-name="ro1">
          <table:table-cell office:value-type="float" office:value="13.095833249" calcext:value-type="float">
            <text:p>13.09583324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914403363284103" calcext:value-type="float">
            <text:p>0.0914403363284103</text:p>
          </table:table-cell>
          <table:table-cell office:value-type="float" office:value="0.0808791965246201" calcext:value-type="float">
            <text:p>0.0808791965246201</text:p>
          </table:table-cell>
        </table:table-row>
        <table:table-row table:style-name="ro1">
          <table:table-cell office:value-type="float" office:value="13.143844502" calcext:value-type="float">
            <text:p>13.14384450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00472179253998" calcext:value-type="float">
            <text:p>0.100472179253998</text:p>
          </table:table-cell>
          <table:table-cell office:value-type="float" office:value="0.134089201688766" calcext:value-type="float">
            <text:p>0.134089201688766</text:p>
          </table:table-cell>
        </table:table-row>
        <table:table-row table:style-name="ro1">
          <table:table-cell office:value-type="float" office:value="13.194023784" calcext:value-type="float">
            <text:p>13.19402378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00472179253998" calcext:value-type="float">
            <text:p>0.100472179253998</text:p>
          </table:table-cell>
          <table:table-cell office:value-type="float" office:value="0.103227399289608" calcext:value-type="float">
            <text:p>0.103227399289608</text:p>
          </table:table-cell>
        </table:table-row>
        <table:table-row table:style-name="ro1">
          <table:table-cell office:value-type="float" office:value="13.243328501" calcext:value-type="float">
            <text:p>13.24332850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939554627956597" calcext:value-type="float">
            <text:p>0.0939554627956597</text:p>
          </table:table-cell>
          <table:table-cell office:value-type="float" office:value="0.11280520260334" calcext:value-type="float">
            <text:p>0.11280520260334</text:p>
          </table:table-cell>
        </table:table-row>
        <table:table-row table:style-name="ro1">
          <table:table-cell office:value-type="float" office:value="13.293563785" calcext:value-type="float">
            <text:p>13.29356378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939554627956597" calcext:value-type="float">
            <text:p>0.0939554627956597</text:p>
          </table:table-cell>
          <table:table-cell office:value-type="float" office:value="0.11280520260334" calcext:value-type="float">
            <text:p>0.11280520260334</text:p>
          </table:table-cell>
        </table:table-row>
        <table:table-row table:style-name="ro1">
          <table:table-cell office:value-type="float" office:value="13.344875885" calcext:value-type="float">
            <text:p>13.34487588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894103016074639" calcext:value-type="float">
            <text:p>0.0894103016074639</text:p>
          </table:table-cell>
          <table:table-cell office:value-type="float" office:value="0.108548402786255" calcext:value-type="float">
            <text:p>0.108548402786255</text:p>
          </table:table-cell>
        </table:table-row>
        <table:table-row table:style-name="ro1">
          <table:table-cell office:value-type="float" office:value="13.394950938" calcext:value-type="float">
            <text:p>13.39495093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05277920796711" calcext:value-type="float">
            <text:p>0.105277920796711</text:p>
          </table:table-cell>
          <table:table-cell office:value-type="float" office:value="0.135153397917748" calcext:value-type="float">
            <text:p>0.135153397917748</text:p>
          </table:table-cell>
        </table:table-row>
        <table:table-row table:style-name="ro1">
          <table:table-cell office:value-type="float" office:value="13.447053472" calcext:value-type="float">
            <text:p>13.44705347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05277920796711" calcext:value-type="float">
            <text:p>0.105277920796711</text:p>
          </table:table-cell>
          <table:table-cell office:value-type="float" office:value="0.123447202146053" calcext:value-type="float">
            <text:p>0.123447202146053</text:p>
          </table:table-cell>
        </table:table-row>
        <table:table-row table:style-name="ro1">
          <table:table-cell office:value-type="float" office:value="13.495805045" calcext:value-type="float">
            <text:p>13.49580504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686769615070852" calcext:value-type="float">
            <text:p>0.0686769615070852</text:p>
          </table:table-cell>
          <table:table-cell office:value-type="float" office:value="0.0553384013473988" calcext:value-type="float">
            <text:p>0.0553384013473988</text:p>
          </table:table-cell>
        </table:table-row>
        <table:table-row table:style-name="ro1">
          <table:table-cell office:value-type="float" office:value="13.543859115" calcext:value-type="float">
            <text:p>13.543859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73381643010301" calcext:value-type="float">
            <text:p>0.0973381643010301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738384358066586" calcext:value-type="float">
            <text:p>0.0738384358066586</text:p>
          </table:table-cell>
          <table:table-cell office:value-type="float" office:value="0.0787507966160774" calcext:value-type="float">
            <text:p>0.0787507966160774</text:p>
          </table:table-cell>
        </table:table-row>
        <table:table-row table:style-name="ro1">
          <table:table-cell office:value-type="float" office:value="13.593396834" calcext:value-type="float">
            <text:p>13.59339683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73381643010301" calcext:value-type="float">
            <text:p>0.0973381643010301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738384358066586" calcext:value-type="float">
            <text:p>0.0738384358066586</text:p>
          </table:table-cell>
          <table:table-cell office:value-type="float" office:value="0.0787507966160774" calcext:value-type="float">
            <text:p>0.0787507966160774</text:p>
          </table:table-cell>
        </table:table-row>
        <table:table-row table:style-name="ro1">
          <table:table-cell office:value-type="float" office:value="13.643800124" calcext:value-type="float">
            <text:p>13.64380012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863574791102144" calcext:value-type="float">
            <text:p>0.0863574791102144</text:p>
          </table:table-cell>
          <table:table-cell office:value-type="float" office:value="0.0893928036093712" calcext:value-type="float">
            <text:p>0.0893928036093712</text:p>
          </table:table-cell>
        </table:table-row>
        <table:table-row table:style-name="ro1">
          <table:table-cell office:value-type="float" office:value="13.693459862" calcext:value-type="float">
            <text:p>13.69345986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863574791102144" calcext:value-type="float">
            <text:p>0.0863574791102144</text:p>
          </table:table-cell>
          <table:table-cell office:value-type="float" office:value="0.109612599015236" calcext:value-type="float">
            <text:p>0.109612599015236</text:p>
          </table:table-cell>
        </table:table-row>
        <table:table-row table:style-name="ro1">
          <table:table-cell office:value-type="float" office:value="13.746369564" calcext:value-type="float">
            <text:p>13.74636956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09842177760275" calcext:value-type="float">
            <text:p>0.109842177760275</text:p>
          </table:table-cell>
          <table:table-cell office:value-type="float" office:value="0.0436322018504143" calcext:value-type="float">
            <text:p>0.0436322018504143</text:p>
          </table:table-cell>
        </table:table-row>
        <table:table-row table:style-name="ro1">
          <table:table-cell office:value-type="float" office:value="13.794948295" calcext:value-type="float">
            <text:p>13.79494829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48386918370052" calcext:value-type="float">
            <text:p>0.048386918370052</text:p>
          </table:table-cell>
          <table:table-cell office:value-type="float" office:value="0.109612599015236" calcext:value-type="float">
            <text:p>0.109612599015236</text:p>
          </table:table-cell>
        </table:table-row>
        <table:table-row table:style-name="ro1">
          <table:table-cell office:value-type="float" office:value="13.843580757" calcext:value-type="float">
            <text:p>13.84358075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48386918370052" calcext:value-type="float">
            <text:p>0.048386918370052</text:p>
          </table:table-cell>
          <table:table-cell office:value-type="float" office:value="0.109612599015236" calcext:value-type="float">
            <text:p>0.109612599015236</text:p>
          </table:table-cell>
        </table:table-row>
        <table:table-row table:style-name="ro1">
          <table:table-cell office:value-type="float" office:value="13.897276924" calcext:value-type="float">
            <text:p>13.89727692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866699452344436" calcext:value-type="float">
            <text:p>0.0866699452344436</text:p>
          </table:table-cell>
          <table:table-cell office:value-type="float" office:value="0.120254598557949" calcext:value-type="float">
            <text:p>0.120254598557949</text:p>
          </table:table-cell>
        </table:table-row>
        <table:table-row table:style-name="ro1">
          <table:table-cell office:value-type="float" office:value="13.943838481" calcext:value-type="float">
            <text:p>13.94383848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0832751885146983" calcext:value-type="float">
            <text:p>0.0832751885146983</text:p>
          </table:table-cell>
          <table:table-cell office:value-type="float" office:value="0.129832401871681" calcext:value-type="float">
            <text:p>0.129832401871681</text:p>
          </table:table-cell>
        </table:table-row>
        <table:table-row table:style-name="ro1">
          <table:table-cell office:value-type="float" office:value="13.99357691" calcext:value-type="float">
            <text:p>13.9935769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0832751885146983" calcext:value-type="float">
            <text:p>0.0832751885146983</text:p>
          </table:table-cell>
          <table:table-cell office:value-type="float" office:value="0.129832401871681" calcext:value-type="float">
            <text:p>0.129832401871681</text:p>
          </table:table-cell>
        </table:table-row>
        <table:table-row table:style-name="ro1">
          <table:table-cell office:value-type="float" office:value="14.044783499" calcext:value-type="float">
            <text:p>14.04478349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0924698605909213" calcext:value-type="float">
            <text:p>0.0924698605909213</text:p>
          </table:table-cell>
          <table:table-cell office:value-type="float" office:value="0.0766223967075348" calcext:value-type="float">
            <text:p>0.0766223967075348</text:p>
          </table:table-cell>
        </table:table-row>
        <table:table-row table:style-name="ro1">
          <table:table-cell office:value-type="float" office:value="14.09480482" calcext:value-type="float">
            <text:p>14.0948048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0682711697967859" calcext:value-type="float">
            <text:p>0.0682711697967859</text:p>
          </table:table-cell>
          <table:table-cell office:value-type="float" office:value="0.0840718001127243" calcext:value-type="float">
            <text:p>0.0840718001127243</text:p>
          </table:table-cell>
        </table:table-row>
        <table:table-row table:style-name="ro1">
          <table:table-cell office:value-type="float" office:value="14.143344574" calcext:value-type="float">
            <text:p>14.14334457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0682711697967859" calcext:value-type="float">
            <text:p>0.0682711697967859</text:p>
          </table:table-cell>
          <table:table-cell office:value-type="float" office:value="0.0840718001127243" calcext:value-type="float">
            <text:p>0.0840718001127243</text:p>
          </table:table-cell>
        </table:table-row>
        <table:table-row table:style-name="ro1">
          <table:table-cell office:value-type="float" office:value="14.195751022" calcext:value-type="float">
            <text:p>14.19575102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878861535057903" calcext:value-type="float">
            <text:p>0.0878861535057903</text:p>
          </table:table-cell>
          <table:table-cell office:value-type="float" office:value="0.0606594011187553" calcext:value-type="float">
            <text:p>0.0606594011187553</text:p>
          </table:table-cell>
        </table:table-row>
        <table:table-row table:style-name="ro1">
          <table:table-cell office:value-type="float" office:value="14.244829231" calcext:value-type="float">
            <text:p>14.24482923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094858216236712" calcext:value-type="float">
            <text:p>0.094858216236712</text:p>
          </table:table-cell>
          <table:table-cell office:value-type="float" office:value="0.139410197734833" calcext:value-type="float">
            <text:p>0.139410197734833</text:p>
          </table:table-cell>
        </table:table-row>
        <table:table-row table:style-name="ro1">
          <table:table-cell office:value-type="float" office:value="14.293488093" calcext:value-type="float">
            <text:p>14.29348809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094858216236712" calcext:value-type="float">
            <text:p>0.094858216236712</text:p>
          </table:table-cell>
          <table:table-cell office:value-type="float" office:value="0.139410197734833" calcext:value-type="float">
            <text:p>0.139410197734833</text:p>
          </table:table-cell>
        </table:table-row>
        <table:table-row table:style-name="ro1">
          <table:table-cell office:value-type="float" office:value="14.345833771" calcext:value-type="float">
            <text:p>14.34583377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745749487005904" calcext:value-type="float">
            <text:p>0.0745749487005904</text:p>
          </table:table-cell>
          <table:table-cell office:value-type="float" office:value="0.106420002877712" calcext:value-type="float">
            <text:p>0.106420002877712</text:p>
          </table:table-cell>
        </table:table-row>
        <table:table-row table:style-name="ro1">
          <table:table-cell office:value-type="float" office:value="14.393857118" calcext:value-type="float">
            <text:p>14.39385711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21870547173647" calcext:value-type="float">
            <text:p>0.121870547173647</text:p>
          </table:table-cell>
          <table:table-cell office:value-type="float" office:value="0.0898935552675718" calcext:value-type="float">
            <text:p>0.0898935552675718</text:p>
          </table:table-cell>
          <table:table-cell office:value-type="float" office:value="0.1287682056427" calcext:value-type="float">
            <text:p>0.1287682056427</text:p>
          </table:table-cell>
        </table:table-row>
        <table:table-row table:style-name="ro1">
          <table:table-cell office:value-type="float" office:value="14.443559162" calcext:value-type="float">
            <text:p>14.44355916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21870547173647" calcext:value-type="float">
            <text:p>0.121870547173647</text:p>
          </table:table-cell>
          <table:table-cell office:value-type="float" office:value="0.0898935552675718" calcext:value-type="float">
            <text:p>0.0898935552675718</text:p>
          </table:table-cell>
          <table:table-cell office:value-type="float" office:value="0.1287682056427" calcext:value-type="float">
            <text:p>0.1287682056427</text:p>
          </table:table-cell>
        </table:table-row>
        <table:table-row table:style-name="ro1">
          <table:table-cell office:value-type="float" office:value="14.494659122" calcext:value-type="float">
            <text:p>14.49465912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98041426895503" calcext:value-type="float">
            <text:p>0.0898041426895503</text:p>
          </table:table-cell>
          <table:table-cell office:value-type="float" office:value="0.0968421995639801" calcext:value-type="float">
            <text:p>0.0968421995639801</text:p>
          </table:table-cell>
        </table:table-row>
        <table:table-row table:style-name="ro1">
          <table:table-cell office:value-type="float" office:value="14.544911237" calcext:value-type="float">
            <text:p>14.54491123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486546036462882" calcext:value-type="float">
            <text:p>0.0486546036462882</text:p>
          </table:table-cell>
          <table:table-cell office:value-type="float" office:value="0.062787801027298" calcext:value-type="float">
            <text:p>0.062787801027298</text:p>
          </table:table-cell>
        </table:table-row>
        <table:table-row table:style-name="ro1">
          <table:table-cell office:value-type="float" office:value="14.597039017" calcext:value-type="float">
            <text:p>14.59703901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13165508089815" calcext:value-type="float">
            <text:p>0.113165508089815</text:p>
          </table:table-cell>
          <table:table-cell office:value-type="float" office:value="0.0486546036462882" calcext:value-type="float">
            <text:p>0.0486546036462882</text:p>
          </table:table-cell>
          <table:table-cell office:value-type="float" office:value="0.0521458014845848" calcext:value-type="float">
            <text:p>0.0521458014845848</text:p>
          </table:table-cell>
        </table:table-row>
        <table:table-row table:style-name="ro1">
          <table:table-cell office:value-type="float" office:value="14.645821499" calcext:value-type="float">
            <text:p>14.64582149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3165508089815" calcext:value-type="float">
            <text:p>0.113165508089815</text:p>
          </table:table-cell>
          <table:table-cell office:value-type="float" office:value="0.0451158061622933" calcext:value-type="float">
            <text:p>0.0451158061622933</text:p>
          </table:table-cell>
          <table:table-cell office:value-type="float" office:value="0.0808791965246201" calcext:value-type="float">
            <text:p>0.0808791965246201</text:p>
          </table:table-cell>
        </table:table-row>
        <table:table-row table:style-name="ro1">
          <table:table-cell office:value-type="float" office:value="14.693248147" calcext:value-type="float">
            <text:p>14.69324814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451158061622933" calcext:value-type="float">
            <text:p>0.0451158061622933</text:p>
          </table:table-cell>
          <table:table-cell office:value-type="float" office:value="0.059595201164484" calcext:value-type="float">
            <text:p>0.059595201164484</text:p>
          </table:table-cell>
        </table:table-row>
        <table:table-row table:style-name="ro1">
          <table:table-cell office:value-type="float" office:value="14.74642269" calcext:value-type="float">
            <text:p>14.7464226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15782463332306" calcext:value-type="float">
            <text:p>0.115782463332306</text:p>
          </table:table-cell>
          <table:table-cell office:value-type="float" office:value="0.063851997256279" calcext:value-type="float">
            <text:p>0.063851997256279</text:p>
          </table:table-cell>
        </table:table-row>
        <table:table-row table:style-name="ro1">
          <table:table-cell office:value-type="float" office:value="14.794871622" calcext:value-type="float">
            <text:p>14.79487162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782121081128517" calcext:value-type="float">
            <text:p>0.0782121081128517</text:p>
          </table:table-cell>
          <table:table-cell office:value-type="float" office:value="0.123447202146053" calcext:value-type="float">
            <text:p>0.123447202146053</text:p>
          </table:table-cell>
        </table:table-row>
        <table:table-row table:style-name="ro1">
          <table:table-cell office:value-type="float" office:value="14.847151758" calcext:value-type="float">
            <text:p>14.84715175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782121081128517" calcext:value-type="float">
            <text:p>0.0782121081128517</text:p>
          </table:table-cell>
          <table:table-cell office:value-type="float" office:value="0.0947137996554375" calcext:value-type="float">
            <text:p>0.0947137996554375</text:p>
          </table:table-cell>
        </table:table-row>
        <table:table-row table:style-name="ro1">
          <table:table-cell office:value-type="float" office:value="14.894965271" calcext:value-type="float">
            <text:p>14.89496527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98350239920503" calcext:value-type="float">
            <text:p>0.098350239920503</text:p>
          </table:table-cell>
          <table:table-cell office:value-type="float" office:value="0.118126198649406" calcext:value-type="float">
            <text:p>0.118126198649406</text:p>
          </table:table-cell>
        </table:table-row>
        <table:table-row table:style-name="ro1">
          <table:table-cell office:value-type="float" office:value="14.945784704" calcext:value-type="float">
            <text:p>14.94578470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958762298969066" calcext:value-type="float">
            <text:p>0.0958762298969066</text:p>
          </table:table-cell>
          <table:table-cell office:value-type="float" office:value="0.115997798740864" calcext:value-type="float">
            <text:p>0.115997798740864</text:p>
          </table:table-cell>
        </table:table-row>
        <table:table-row table:style-name="ro1">
          <table:table-cell office:value-type="float" office:value="14.997042013" calcext:value-type="float">
            <text:p>14.99704201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958762298969066" calcext:value-type="float">
            <text:p>0.0958762298969066</text:p>
          </table:table-cell>
          <table:table-cell office:value-type="float" office:value="0.0851359963417053" calcext:value-type="float">
            <text:p>0.0851359963417053</text:p>
          </table:table-cell>
        </table:table-row>
        <table:table-row table:style-name="ro1">
          <table:table-cell office:value-type="float" office:value="15.043621776" calcext:value-type="float">
            <text:p>15.04362177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909740739135074" calcext:value-type="float">
            <text:p>0.0909740739135074</text:p>
          </table:table-cell>
          <table:table-cell office:value-type="float" office:value="0.129832401871681" calcext:value-type="float">
            <text:p>0.129832401871681</text:p>
          </table:table-cell>
        </table:table-row>
        <table:table-row table:style-name="ro1">
          <table:table-cell office:value-type="float" office:value="15.093240678" calcext:value-type="float">
            <text:p>15.09324067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909740739135074" calcext:value-type="float">
            <text:p>0.0909740739135074</text:p>
          </table:table-cell>
          <table:table-cell office:value-type="float" office:value="0.0755582004785538" calcext:value-type="float">
            <text:p>0.0755582004785538</text:p>
          </table:table-cell>
        </table:table-row>
        <table:table-row table:style-name="ro1">
          <table:table-cell office:value-type="float" office:value="15.143645086" calcext:value-type="float">
            <text:p>15.14364508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646976238931353" calcext:value-type="float">
            <text:p>0.0646976238931353</text:p>
          </table:table-cell>
          <table:table-cell office:value-type="float" office:value="0.0957780033349991" calcext:value-type="float">
            <text:p>0.0957780033349991</text:p>
          </table:table-cell>
        </table:table-row>
        <table:table-row table:style-name="ro1">
          <table:table-cell office:value-type="float" office:value="15.19493414" calcext:value-type="float">
            <text:p>15.1949341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542454413600502" calcext:value-type="float">
            <text:p>0.0542454413600502</text:p>
          </table:table-cell>
          <table:table-cell office:value-type="float" office:value="0.04043959826231" calcext:value-type="float">
            <text:p>0.04043959826231</text:p>
          </table:table-cell>
        </table:table-row>
        <table:table-row table:style-name="ro1">
          <table:table-cell office:value-type="float" office:value="15.243561415" calcext:value-type="float">
            <text:p>15.24356141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542454413600502" calcext:value-type="float">
            <text:p>0.0542454413600502</text:p>
          </table:table-cell>
          <table:table-cell office:value-type="float" office:value="0.04043959826231" calcext:value-type="float">
            <text:p>0.04043959826231</text:p>
          </table:table-cell>
        </table:table-row>
        <table:table-row table:style-name="ro1">
          <table:table-cell office:value-type="float" office:value="15.297380722" calcext:value-type="float">
            <text:p>15.29738072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06388021749963" calcext:value-type="float">
            <text:p>0.106388021749963</text:p>
          </table:table-cell>
          <table:table-cell office:value-type="float" office:value="0.100034803152084" calcext:value-type="float">
            <text:p>0.100034803152084</text:p>
          </table:table-cell>
        </table:table-row>
        <table:table-row table:style-name="ro1">
          <table:table-cell office:value-type="float" office:value="15.34583631" calcext:value-type="float">
            <text:p>15.3458363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8519498833023" calcext:value-type="float">
            <text:p>0.08519498833023</text:p>
          </table:table-cell>
          <table:table-cell office:value-type="float" office:value="0.0776866003870964" calcext:value-type="float">
            <text:p>0.0776866003870964</text:p>
          </table:table-cell>
        </table:table-row>
        <table:table-row table:style-name="ro1">
          <table:table-cell office:value-type="float" office:value="15.39356473" calcext:value-type="float">
            <text:p>15.3935647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8519498833023" calcext:value-type="float">
            <text:p>0.08519498833023</text:p>
          </table:table-cell>
          <table:table-cell office:value-type="float" office:value="0.0776866003870964" calcext:value-type="float">
            <text:p>0.0776866003870964</text:p>
          </table:table-cell>
        </table:table-row>
        <table:table-row table:style-name="ro1">
          <table:table-cell office:value-type="float" office:value="15.445349262" calcext:value-type="float">
            <text:p>15.44534926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00414912616769" calcext:value-type="float">
            <text:p>0.100414912616769</text:p>
          </table:table-cell>
          <table:table-cell office:value-type="float" office:value="0.115997798740864" calcext:value-type="float">
            <text:p>0.115997798740864</text:p>
          </table:table-cell>
        </table:table-row>
        <table:table-row table:style-name="ro1">
          <table:table-cell office:value-type="float" office:value="15.493977785" calcext:value-type="float">
            <text:p>15.49397778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57295460455366" calcext:value-type="float">
            <text:p>0.0757295460455366</text:p>
          </table:table-cell>
          <table:table-cell office:value-type="float" office:value="0.0915212035179138" calcext:value-type="float">
            <text:p>0.0915212035179138</text:p>
          </table:table-cell>
        </table:table-row>
        <table:table-row table:style-name="ro1">
          <table:table-cell office:value-type="float" office:value="15.543569966" calcext:value-type="float">
            <text:p>15.54356996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57295460455366" calcext:value-type="float">
            <text:p>0.0757295460455366</text:p>
          </table:table-cell>
          <table:table-cell office:value-type="float" office:value="0.0915212035179138" calcext:value-type="float">
            <text:p>0.0915212035179138</text:p>
          </table:table-cell>
        </table:table-row>
        <table:table-row table:style-name="ro1">
          <table:table-cell office:value-type="float" office:value="15.596404846" calcext:value-type="float">
            <text:p>15.59640484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08017241419961" calcext:value-type="float">
            <text:p>0.108017241419961</text:p>
          </table:table-cell>
          <table:table-cell office:value-type="float" office:value="0.126639798283577" calcext:value-type="float">
            <text:p>0.126639798283577</text:p>
          </table:table-cell>
        </table:table-row>
        <table:table-row table:style-name="ro1">
          <table:table-cell office:value-type="float" office:value="15.644983189" calcext:value-type="float">
            <text:p>15.64498318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00887266890909" calcext:value-type="float">
            <text:p>0.0700887266890909</text:p>
          </table:table-cell>
          <table:table-cell office:value-type="float" office:value="0.105355799198151" calcext:value-type="float">
            <text:p>0.105355799198151</text:p>
          </table:table-cell>
        </table:table-row>
        <table:table-row table:style-name="ro1">
          <table:table-cell office:value-type="float" office:value="15.693335219" calcext:value-type="float">
            <text:p>15.69333521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00887266890909" calcext:value-type="float">
            <text:p>0.0700887266890909</text:p>
          </table:table-cell>
          <table:table-cell office:value-type="float" office:value="0.105355799198151" calcext:value-type="float">
            <text:p>0.105355799198151</text:p>
          </table:table-cell>
        </table:table-row>
        <table:table-row table:style-name="ro1">
          <table:table-cell office:value-type="float" office:value="15.745555735" calcext:value-type="float">
            <text:p>15.74555573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648863170747146" calcext:value-type="float">
            <text:p>0.0648863170747146</text:p>
          </table:table-cell>
          <table:table-cell office:value-type="float" office:value="0.0808791965246201" calcext:value-type="float">
            <text:p>0.0808791965246201</text:p>
          </table:table-cell>
        </table:table-row>
        <table:table-row table:style-name="ro1">
          <table:table-cell office:value-type="float" office:value="15.793570118" calcext:value-type="float">
            <text:p>15.79357011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648863170747146" calcext:value-type="float">
            <text:p>0.0648863170747146</text:p>
          </table:table-cell>
          <table:table-cell office:value-type="float" office:value="0.0808791965246201" calcext:value-type="float">
            <text:p>0.0808791965246201</text:p>
          </table:table-cell>
        </table:table-row>
        <table:table-row table:style-name="ro1">
          <table:table-cell office:value-type="float" office:value="15.847438864" calcext:value-type="float">
            <text:p>15.84743886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803434882100897" calcext:value-type="float">
            <text:p>0.0803434882100897</text:p>
          </table:table-cell>
          <table:table-cell office:value-type="float" office:value="0.0830075964331627" calcext:value-type="float">
            <text:p>0.0830075964331627</text:p>
          </table:table-cell>
        </table:table-row>
        <table:table-row table:style-name="ro1">
          <table:table-cell office:value-type="float" office:value="15.895972085" calcext:value-type="float">
            <text:p>15.89597208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0882719403686219" calcext:value-type="float">
            <text:p>0.0882719403686219</text:p>
          </table:table-cell>
          <table:table-cell office:value-type="float" office:value="0.110676802694798" calcext:value-type="float">
            <text:p>0.110676802694798</text:p>
          </table:table-cell>
        </table:table-row>
        <table:table-row table:style-name="ro1">
          <table:table-cell office:value-type="float" office:value="15.943575795" calcext:value-type="float">
            <text:p>15.94357579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0882719403686219" calcext:value-type="float">
            <text:p>0.0882719403686219</text:p>
          </table:table-cell>
          <table:table-cell office:value-type="float" office:value="0.110676802694798" calcext:value-type="float">
            <text:p>0.110676802694798</text:p>
          </table:table-cell>
        </table:table-row>
        <table:table-row table:style-name="ro1">
          <table:table-cell office:value-type="float" office:value="15.993369294" calcext:value-type="float">
            <text:p>15.99336929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758708007297917" calcext:value-type="float">
            <text:p>0.0758708007297917</text:p>
          </table:table-cell>
          <table:table-cell office:value-type="float" office:value="0.136217594146729" calcext:value-type="float">
            <text:p>0.136217594146729</text:p>
          </table:table-cell>
        </table:table-row>
        <table:table-row table:style-name="ro1">
          <table:table-cell office:value-type="float" office:value="16.044912789" calcext:value-type="float">
            <text:p>16.04491278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0920038114007134" calcext:value-type="float">
            <text:p>0.0920038114007134</text:p>
          </table:table-cell>
          <table:table-cell office:value-type="float" office:value="0.110676802694798" calcext:value-type="float">
            <text:p>0.110676802694798</text:p>
          </table:table-cell>
        </table:table-row>
        <table:table-row table:style-name="ro1">
          <table:table-cell office:value-type="float" office:value="16.097092663" calcext:value-type="float">
            <text:p>16.09709266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920038114007134" calcext:value-type="float">
            <text:p>0.0920038114007134</text:p>
          </table:table-cell>
          <table:table-cell office:value-type="float" office:value="0.0851359963417053" calcext:value-type="float">
            <text:p>0.0851359963417053</text:p>
          </table:table-cell>
        </table:table-row>
        <table:table-row table:style-name="ro1">
          <table:table-cell office:value-type="float" office:value="16.144916062" calcext:value-type="float">
            <text:p>16.14491606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699961700495733" calcext:value-type="float">
            <text:p>0.0699961700495733</text:p>
          </table:table-cell>
          <table:table-cell office:value-type="float" office:value="0.0925853997468948" calcext:value-type="float">
            <text:p>0.0925853997468948</text:p>
          </table:table-cell>
        </table:table-row>
        <table:table-row table:style-name="ro1">
          <table:table-cell office:value-type="float" office:value="16.19357492" calcext:value-type="float">
            <text:p>16.1935749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699961700495733" calcext:value-type="float">
            <text:p>0.0699961700495733</text:p>
          </table:table-cell>
          <table:table-cell office:value-type="float" office:value="0.0925853997468948" calcext:value-type="float">
            <text:p>0.0925853997468948</text:p>
          </table:table-cell>
        </table:table-row>
        <table:table-row table:style-name="ro1">
          <table:table-cell office:value-type="float" office:value="16.243540523" calcext:value-type="float">
            <text:p>16.24354052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0.0639693625526737" calcext:value-type="float">
            <text:p>0.0639693625526737</text:p>
          </table:table-cell>
          <table:table-cell office:value-type="float" office:value="0.0074494001455605" calcext:value-type="float">
            <text:p>0.0074494001455605</text:p>
          </table:table-cell>
        </table:table-row>
        <table:table-row table:style-name="ro1">
          <table:table-cell office:value-type="float" office:value="16.294916106" calcext:value-type="float">
            <text:p>16.29491610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-0.015988532455254" calcext:value-type="float">
            <text:p>-0.015988532455254</text:p>
          </table:table-cell>
          <table:table-cell office:value-type="float" office:value="-0.0319259986281395" calcext:value-type="float">
            <text:p>-0.0319259986281395</text:p>
          </table:table-cell>
        </table:table-row>
        <table:table-row table:style-name="ro1">
          <table:table-cell office:value-type="float" office:value="16.3435485" calcext:value-type="float">
            <text:p>16.343548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-0.015988532455254" calcext:value-type="float">
            <text:p>-0.015988532455254</text:p>
          </table:table-cell>
          <table:table-cell office:value-type="float" office:value="-0.0319259986281395" calcext:value-type="float">
            <text:p>-0.0319259986281395</text:p>
          </table:table-cell>
        </table:table-row>
        <table:table-row table:style-name="ro1">
          <table:table-cell office:value-type="float" office:value="16.393935497" calcext:value-type="float">
            <text:p>16.39393549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171240277163339" calcext:value-type="float">
            <text:p>0.0171240277163339</text:p>
          </table:table-cell>
          <table:table-cell office:value-type="float" office:value="-0.00425679981708527" calcext:value-type="float">
            <text:p>-0.00425679981708527</text:p>
          </table:table-cell>
        </table:table-row>
        <table:table-row table:style-name="ro1">
          <table:table-cell office:value-type="float" office:value="16.444954265" calcext:value-type="float">
            <text:p>16.44495426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106387331900277" calcext:value-type="float">
            <text:p>-0.0106387331900277</text:p>
          </table:table-cell>
          <table:table-cell office:value-type="float" office:value="0.0393753983080387" calcext:value-type="float">
            <text:p>0.0393753983080387</text:p>
          </table:table-cell>
        </table:table-row>
        <table:table-row table:style-name="ro1">
          <table:table-cell office:value-type="float" office:value="16.493824621" calcext:value-type="float">
            <text:p>16.49382462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106387331900277" calcext:value-type="float">
            <text:p>-0.0106387331900277</text:p>
          </table:table-cell>
          <table:table-cell office:value-type="float" office:value="0.0393753983080387" calcext:value-type="float">
            <text:p>0.0393753983080387</text:p>
          </table:table-cell>
        </table:table-row>
        <table:table-row table:style-name="ro1">
          <table:table-cell office:value-type="float" office:value="16.544457036" calcext:value-type="float">
            <text:p>16.5444570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0101354812232958" calcext:value-type="float">
            <text:p>0.0101354812232958</text:p>
          </table:table-cell>
          <table:table-cell office:value-type="float" office:value="0.020219799131155" calcext:value-type="float">
            <text:p>0.020219799131155</text:p>
          </table:table-cell>
        </table:table-row>
        <table:table-row table:style-name="ro1">
          <table:table-cell office:value-type="float" office:value="16.593238012" calcext:value-type="float">
            <text:p>16.59323801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101354812232958" calcext:value-type="float">
            <text:p>0.0101354812232958</text:p>
          </table:table-cell>
          <table:table-cell office:value-type="float" office:value="-0.0074494001455605" calcext:value-type="float">
            <text:p>-0.0074494001455605</text:p>
          </table:table-cell>
        </table:table-row>
        <table:table-row table:style-name="ro1">
          <table:table-cell office:value-type="float" office:value="16.647582585" calcext:value-type="float">
            <text:p>16.64758258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-0.0202177198381853" calcext:value-type="float">
            <text:p>-0.0202177198381853</text:p>
          </table:table-cell>
          <table:table-cell office:value-type="float" office:value="-0.0351185984909534" calcext:value-type="float">
            <text:p>-0.0351185984909534</text:p>
          </table:table-cell>
        </table:table-row>
        <table:table-row table:style-name="ro1">
          <table:table-cell office:value-type="float" office:value="16.695755981" calcext:value-type="float">
            <text:p>16.69575598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841730495318" calcext:value-type="float">
            <text:p>0.10841730495318</text:p>
          </table:table-cell>
          <table:table-cell office:value-type="float" office:value="0.00601043212514254" calcext:value-type="float">
            <text:p>0.00601043212514254</text:p>
          </table:table-cell>
          <table:table-cell office:value-type="float" office:value="-0.0170271992683411" calcext:value-type="float">
            <text:p>-0.0170271992683411</text:p>
          </table:table-cell>
        </table:table-row>
        <table:table-row table:style-name="ro1">
          <table:table-cell office:value-type="float" office:value="16.743977955" calcext:value-type="float">
            <text:p>16.74397795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-0.0141938931825909" calcext:value-type="float">
            <text:p>-0.0141938931825909</text:p>
          </table:table-cell>
          <table:table-cell office:value-type="float" office:value="0.0159629993140697" calcext:value-type="float">
            <text:p>0.0159629993140697</text:p>
          </table:table-cell>
        </table:table-row>
        <table:table-row table:style-name="ro1">
          <table:table-cell office:value-type="float" office:value="16.794199758" calcext:value-type="float">
            <text:p>16.79419975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-0.0141938931825909" calcext:value-type="float">
            <text:p>-0.0141938931825909</text:p>
          </table:table-cell>
          <table:table-cell office:value-type="float" office:value="0.020219799131155" calcext:value-type="float">
            <text:p>0.020219799131155</text:p>
          </table:table-cell>
        </table:table-row>
        <table:table-row table:style-name="ro1">
          <table:table-cell office:value-type="float" office:value="16.84391162" calcext:value-type="float">
            <text:p>16.8439116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-0.0180154234629835" calcext:value-type="float">
            <text:p>-0.0180154234629835</text:p>
          </table:table-cell>
          <table:table-cell office:value-type="float" office:value="-0.0351185984909534" calcext:value-type="float">
            <text:p>-0.0351185984909534</text:p>
          </table:table-cell>
        </table:table-row>
        <table:table-row table:style-name="ro1">
          <table:table-cell office:value-type="float" office:value="16.893571544" calcext:value-type="float">
            <text:p>16.89357154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-0.0180154234629835" calcext:value-type="float">
            <text:p>-0.0180154234629835</text:p>
          </table:table-cell>
          <table:table-cell office:value-type="float" office:value="-0.0351185984909534" calcext:value-type="float">
            <text:p>-0.0351185984909534</text:p>
          </table:table-cell>
        </table:table-row>
        <table:table-row table:style-name="ro1">
          <table:table-cell office:value-type="float" office:value="16.946506296" calcext:value-type="float">
            <text:p>16.94650629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0287020606411842" calcext:value-type="float">
            <text:p>0.0287020606411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5023866" calcext:value-type="float">
            <text:p>16.99502386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0.0101291164002996" calcext:value-type="float">
            <text:p>0.0101291164002996</text:p>
          </table:table-cell>
          <table:table-cell office:value-type="float" office:value="-0.029797600582242" calcext:value-type="float">
            <text:p>-0.029797600582242</text:p>
          </table:table-cell>
        </table:table-row>
        <table:table-row table:style-name="ro1">
          <table:table-cell office:value-type="float" office:value="17.04333634" calcext:value-type="float">
            <text:p>17.0433363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0.0101291164002996" calcext:value-type="float">
            <text:p>0.0101291164002996</text:p>
          </table:table-cell>
          <table:table-cell office:value-type="float" office:value="-0.029797600582242" calcext:value-type="float">
            <text:p>-0.029797600582242</text:p>
          </table:table-cell>
        </table:table-row>
        <table:table-row table:style-name="ro1">
          <table:table-cell office:value-type="float" office:value="17.097433734" calcext:value-type="float">
            <text:p>17.09743373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112374140900376" calcext:value-type="float">
            <text:p>0.112374140900376</text:p>
          </table:table-cell>
          <table:table-cell office:value-type="float" office:value="-0.00690554268005573" calcext:value-type="float">
            <text:p>-0.00690554268005573</text:p>
          </table:table-cell>
          <table:table-cell office:value-type="float" office:value="0.0106419995427132" calcext:value-type="float">
            <text:p>0.0106419995427132</text:p>
          </table:table-cell>
        </table:table-row>
        <table:table-row table:style-name="ro1">
          <table:table-cell office:value-type="float" office:value="17.143161777" calcext:value-type="float">
            <text:p>17.14316177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-0.00690554268005573" calcext:value-type="float">
            <text:p>-0.00690554268005573</text:p>
          </table:table-cell>
          <table:table-cell office:value-type="float" office:value="0.0521458014845848" calcext:value-type="float">
            <text:p>0.0521458014845848</text:p>
          </table:table-cell>
        </table:table-row>
        <table:table-row table:style-name="ro1">
          <table:table-cell office:value-type="float" office:value="17.193242935" calcext:value-type="float">
            <text:p>17.19324293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-0.00153308340448879" calcext:value-type="float">
            <text:p>-0.00153308340448879</text:p>
          </table:table-cell>
          <table:table-cell office:value-type="float" office:value="-0.00532099977135658" calcext:value-type="float">
            <text:p>-0.00532099977135658</text:p>
          </table:table-cell>
        </table:table-row>
        <table:table-row table:style-name="ro1">
          <table:table-cell office:value-type="float" office:value="17.247494767" calcext:value-type="float">
            <text:p>17.24749476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251322965505862" calcext:value-type="float">
            <text:p>-0.0251322965505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4898914" calcext:value-type="float">
            <text:p>17.29489891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7625937763741" calcext:value-type="float">
            <text:p>0.107625937763741</text:p>
          </table:table-cell>
          <table:table-cell office:value-type="float" office:value="0.0320177958589783" calcext:value-type="float">
            <text:p>0.0320177958589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44044928" calcext:value-type="float">
            <text:p>17.34404492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-0.00390710515117005" calcext:value-type="float">
            <text:p>-0.00390710515117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9614758" calcext:value-type="float">
            <text:p>17.3961475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105251836195423" calcext:value-type="float">
            <text:p>0.105251836195423</text:p>
          </table:table-cell>
          <table:table-cell office:value-type="float" office:value="-0.00390710515117005" calcext:value-type="float">
            <text:p>-0.00390710515117005</text:p>
          </table:table-cell>
          <table:table-cell office:value-type="float" office:value="0.0478890016674995" calcext:value-type="float">
            <text:p>0.0478890016674995</text:p>
          </table:table-cell>
        </table:table-row>
        <table:table-row table:style-name="ro1">
          <table:table-cell office:value-type="float" office:value="17.443992034" calcext:value-type="float">
            <text:p>17.44399203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0058868023477645" calcext:value-type="float">
            <text:p>0.0058868023477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93223043" calcext:value-type="float">
            <text:p>17.49322304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0058868023477645" calcext:value-type="float">
            <text:p>0.0058868023477645</text:p>
          </table:table-cell>
          <table:table-cell office:value-type="float" office:value="-0.0830075964331627" calcext:value-type="float">
            <text:p>-0.0830075964331627</text:p>
          </table:table-cell>
        </table:table-row>
        <table:table-row table:style-name="ro1">
          <table:table-cell office:value-type="float" office:value="17.543754972" calcext:value-type="float">
            <text:p>17.54375497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-0.0207472562128723" calcext:value-type="float">
            <text:p>-0.0207472562128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94959346" calcext:value-type="float">
            <text:p>17.59495934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0.00490689911403797" calcext:value-type="float">
            <text:p>0.00490689911403797</text:p>
          </table:table-cell>
          <table:table-cell office:value-type="float" office:value="-0.0383111983537674" calcext:value-type="float">
            <text:p>-0.0383111983537674</text:p>
          </table:table-cell>
        </table:table-row>
        <table:table-row table:style-name="ro1">
          <table:table-cell office:value-type="float" office:value="17.645012981" calcext:value-type="float">
            <text:p>17.64501298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00999525508073284" calcext:value-type="float">
            <text:p>0.00999525508073284</text:p>
          </table:table-cell>
          <table:table-cell office:value-type="float" office:value="0.0510816015303135" calcext:value-type="float">
            <text:p>0.0510816015303135</text:p>
          </table:table-cell>
        </table:table-row>
        <table:table-row table:style-name="ro1">
          <table:table-cell office:value-type="float" office:value="17.697189458" calcext:value-type="float">
            <text:p>17.69718945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00999525508073284" calcext:value-type="float">
            <text:p>0.00999525508073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5040086" calcext:value-type="float">
            <text:p>17.74504008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841730495318" calcext:value-type="float">
            <text:p>0.10841730495318</text:p>
          </table:table-cell>
          <table:table-cell office:value-type="float" office:value="0.00229363076866779" calcext:value-type="float">
            <text:p>0.00229363076866779</text:p>
          </table:table-cell>
          <table:table-cell office:value-type="float" office:value="0.0744939967989922" calcext:value-type="float">
            <text:p>0.0744939967989922</text:p>
          </table:table-cell>
        </table:table-row>
        <table:table-row table:style-name="ro1">
          <table:table-cell office:value-type="float" office:value="17.794080685" calcext:value-type="float">
            <text:p>17.79408068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0229363076866779" calcext:value-type="float">
            <text:p>0.00229363076866779</text:p>
          </table:table-cell>
          <table:table-cell office:value-type="float" office:value="-0.00851359963417053" calcext:value-type="float">
            <text:p>-0.00851359963417053</text:p>
          </table:table-cell>
        </table:table-row>
        <table:table-row table:style-name="ro1">
          <table:table-cell office:value-type="float" office:value="17.844754666" calcext:value-type="float">
            <text:p>17.84475466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173033491781515" calcext:value-type="float">
            <text:p>0.0173033491781515</text:p>
          </table:table-cell>
          <table:table-cell office:value-type="float" office:value="0.0351185984909534" calcext:value-type="float">
            <text:p>0.0351185984909534</text:p>
          </table:table-cell>
        </table:table-row>
        <table:table-row table:style-name="ro1">
          <table:table-cell office:value-type="float" office:value="17.893251561" calcext:value-type="float">
            <text:p>17.89325156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000039332058" calcext:value-type="float">
            <text:p>0.110000039332058</text:p>
          </table:table-cell>
          <table:table-cell office:value-type="float" office:value="-0.000734407717129619" calcext:value-type="float">
            <text:p>-0.000734407717129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3997066" calcext:value-type="float">
            <text:p>17.94399706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0108219592333051" calcext:value-type="float">
            <text:p>0.00108219592333051</text:p>
          </table:table-cell>
          <table:table-cell office:value-type="float" office:value="-0.0255408007651567" calcext:value-type="float">
            <text:p>-0.0255408007651567</text:p>
          </table:table-cell>
        </table:table-row>
        <table:table-row table:style-name="ro1">
          <table:table-cell office:value-type="float" office:value="17.99362921" calcext:value-type="float">
            <text:p>17.9936292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0108219592333051" calcext:value-type="float">
            <text:p>0.00108219592333051</text:p>
          </table:table-cell>
          <table:table-cell office:value-type="float" office:value="-0.0255408007651567" calcext:value-type="float">
            <text:p>-0.0255408007651567</text:p>
          </table:table-cell>
        </table:table-row>
        <table:table-row table:style-name="ro1">
          <table:table-cell office:value-type="float" office:value="18.043683772" calcext:value-type="float">
            <text:p>18.04368377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101475883052577" calcext:value-type="float">
            <text:p>-0.0101475883052577</text:p>
          </table:table-cell>
          <table:table-cell office:value-type="float" office:value="-0.00425679981708527" calcext:value-type="float">
            <text:p>-0.00425679981708527</text:p>
          </table:table-cell>
        </table:table-row>
        <table:table-row table:style-name="ro1">
          <table:table-cell office:value-type="float" office:value="18.094314743" calcext:value-type="float">
            <text:p>18.09431474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-0.0187205309819361" calcext:value-type="float">
            <text:p>-0.0187205309819361</text:p>
          </table:table-cell>
          <table:table-cell office:value-type="float" office:value="0.014898800291121" calcext:value-type="float">
            <text:p>0.014898800291121</text:p>
          </table:table-cell>
        </table:table-row>
        <table:table-row table:style-name="ro1">
          <table:table-cell office:value-type="float" office:value="18.143570168" calcext:value-type="float">
            <text:p>18.14357016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-0.0187205309819361" calcext:value-type="float">
            <text:p>-0.0187205309819361</text:p>
          </table:table-cell>
          <table:table-cell office:value-type="float" office:value="0.014898800291121" calcext:value-type="float">
            <text:p>0.014898800291121</text:p>
          </table:table-cell>
        </table:table-row>
        <table:table-row table:style-name="ro1">
          <table:table-cell office:value-type="float" office:value="18.194066189" calcext:value-type="float">
            <text:p>18.19406618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0454283639159867" calcext:value-type="float">
            <text:p>-0.00454283639159867</text:p>
          </table:table-cell>
          <table:table-cell office:value-type="float" office:value="-0.0478890016674995" calcext:value-type="float">
            <text:p>-0.0478890016674995</text:p>
          </table:table-cell>
        </table:table-row>
        <table:table-row table:style-name="ro1">
          <table:table-cell office:value-type="float" office:value="18.245000789" calcext:value-type="float">
            <text:p>18.24500078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019014453638115" calcext:value-type="float">
            <text:p>0.019014453638115</text:p>
          </table:table-cell>
          <table:table-cell office:value-type="float" office:value="0.0319259986281395" calcext:value-type="float">
            <text:p>0.0319259986281395</text:p>
          </table:table-cell>
        </table:table-row>
        <table:table-row table:style-name="ro1">
          <table:table-cell office:value-type="float" office:value="18.293566008" calcext:value-type="float">
            <text:p>18.29356600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019014453638115" calcext:value-type="float">
            <text:p>0.019014453638115</text:p>
          </table:table-cell>
          <table:table-cell office:value-type="float" office:value="0.0319259986281395" calcext:value-type="float">
            <text:p>0.0319259986281395</text:p>
          </table:table-cell>
        </table:table-row>
        <table:table-row table:style-name="ro1">
          <table:table-cell office:value-type="float" office:value="18.344580579" calcext:value-type="float">
            <text:p>18.34458057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841730495318" calcext:value-type="float">
            <text:p>0.10841730495318</text:p>
          </table:table-cell>
          <table:table-cell office:value-type="float" office:value="-0.00117591311812479" calcext:value-type="float">
            <text:p>-0.00117591311812479</text:p>
          </table:table-cell>
          <table:table-cell office:value-type="float" office:value="0.0372469983994961" calcext:value-type="float">
            <text:p>0.0372469983994961</text:p>
          </table:table-cell>
        </table:table-row>
        <table:table-row table:style-name="ro1">
          <table:table-cell office:value-type="float" office:value="18.394964148" calcext:value-type="float">
            <text:p>18.39496414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102029366011873" calcext:value-type="float">
            <text:p>0.0102029366011873</text:p>
          </table:table-cell>
          <table:table-cell office:value-type="float" office:value="0.0223482009023428" calcext:value-type="float">
            <text:p>0.0223482009023428</text:p>
          </table:table-cell>
        </table:table-row>
        <table:table-row table:style-name="ro1">
          <table:table-cell office:value-type="float" office:value="18.443568472" calcext:value-type="float">
            <text:p>18.44356847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102029366011873" calcext:value-type="float">
            <text:p>0.0102029366011873</text:p>
          </table:table-cell>
          <table:table-cell office:value-type="float" office:value="0.0223482009023428" calcext:value-type="float">
            <text:p>0.0223482009023428</text:p>
          </table:table-cell>
        </table:table-row>
        <table:table-row table:style-name="ro1">
          <table:table-cell office:value-type="float" office:value="18.495564206" calcext:value-type="float">
            <text:p>18.49556420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841730495318" calcext:value-type="float">
            <text:p>0.10841730495318</text:p>
          </table:table-cell>
          <table:table-cell office:value-type="float" office:value="0.00313220665539901" calcext:value-type="float">
            <text:p>0.00313220665539901</text:p>
          </table:table-cell>
          <table:table-cell office:value-type="float" office:value="-0.0180913992226124" calcext:value-type="float">
            <text:p>-0.0180913992226124</text:p>
          </table:table-cell>
        </table:table-row>
        <table:table-row table:style-name="ro1">
          <table:table-cell office:value-type="float" office:value="18.544028396" calcext:value-type="float">
            <text:p>18.54402839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0165709612230228" calcext:value-type="float">
            <text:p>0.00165709612230228</text:p>
          </table:table-cell>
          <table:table-cell office:value-type="float" office:value="-0.0446964018046856" calcext:value-type="float">
            <text:p>-0.0446964018046856</text:p>
          </table:table-cell>
        </table:table-row>
        <table:table-row table:style-name="ro1">
          <table:table-cell office:value-type="float" office:value="18.593584793" calcext:value-type="float">
            <text:p>18.59358479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0165709612230228" calcext:value-type="float">
            <text:p>0.00165709612230228</text:p>
          </table:table-cell>
          <table:table-cell office:value-type="float" office:value="-0.0446964018046856" calcext:value-type="float">
            <text:p>-0.0446964018046856</text:p>
          </table:table-cell>
        </table:table-row>
        <table:table-row table:style-name="ro1">
          <table:table-cell office:value-type="float" office:value="18.644024586" calcext:value-type="float">
            <text:p>18.64402458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315323366350526" calcext:value-type="float">
            <text:p>-0.0315323366350526</text:p>
          </table:table-cell>
          <table:table-cell office:value-type="float" office:value="-0.0223482009023428" calcext:value-type="float">
            <text:p>-0.0223482009023428</text:p>
          </table:table-cell>
        </table:table-row>
        <table:table-row table:style-name="ro1">
          <table:table-cell office:value-type="float" office:value="18.693228646" calcext:value-type="float">
            <text:p>18.69322864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-0.0315323366350526" calcext:value-type="float">
            <text:p>-0.0315323366350526</text:p>
          </table:table-cell>
          <table:table-cell office:value-type="float" office:value="0.020219799131155" calcext:value-type="float">
            <text:p>0.020219799131155</text:p>
          </table:table-cell>
        </table:table-row>
        <table:table-row table:style-name="ro1">
          <table:table-cell office:value-type="float" office:value="18.744801799" calcext:value-type="float">
            <text:p>18.74480179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-0.0370489642174671" calcext:value-type="float">
            <text:p>-0.0370489642174671</text:p>
          </table:table-cell>
          <table:table-cell office:value-type="float" office:value="0.0361827984452248" calcext:value-type="float">
            <text:p>0.0361827984452248</text:p>
          </table:table-cell>
        </table:table-row>
        <table:table-row table:style-name="ro1">
          <table:table-cell office:value-type="float" office:value="18.795014542" calcext:value-type="float">
            <text:p>18.79501454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000039332058" calcext:value-type="float">
            <text:p>0.110000039332058</text:p>
          </table:table-cell>
          <table:table-cell office:value-type="float" office:value="-0.0261360400763215" calcext:value-type="float">
            <text:p>-0.0261360400763215</text:p>
          </table:table-cell>
          <table:table-cell office:value-type="float" office:value="-0.0510816015303135" calcext:value-type="float">
            <text:p>-0.0510816015303135</text:p>
          </table:table-cell>
        </table:table-row>
        <table:table-row table:style-name="ro1">
          <table:table-cell office:value-type="float" office:value="18.843267714" calcext:value-type="float">
            <text:p>18.84326771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-0.0261360400763215" calcext:value-type="float">
            <text:p>-0.0261360400763215</text:p>
          </table:table-cell>
          <table:table-cell office:value-type="float" office:value="-0.00425679981708527" calcext:value-type="float">
            <text:p>-0.00425679981708527</text:p>
          </table:table-cell>
        </table:table-row>
        <table:table-row table:style-name="ro1">
          <table:table-cell office:value-type="float" office:value="18.897245674" calcext:value-type="float">
            <text:p>18.89724567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199657934195128" calcext:value-type="float">
            <text:p>0.0199657934195128</text:p>
          </table:table-cell>
          <table:table-cell office:value-type="float" office:value="-0.0415037982165813" calcext:value-type="float">
            <text:p>-0.0415037982165813</text:p>
          </table:table-cell>
        </table:table-row>
        <table:table-row table:style-name="ro1">
          <table:table-cell office:value-type="float" office:value="18.945079339" calcext:value-type="float">
            <text:p>18.94507933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00996899377591075" calcext:value-type="float">
            <text:p>0.00996899377591075</text:p>
          </table:table-cell>
          <table:table-cell office:value-type="float" office:value="0.0383111983537674" calcext:value-type="float">
            <text:p>0.0383111983537674</text:p>
          </table:table-cell>
        </table:table-row>
        <table:table-row table:style-name="ro1">
          <table:table-cell office:value-type="float" office:value="18.993152983" calcext:value-type="float">
            <text:p>18.99315298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791406521498" calcext:value-type="float">
            <text:p>0.110791406521498</text:p>
          </table:table-cell>
          <table:table-cell office:value-type="float" office:value="0.00996899377591075" calcext:value-type="float">
            <text:p>0.0099689937759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3290747" calcext:value-type="float">
            <text:p>19.04329074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10791406521498" calcext:value-type="float">
            <text:p>0.110791406521498</text:p>
          </table:table-cell>
          <table:table-cell office:value-type="float" office:value="-0.000767996391671238" calcext:value-type="float">
            <text:p>-0.00076799639167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215605" calcext:value-type="float">
            <text:p>19.09321560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7625937763741" calcext:value-type="float">
            <text:p>0.107625937763741</text:p>
          </table:table-cell>
          <table:table-cell office:value-type="float" office:value="0.0036556822741429" calcext:value-type="float">
            <text:p>0.0036556822741429</text:p>
          </table:table-cell>
          <table:table-cell office:value-type="float" office:value="-0.00638520019128919" calcext:value-type="float">
            <text:p>-0.00638520019128919</text:p>
          </table:table-cell>
        </table:table-row>
        <table:table-row table:style-name="ro1">
          <table:table-cell office:value-type="float" office:value="19.144028822" calcext:value-type="float">
            <text:p>19.14402882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0683789864722548" calcext:value-type="float">
            <text:p>0.00683789864722548</text:p>
          </table:table-cell>
          <table:table-cell office:value-type="float" office:value="-0.0074494001455605" calcext:value-type="float">
            <text:p>-0.0074494001455605</text:p>
          </table:table-cell>
        </table:table-row>
        <table:table-row table:style-name="ro1">
          <table:table-cell office:value-type="float" office:value="19.193572161" calcext:value-type="float">
            <text:p>19.19357216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0683789864722548" calcext:value-type="float">
            <text:p>0.00683789864722548</text:p>
          </table:table-cell>
          <table:table-cell office:value-type="float" office:value="-0.0074494001455605" calcext:value-type="float">
            <text:p>-0.0074494001455605</text:p>
          </table:table-cell>
        </table:table-row>
        <table:table-row table:style-name="ro1">
          <table:table-cell office:value-type="float" office:value="19.244039699" calcext:value-type="float">
            <text:p>19.24403969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2374140900376" calcext:value-type="float">
            <text:p>0.112374140900376</text:p>
          </table:table-cell>
          <table:table-cell office:value-type="float" office:value="0.0363654950640472" calcext:value-type="float">
            <text:p>0.0363654950640472</text:p>
          </table:table-cell>
          <table:table-cell office:value-type="float" office:value="0.0340543985366821" calcext:value-type="float">
            <text:p>0.0340543985366821</text:p>
          </table:table-cell>
        </table:table-row>
        <table:table-row table:style-name="ro1">
          <table:table-cell office:value-type="float" office:value="19.295500207" calcext:value-type="float">
            <text:p>19.29550020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0305034424605852" calcext:value-type="float">
            <text:p>0.0305034424605852</text:p>
          </table:table-cell>
          <table:table-cell office:value-type="float" office:value="0.114933602511883" calcext:value-type="float">
            <text:p>0.114933602511883</text:p>
          </table:table-cell>
        </table:table-row>
        <table:table-row table:style-name="ro1">
          <table:table-cell office:value-type="float" office:value="19.34356761" calcext:value-type="float">
            <text:p>19.3435676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0305034424605852" calcext:value-type="float">
            <text:p>0.0305034424605852</text:p>
          </table:table-cell>
          <table:table-cell office:value-type="float" office:value="0.114933602511883" calcext:value-type="float">
            <text:p>0.114933602511883</text:p>
          </table:table-cell>
        </table:table-row>
        <table:table-row table:style-name="ro1">
          <table:table-cell office:value-type="float" office:value="19.394618725" calcext:value-type="float">
            <text:p>19.39461872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720793243196586" calcext:value-type="float">
            <text:p>0.0720793243196586</text:p>
          </table:table-cell>
          <table:table-cell office:value-type="float" office:value="0.0691730007529259" calcext:value-type="float">
            <text:p>0.0691730007529259</text:p>
          </table:table-cell>
        </table:table-row>
        <table:table-row table:style-name="ro1">
          <table:table-cell office:value-type="float" office:value="19.445041846" calcext:value-type="float">
            <text:p>19.44504184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21870547173647" calcext:value-type="float">
            <text:p>0.121870547173647</text:p>
          </table:table-cell>
          <table:table-cell office:value-type="float" office:value="0.113536724715141" calcext:value-type="float">
            <text:p>0.113536724715141</text:p>
          </table:table-cell>
          <table:table-cell office:value-type="float" office:value="0.137281805276871" calcext:value-type="float">
            <text:p>0.137281805276871</text:p>
          </table:table-cell>
        </table:table-row>
        <table:table-row table:style-name="ro1">
          <table:table-cell office:value-type="float" office:value="19.495323648" calcext:value-type="float">
            <text:p>19.49532364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21870547173647" calcext:value-type="float">
            <text:p>0.121870547173647</text:p>
          </table:table-cell>
          <table:table-cell office:value-type="float" office:value="0.113536724715141" calcext:value-type="float">
            <text:p>0.113536724715141</text:p>
          </table:table-cell>
          <table:table-cell office:value-type="float" office:value="0.15324479341507" calcext:value-type="float">
            <text:p>0.15324479341507</text:p>
          </table:table-cell>
        </table:table-row>
        <table:table-row table:style-name="ro1">
          <table:table-cell office:value-type="float" office:value="19.544728292" calcext:value-type="float">
            <text:p>19.54472829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23693020923151" calcext:value-type="float">
            <text:p>0.123693020923151</text:p>
          </table:table-cell>
          <table:table-cell office:value-type="float" office:value="0.122382998466492" calcext:value-type="float">
            <text:p>0.122382998466492</text:p>
          </table:table-cell>
        </table:table-row>
        <table:table-row table:style-name="ro1">
          <table:table-cell office:value-type="float" office:value="19.593553296" calcext:value-type="float">
            <text:p>19.59355329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23693020923151" calcext:value-type="float">
            <text:p>0.123693020923151</text:p>
          </table:table-cell>
          <table:table-cell office:value-type="float" office:value="0.122382998466492" calcext:value-type="float">
            <text:p>0.122382998466492</text:p>
          </table:table-cell>
        </table:table-row>
        <table:table-row table:style-name="ro1">
          <table:table-cell office:value-type="float" office:value="19.645518176" calcext:value-type="float">
            <text:p>19.64551817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88583366954465" calcext:value-type="float">
            <text:p>0.0788583366954465</text:p>
          </table:table-cell>
          <table:table-cell office:value-type="float" office:value="0.0883285999298096" calcext:value-type="float">
            <text:p>0.0883285999298096</text:p>
          </table:table-cell>
        </table:table-row>
        <table:table-row table:style-name="ro1">
          <table:table-cell office:value-type="float" office:value="19.693237402" calcext:value-type="float">
            <text:p>19.69323740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88583366954465" calcext:value-type="float">
            <text:p>0.0788583366954465</text:p>
          </table:table-cell>
          <table:table-cell office:value-type="float" office:value="0.0457606017589569" calcext:value-type="float">
            <text:p>0.0457606017589569</text:p>
          </table:table-cell>
        </table:table-row>
        <table:table-row table:style-name="ro1">
          <table:table-cell office:value-type="float" office:value="19.74384392" calcext:value-type="float">
            <text:p>19.7438439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124121422760227" calcext:value-type="float">
            <text:p>0.124121422760227</text:p>
          </table:table-cell>
          <table:table-cell office:value-type="float" office:value="0.117062002420425" calcext:value-type="float">
            <text:p>0.117062002420425</text:p>
          </table:table-cell>
        </table:table-row>
        <table:table-row table:style-name="ro1">
          <table:table-cell office:value-type="float" office:value="19.794050517" calcext:value-type="float">
            <text:p>19.79405051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662180014189793" calcext:value-type="float">
            <text:p>0.0662180014189793</text:p>
          </table:table-cell>
          <table:table-cell office:value-type="float" office:value="0.0819434002041817" calcext:value-type="float">
            <text:p>0.0819434002041817</text:p>
          </table:table-cell>
        </table:table-row>
        <table:table-row table:style-name="ro1">
          <table:table-cell office:value-type="float" office:value="19.845863998" calcext:value-type="float">
            <text:p>19.84586399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31267068580687" calcext:value-type="float">
            <text:p>0.131267068580687</text:p>
          </table:table-cell>
          <table:table-cell office:value-type="float" office:value="0.0925853997468948" calcext:value-type="float">
            <text:p>0.0925853997468948</text:p>
          </table:table-cell>
        </table:table-row>
        <table:table-row table:style-name="ro1">
          <table:table-cell office:value-type="float" office:value="19.894253365" calcext:value-type="float">
            <text:p>19.89425336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21079179984208" calcext:value-type="float">
            <text:p>0.121079179984208</text:p>
          </table:table-cell>
          <table:table-cell office:value-type="float" office:value="0.131267068580687" calcext:value-type="float">
            <text:p>0.131267068580687</text:p>
          </table:table-cell>
          <table:table-cell office:value-type="float" office:value="0.120254598557949" calcext:value-type="float">
            <text:p>0.120254598557949</text:p>
          </table:table-cell>
        </table:table-row>
        <table:table-row table:style-name="ro1">
          <table:table-cell office:value-type="float" office:value="19.944109419" calcext:value-type="float">
            <text:p>19.94410941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4461175262962" calcext:value-type="float">
            <text:p>0.14461175262962</text:p>
          </table:table-cell>
          <table:table-cell office:value-type="float" office:value="0.147923797369003" calcext:value-type="float">
            <text:p>0.147923797369003</text:p>
          </table:table-cell>
        </table:table-row>
        <table:table-row table:style-name="ro1">
          <table:table-cell office:value-type="float" office:value="19.993559567" calcext:value-type="float">
            <text:p>19.99355956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4461175262962" calcext:value-type="float">
            <text:p>0.14461175262962</text:p>
          </table:table-cell>
          <table:table-cell office:value-type="float" office:value="0.147923797369003" calcext:value-type="float">
            <text:p>0.147923797369003</text:p>
          </table:table-cell>
        </table:table-row>
        <table:table-row table:style-name="ro1">
          <table:table-cell office:value-type="float" office:value="20.045005161" calcext:value-type="float">
            <text:p>20.04500516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566120904786055" calcext:value-type="float">
            <text:p>0.0566120904786055</text:p>
          </table:table-cell>
          <table:table-cell office:value-type="float" office:value="0.0681087970733643" calcext:value-type="float">
            <text:p>0.0681087970733643</text:p>
          </table:table-cell>
        </table:table-row>
        <table:table-row table:style-name="ro1">
          <table:table-cell office:value-type="float" office:value="20.093225401" calcext:value-type="float">
            <text:p>20.09322540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566120904786055" calcext:value-type="float">
            <text:p>0.0566120904786055</text:p>
          </table:table-cell>
          <table:table-cell office:value-type="float" office:value="0.0862002000212669" calcext:value-type="float">
            <text:p>0.0862002000212669</text:p>
          </table:table-cell>
        </table:table-row>
        <table:table-row table:style-name="ro1">
          <table:table-cell office:value-type="float" office:value="20.147522829" calcext:value-type="float">
            <text:p>20.14752282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780297967185474" calcext:value-type="float">
            <text:p>0.0780297967185474</text:p>
          </table:table-cell>
          <table:table-cell office:value-type="float" office:value="0.0979064032435417" calcext:value-type="float">
            <text:p>0.0979064032435417</text:p>
          </table:table-cell>
        </table:table-row>
        <table:table-row table:style-name="ro1">
          <table:table-cell office:value-type="float" office:value="20.193286771" calcext:value-type="float">
            <text:p>20.19328677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80297967185474" calcext:value-type="float">
            <text:p>0.0780297967185474</text:p>
          </table:table-cell>
          <table:table-cell office:value-type="float" office:value="0.0872644037008286" calcext:value-type="float">
            <text:p>0.0872644037008286</text:p>
          </table:table-cell>
        </table:table-row>
        <table:table-row table:style-name="ro1">
          <table:table-cell office:value-type="float" office:value="20.243559195" calcext:value-type="float">
            <text:p>20.24355919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65322403223822" calcext:value-type="float">
            <text:p>0.0765322403223822</text:p>
          </table:table-cell>
          <table:table-cell office:value-type="float" office:value="0.0872644037008286" calcext:value-type="float">
            <text:p>0.0872644037008286</text:p>
          </table:table-cell>
        </table:table-row>
        <table:table-row table:style-name="ro1">
          <table:table-cell office:value-type="float" office:value="20.293852323" calcext:value-type="float">
            <text:p>20.29385232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123087122889634" calcext:value-type="float">
            <text:p>0.123087122889634</text:p>
          </table:table-cell>
          <table:table-cell office:value-type="float" office:value="0.0830075964331627" calcext:value-type="float">
            <text:p>0.0830075964331627</text:p>
          </table:table-cell>
        </table:table-row>
        <table:table-row table:style-name="ro1">
          <table:table-cell office:value-type="float" office:value="20.344900396" calcext:value-type="float">
            <text:p>20.34490039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810421477298172" calcext:value-type="float">
            <text:p>0.0810421477298172</text:p>
          </table:table-cell>
          <table:table-cell office:value-type="float" office:value="0.0947137996554375" calcext:value-type="float">
            <text:p>0.0947137996554375</text:p>
          </table:table-cell>
        </table:table-row>
        <table:table-row table:style-name="ro1">
          <table:table-cell office:value-type="float" office:value="20.393247233" calcext:value-type="float">
            <text:p>20.39324723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1295314904694" calcext:value-type="float">
            <text:p>0.0981295314904694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810421477298172" calcext:value-type="float">
            <text:p>0.0810421477298172</text:p>
          </table:table-cell>
          <table:table-cell office:value-type="float" office:value="0.11280520260334" calcext:value-type="float">
            <text:p>0.11280520260334</text:p>
          </table:table-cell>
        </table:table-row>
        <table:table-row table:style-name="ro1">
          <table:table-cell office:value-type="float" office:value="20.446606925" calcext:value-type="float">
            <text:p>20.44660692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986357355838465" calcext:value-type="float">
            <text:p>0.0986357355838465</text:p>
          </table:table-cell>
          <table:table-cell office:value-type="float" office:value="0.144731193780899" calcext:value-type="float">
            <text:p>0.144731193780899</text:p>
          </table:table-cell>
        </table:table-row>
        <table:table-row table:style-name="ro1">
          <table:table-cell office:value-type="float" office:value="20.495116169" calcext:value-type="float">
            <text:p>20.49511616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727496687075" calcext:value-type="float">
            <text:p>0.08727496687075</text:p>
          </table:table-cell>
          <table:table-cell office:value-type="float" office:value="0.106420002877712" calcext:value-type="float">
            <text:p>0.106420002877712</text:p>
          </table:table-cell>
        </table:table-row>
        <table:table-row table:style-name="ro1">
          <table:table-cell office:value-type="float" office:value="20.543339513" calcext:value-type="float">
            <text:p>20.54333951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727496687075" calcext:value-type="float">
            <text:p>0.08727496687075</text:p>
          </table:table-cell>
          <table:table-cell office:value-type="float" office:value="0.106420002877712" calcext:value-type="float">
            <text:p>0.106420002877712</text:p>
          </table:table-cell>
        </table:table-row>
        <table:table-row table:style-name="ro1">
          <table:table-cell office:value-type="float" office:value="20.597609868" calcext:value-type="float">
            <text:p>20.59760986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1295314904694" calcext:value-type="float">
            <text:p>0.0981295314904694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652486519801336" calcext:value-type="float">
            <text:p>0.0652486519801336</text:p>
          </table:table-cell>
          <table:table-cell office:value-type="float" office:value="0.0755582004785538" calcext:value-type="float">
            <text:p>0.0755582004785538</text:p>
          </table:table-cell>
        </table:table-row>
        <table:table-row table:style-name="ro1">
          <table:table-cell office:value-type="float" office:value="20.64331995" calcext:value-type="float">
            <text:p>20.6433199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652486519801336" calcext:value-type="float">
            <text:p>0.0652486519801336</text:p>
          </table:table-cell>
          <table:table-cell office:value-type="float" office:value="0.0851359963417053" calcext:value-type="float">
            <text:p>0.0851359963417053</text:p>
          </table:table-cell>
        </table:table-row>
        <table:table-row table:style-name="ro1">
          <table:table-cell office:value-type="float" office:value="20.69322314" calcext:value-type="float">
            <text:p>20.6932231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22893742994363" calcext:value-type="float">
            <text:p>0.122893742994363</text:p>
          </table:table-cell>
          <table:table-cell office:value-type="float" office:value="0.124511398375034" calcext:value-type="float">
            <text:p>0.124511398375034</text:p>
          </table:table-cell>
        </table:table-row>
        <table:table-row table:style-name="ro1">
          <table:table-cell office:value-type="float" office:value="20.745657478" calcext:value-type="float">
            <text:p>20.74565747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4460469005983" calcext:value-type="float">
            <text:p>0.104460469005983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588402226488084" calcext:value-type="float">
            <text:p>0.0588402226488084</text:p>
          </table:table-cell>
          <table:table-cell office:value-type="float" office:value="0.0372469983994961" calcext:value-type="float">
            <text:p>0.0372469983994961</text:p>
          </table:table-cell>
        </table:table-row>
        <table:table-row table:style-name="ro1">
          <table:table-cell office:value-type="float" office:value="20.794280869" calcext:value-type="float">
            <text:p>20.79428086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00308388304376" calcext:value-type="float">
            <text:p>0.100308388304376</text:p>
          </table:table-cell>
          <table:table-cell office:value-type="float" office:value="0.0308618005365133" calcext:value-type="float">
            <text:p>0.0308618005365133</text:p>
          </table:table-cell>
        </table:table-row>
        <table:table-row table:style-name="ro1">
          <table:table-cell office:value-type="float" office:value="20.843572864" calcext:value-type="float">
            <text:p>20.84357286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00308388304376" calcext:value-type="float">
            <text:p>0.100308388304376</text:p>
          </table:table-cell>
          <table:table-cell office:value-type="float" office:value="0.0308618005365133" calcext:value-type="float">
            <text:p>0.0308618005365133</text:p>
          </table:table-cell>
        </table:table-row>
        <table:table-row table:style-name="ro1">
          <table:table-cell office:value-type="float" office:value="20.897539043" calcext:value-type="float">
            <text:p>20.89753904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4460469005983" calcext:value-type="float">
            <text:p>0.104460469005983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491277441221688" calcext:value-type="float">
            <text:p>0.0491277441221688</text:p>
          </table:table-cell>
          <table:table-cell office:value-type="float" office:value="0.0617236010730267" calcext:value-type="float">
            <text:p>0.0617236010730267</text:p>
          </table:table-cell>
        </table:table-row>
        <table:table-row table:style-name="ro1">
          <table:table-cell office:value-type="float" office:value="20.945042259" calcext:value-type="float">
            <text:p>20.94504225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27105283623556" calcext:value-type="float">
            <text:p>0.127105283623556</text:p>
          </table:table-cell>
          <table:table-cell office:value-type="float" office:value="0.102163203060627" calcext:value-type="float">
            <text:p>0.102163203060627</text:p>
          </table:table-cell>
        </table:table-row>
        <table:table-row table:style-name="ro1">
          <table:table-cell office:value-type="float" office:value="20.993323203" calcext:value-type="float">
            <text:p>20.99332320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27105283623556" calcext:value-type="float">
            <text:p>0.127105283623556</text:p>
          </table:table-cell>
          <table:table-cell office:value-type="float" office:value="0.102163203060627" calcext:value-type="float">
            <text:p>0.102163203060627</text:p>
          </table:table-cell>
        </table:table-row>
        <table:table-row table:style-name="ro1">
          <table:table-cell office:value-type="float" office:value="21.046507397" calcext:value-type="float">
            <text:p>21.04650739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543594404224433" calcext:value-type="float">
            <text:p>0.0543594404224433</text:p>
          </table:table-cell>
          <table:table-cell office:value-type="float" office:value="0.0766223967075348" calcext:value-type="float">
            <text:p>0.0766223967075348</text:p>
          </table:table-cell>
        </table:table-row>
        <table:table-row table:style-name="ro1">
          <table:table-cell office:value-type="float" office:value="21.09513402" calcext:value-type="float">
            <text:p>21.0951340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97261925561822" calcext:value-type="float">
            <text:p>0.197261925561822</text:p>
          </table:table-cell>
          <table:table-cell office:value-type="float" office:value="0.119190402328968" calcext:value-type="float">
            <text:p>0.119190402328968</text:p>
          </table:table-cell>
        </table:table-row>
        <table:table-row table:style-name="ro1">
          <table:table-cell office:value-type="float" office:value="21.143565403" calcext:value-type="float">
            <text:p>21.14356540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97261925561822" calcext:value-type="float">
            <text:p>0.197261925561822</text:p>
          </table:table-cell>
          <table:table-cell office:value-type="float" office:value="0.119190402328968" calcext:value-type="float">
            <text:p>0.119190402328968</text:p>
          </table:table-cell>
        </table:table-row>
        <table:table-row table:style-name="ro1">
          <table:table-cell office:value-type="float" office:value="21.19758704" calcext:value-type="float">
            <text:p>21.1975870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21870547173647" calcext:value-type="float">
            <text:p>0.121870547173647</text:p>
          </table:table-cell>
          <table:table-cell office:value-type="float" office:value="0.102582546568281" calcext:value-type="float">
            <text:p>0.102582546568281</text:p>
          </table:table-cell>
          <table:table-cell office:value-type="float" office:value="0.120254598557949" calcext:value-type="float">
            <text:p>0.120254598557949</text:p>
          </table:table-cell>
        </table:table-row>
        <table:table-row table:style-name="ro1">
          <table:table-cell office:value-type="float" office:value="21.244110598" calcext:value-type="float">
            <text:p>21.24411059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967392375415828" calcext:value-type="float">
            <text:p>0.0967392375415828</text:p>
          </table:table-cell>
          <table:table-cell office:value-type="float" office:value="0.0425679981708527" calcext:value-type="float">
            <text:p>0.0425679981708527</text:p>
          </table:table-cell>
        </table:table-row>
        <table:table-row table:style-name="ro1">
          <table:table-cell office:value-type="float" office:value="21.293549831" calcext:value-type="float">
            <text:p>21.29354983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967392375415828" calcext:value-type="float">
            <text:p>0.0967392375415828</text:p>
          </table:table-cell>
          <table:table-cell office:value-type="float" office:value="0.0425679981708527" calcext:value-type="float">
            <text:p>0.0425679981708527</text:p>
          </table:table-cell>
        </table:table-row>
        <table:table-row table:style-name="ro1">
          <table:table-cell office:value-type="float" office:value="21.34558124" calcext:value-type="float">
            <text:p>21.3455812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3165508089815" calcext:value-type="float">
            <text:p>0.113165508089815</text:p>
          </table:table-cell>
          <table:table-cell office:value-type="float" office:value="0.075854401149444" calcext:value-type="float">
            <text:p>0.075854401149444</text:p>
          </table:table-cell>
          <table:table-cell office:value-type="float" office:value="0.0776866003870964" calcext:value-type="float">
            <text:p>0.0776866003870964</text:p>
          </table:table-cell>
        </table:table-row>
        <table:table-row table:style-name="ro1">
          <table:table-cell office:value-type="float" office:value="21.395037147" calcext:value-type="float">
            <text:p>21.39503714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707000137146837" calcext:value-type="float">
            <text:p>0.0707000137146837</text:p>
          </table:table-cell>
          <table:table-cell office:value-type="float" office:value="0.102163203060627" calcext:value-type="float">
            <text:p>0.102163203060627</text:p>
          </table:table-cell>
        </table:table-row>
        <table:table-row table:style-name="ro1">
          <table:table-cell office:value-type="float" office:value="21.443569174" calcext:value-type="float">
            <text:p>21.44356917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707000137146837" calcext:value-type="float">
            <text:p>0.0707000137146837</text:p>
          </table:table-cell>
          <table:table-cell office:value-type="float" office:value="0.102163203060627" calcext:value-type="float">
            <text:p>0.102163203060627</text:p>
          </table:table-cell>
        </table:table-row>
        <table:table-row table:style-name="ro1">
          <table:table-cell office:value-type="float" office:value="21.496649043" calcext:value-type="float">
            <text:p>21.49664904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957852904412067" calcext:value-type="float">
            <text:p>0.0957852904412067</text:p>
          </table:table-cell>
          <table:table-cell office:value-type="float" office:value="0.119190402328968" calcext:value-type="float">
            <text:p>0.119190402328968</text:p>
          </table:table-cell>
        </table:table-row>
        <table:table-row table:style-name="ro1">
          <table:table-cell office:value-type="float" office:value="21.545116428" calcext:value-type="float">
            <text:p>21.54511642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4460469005983" calcext:value-type="float">
            <text:p>0.104460469005983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15634905693691" calcext:value-type="float">
            <text:p>0.115634905693691</text:p>
          </table:table-cell>
          <table:table-cell office:value-type="float" office:value="0.115997798740864" calcext:value-type="float">
            <text:p>0.115997798740864</text:p>
          </table:table-cell>
        </table:table-row>
        <table:table-row table:style-name="ro1">
          <table:table-cell office:value-type="float" office:value="21.593560643" calcext:value-type="float">
            <text:p>21.59356064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4460469005983" calcext:value-type="float">
            <text:p>0.104460469005983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15634905693691" calcext:value-type="float">
            <text:p>0.115634905693691</text:p>
          </table:table-cell>
          <table:table-cell office:value-type="float" office:value="0.115997798740864" calcext:value-type="float">
            <text:p>0.115997798740864</text:p>
          </table:table-cell>
        </table:table-row>
        <table:table-row table:style-name="ro1">
          <table:table-cell office:value-type="float" office:value="21.645184416" calcext:value-type="float">
            <text:p>21.64518441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0911492871458209" calcext:value-type="float">
            <text:p>0.0911492871458209</text:p>
          </table:table-cell>
          <table:table-cell office:value-type="float" office:value="0.102163203060627" calcext:value-type="float">
            <text:p>0.102163203060627</text:p>
          </table:table-cell>
        </table:table-row>
        <table:table-row table:style-name="ro1">
          <table:table-cell office:value-type="float" office:value="21.693355946" calcext:value-type="float">
            <text:p>21.69335594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911492871458209" calcext:value-type="float">
            <text:p>0.0911492871458209</text:p>
          </table:table-cell>
          <table:table-cell office:value-type="float" office:value="0.107484199106693" calcext:value-type="float">
            <text:p>0.107484199106693</text:p>
          </table:table-cell>
        </table:table-row>
        <table:table-row table:style-name="ro1">
          <table:table-cell office:value-type="float" office:value="21.743571243" calcext:value-type="float">
            <text:p>21.74357124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03200102922011" calcext:value-type="float">
            <text:p>0.103200102922011</text:p>
          </table:table-cell>
          <table:table-cell office:value-type="float" office:value="0.107484199106693" calcext:value-type="float">
            <text:p>0.107484199106693</text:p>
          </table:table-cell>
        </table:table-row>
        <table:table-row table:style-name="ro1">
          <table:table-cell office:value-type="float" office:value="21.793304855" calcext:value-type="float">
            <text:p>21.79330485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813055231375351" calcext:value-type="float">
            <text:p>0.0813055231375351</text:p>
          </table:table-cell>
          <table:table-cell office:value-type="float" office:value="0.0755582004785538" calcext:value-type="float">
            <text:p>0.0755582004785538</text:p>
          </table:table-cell>
        </table:table-row>
        <table:table-row table:style-name="ro1">
          <table:table-cell office:value-type="float" office:value="21.844090064" calcext:value-type="float">
            <text:p>21.84409006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135309306184364" calcext:value-type="float">
            <text:p>0.135309306184364</text:p>
          </table:table-cell>
          <table:table-cell office:value-type="float" office:value="0.111740998923779" calcext:value-type="float">
            <text:p>0.111740998923779</text:p>
          </table:table-cell>
        </table:table-row>
        <table:table-row table:style-name="ro1">
          <table:table-cell office:value-type="float" office:value="21.893558705" calcext:value-type="float">
            <text:p>21.89355870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135309306184364" calcext:value-type="float">
            <text:p>0.135309306184364</text:p>
          </table:table-cell>
          <table:table-cell office:value-type="float" office:value="0.111740998923779" calcext:value-type="float">
            <text:p>0.111740998923779</text:p>
          </table:table-cell>
        </table:table-row>
        <table:table-row table:style-name="ro1">
          <table:table-cell office:value-type="float" office:value="21.94432289" calcext:value-type="float">
            <text:p>21.9443228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0760685322016309" calcext:value-type="float">
            <text:p>0.0760685322016309</text:p>
          </table:table-cell>
          <table:table-cell office:value-type="float" office:value="0.0702371969819069" calcext:value-type="float">
            <text:p>0.0702371969819069</text:p>
          </table:table-cell>
        </table:table-row>
        <table:table-row table:style-name="ro1">
          <table:table-cell office:value-type="float" office:value="21.99504992" calcext:value-type="float">
            <text:p>21.9950499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116229001127909" calcext:value-type="float">
            <text:p>0.116229001127909</text:p>
          </table:table-cell>
          <table:table-cell office:value-type="float" office:value="0.0500174015760422" calcext:value-type="float">
            <text:p>0.0500174015760422</text:p>
          </table:table-cell>
        </table:table-row>
        <table:table-row table:style-name="ro1">
          <table:table-cell office:value-type="float" office:value="22.043282637" calcext:value-type="float">
            <text:p>22.04328263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116229001127909" calcext:value-type="float">
            <text:p>0.116229001127909</text:p>
          </table:table-cell>
          <table:table-cell office:value-type="float" office:value="0.0500174015760422" calcext:value-type="float">
            <text:p>0.0500174015760422</text:p>
          </table:table-cell>
        </table:table-row>
        <table:table-row table:style-name="ro1">
          <table:table-cell office:value-type="float" office:value="22.09435813" calcext:value-type="float">
            <text:p>22.0943581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932229320372868" calcext:value-type="float">
            <text:p>0.0932229320372868</text:p>
          </table:table-cell>
          <table:table-cell office:value-type="float" office:value="0.0989705994725227" calcext:value-type="float">
            <text:p>0.0989705994725227</text:p>
          </table:table-cell>
        </table:table-row>
        <table:table-row table:style-name="ro1">
          <table:table-cell office:value-type="float" office:value="22.145179693" calcext:value-type="float">
            <text:p>22.14517969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52460606817064" calcext:value-type="float">
            <text:p>0.152460606817064</text:p>
          </table:table-cell>
          <table:table-cell office:value-type="float" office:value="0.105355799198151" calcext:value-type="float">
            <text:p>0.105355799198151</text:p>
          </table:table-cell>
        </table:table-row>
        <table:table-row table:style-name="ro1">
          <table:table-cell office:value-type="float" office:value="22.193568384" calcext:value-type="float">
            <text:p>22.19356838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52460606817064" calcext:value-type="float">
            <text:p>0.152460606817064</text:p>
          </table:table-cell>
          <table:table-cell office:value-type="float" office:value="0.105355799198151" calcext:value-type="float">
            <text:p>0.105355799198151</text:p>
          </table:table-cell>
        </table:table-row>
        <table:table-row table:style-name="ro1">
          <table:table-cell office:value-type="float" office:value="22.24763879" calcext:value-type="float">
            <text:p>22.2476387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667820618973335" calcext:value-type="float">
            <text:p>0.0667820618973335</text:p>
          </table:table-cell>
          <table:table-cell office:value-type="float" office:value="0.0862002000212669" calcext:value-type="float">
            <text:p>0.0862002000212669</text:p>
          </table:table-cell>
        </table:table-row>
        <table:table-row table:style-name="ro1">
          <table:table-cell office:value-type="float" office:value="22.293770072" calcext:value-type="float">
            <text:p>22.29377007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40984552002755" calcext:value-type="float">
            <text:p>0.140984552002755</text:p>
          </table:table-cell>
          <table:table-cell office:value-type="float" office:value="0.108548402786255" calcext:value-type="float">
            <text:p>0.108548402786255</text:p>
          </table:table-cell>
        </table:table-row>
        <table:table-row table:style-name="ro1">
          <table:table-cell office:value-type="float" office:value="22.343218328" calcext:value-type="float">
            <text:p>22.34321832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40984552002755" calcext:value-type="float">
            <text:p>0.140984552002755</text:p>
          </table:table-cell>
          <table:table-cell office:value-type="float" office:value="0.108548402786255" calcext:value-type="float">
            <text:p>0.108548402786255</text:p>
          </table:table-cell>
        </table:table-row>
        <table:table-row table:style-name="ro1">
          <table:table-cell office:value-type="float" office:value="22.393371703" calcext:value-type="float">
            <text:p>22.39337170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636574075484445" calcext:value-type="float">
            <text:p>0.0636574075484445</text:p>
          </table:table-cell>
          <table:table-cell office:value-type="float" office:value="0.0691730007529259" calcext:value-type="float">
            <text:p>0.0691730007529259</text:p>
          </table:table-cell>
        </table:table-row>
        <table:table-row table:style-name="ro1">
          <table:table-cell office:value-type="float" office:value="22.444097677" calcext:value-type="float">
            <text:p>22.44409767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09125650722885" calcext:value-type="float">
            <text:p>0.109125650722885</text:p>
          </table:table-cell>
          <table:table-cell office:value-type="float" office:value="0.0542742013931274" calcext:value-type="float">
            <text:p>0.0542742013931274</text:p>
          </table:table-cell>
        </table:table-row>
        <table:table-row table:style-name="ro1">
          <table:table-cell office:value-type="float" office:value="22.493567886" calcext:value-type="float">
            <text:p>22.49356788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09125650722885" calcext:value-type="float">
            <text:p>0.109125650722885</text:p>
          </table:table-cell>
          <table:table-cell office:value-type="float" office:value="0.0542742013931274" calcext:value-type="float">
            <text:p>0.0542742013931274</text:p>
          </table:table-cell>
        </table:table-row>
        <table:table-row table:style-name="ro1">
          <table:table-cell office:value-type="float" office:value="22.544718071" calcext:value-type="float">
            <text:p>22.54471807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719484998777135" calcext:value-type="float">
            <text:p>0.0719484998777135</text:p>
          </table:table-cell>
          <table:table-cell office:value-type="float" office:value="0.079815000295639" calcext:value-type="float">
            <text:p>0.079815000295639</text:p>
          </table:table-cell>
        </table:table-row>
        <table:table-row table:style-name="ro1">
          <table:table-cell office:value-type="float" office:value="22.593350581" calcext:value-type="float">
            <text:p>22.59335058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719484998777135" calcext:value-type="float">
            <text:p>0.0719484998777135</text:p>
          </table:table-cell>
          <table:table-cell office:value-type="float" office:value="0.0830075964331627" calcext:value-type="float">
            <text:p>0.0830075964331627</text:p>
          </table:table-cell>
        </table:table-row>
        <table:table-row table:style-name="ro1">
          <table:table-cell office:value-type="float" office:value="22.643228293" calcext:value-type="float">
            <text:p>22.64322829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06315996863896" calcext:value-type="float">
            <text:p>0.106315996863896</text:p>
          </table:table-cell>
          <table:table-cell office:value-type="float" office:value="0.0830075964331627" calcext:value-type="float">
            <text:p>0.0830075964331627</text:p>
          </table:table-cell>
        </table:table-row>
        <table:table-row table:style-name="ro1">
          <table:table-cell office:value-type="float" office:value="22.694219653" calcext:value-type="float">
            <text:p>22.69421965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25899611643945" calcext:value-type="float">
            <text:p>0.0925899611643945</text:p>
          </table:table-cell>
          <table:table-cell office:value-type="float" office:value="0.121079179984208" calcext:value-type="float">
            <text:p>0.121079179984208</text:p>
          </table:table-cell>
          <table:table-cell office:value-type="float" office:value="0.142952251452205" calcext:value-type="float">
            <text:p>0.142952251452205</text:p>
          </table:table-cell>
          <table:table-cell office:value-type="float" office:value="0.383112013339996" calcext:value-type="float">
            <text:p>0.383112013339996</text:p>
          </table:table-cell>
        </table:table-row>
        <table:table-row table:style-name="ro1">
          <table:table-cell office:value-type="float" office:value="22.743734086" calcext:value-type="float">
            <text:p>22.74373408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1295314904694" calcext:value-type="float">
            <text:p>0.0981295314904694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973858815423506" calcext:value-type="float">
            <text:p>0.973858815423506</text:p>
          </table:table-cell>
          <table:table-cell office:value-type="float" office:value="0.41184538602829" calcext:value-type="float">
            <text:p>0.41184538602829</text:p>
          </table:table-cell>
        </table:table-row>
        <table:table-row table:style-name="ro1">
          <table:table-cell office:value-type="float" office:value="22.796415918" calcext:value-type="float">
            <text:p>22.79641591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973858815423506" calcext:value-type="float">
            <text:p>0.973858815423506</text:p>
          </table:table-cell>
          <table:table-cell office:value-type="float" office:value="0.837525427341461" calcext:value-type="float">
            <text:p>0.837525427341461</text:p>
          </table:table-cell>
        </table:table-row>
        <table:table-row table:style-name="ro1">
          <table:table-cell office:value-type="float" office:value="22.845182703" calcext:value-type="float">
            <text:p>22.84518270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4172695543273" calcext:value-type="float">
            <text:p>0.094172695543273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725903146421832" calcext:value-type="float">
            <text:p>0.725903146421832</text:p>
          </table:table-cell>
          <table:table-cell office:value-type="float" office:value="0.858809411525726" calcext:value-type="float">
            <text:p>0.858809411525726</text:p>
          </table:table-cell>
        </table:table-row>
        <table:table-row table:style-name="ro1">
          <table:table-cell office:value-type="float" office:value="22.893561696" calcext:value-type="float">
            <text:p>22.89356169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4172695543273" calcext:value-type="float">
            <text:p>0.094172695543273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725903146421832" calcext:value-type="float">
            <text:p>0.725903146421832</text:p>
          </table:table-cell>
          <table:table-cell office:value-type="float" office:value="0.858809411525726" calcext:value-type="float">
            <text:p>0.858809411525726</text:p>
          </table:table-cell>
        </table:table-row>
        <table:table-row table:style-name="ro1">
          <table:table-cell office:value-type="float" office:value="22.943898628" calcext:value-type="float">
            <text:p>22.94389862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73381643010301" calcext:value-type="float">
            <text:p>0.0973381643010301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594561022529432" calcext:value-type="float">
            <text:p>0.594561022529432</text:p>
          </table:table-cell>
          <table:table-cell office:value-type="float" office:value="0.860937774181366" calcext:value-type="float">
            <text:p>0.860937774181366</text:p>
          </table:table-cell>
        </table:table-row>
        <table:table-row table:style-name="ro1">
          <table:table-cell office:value-type="float" office:value="22.993695889" calcext:value-type="float">
            <text:p>22.99369588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939008872290563" calcext:value-type="float">
            <text:p>0.939008872290563</text:p>
          </table:table-cell>
          <table:table-cell office:value-type="float" office:value="0.869451403617859" calcext:value-type="float">
            <text:p>0.869451403617859</text:p>
          </table:table-cell>
        </table:table-row>
        <table:table-row table:style-name="ro1">
          <table:table-cell office:value-type="float" office:value="23.043326231" calcext:value-type="float">
            <text:p>23.04332623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939008872290563" calcext:value-type="float">
            <text:p>0.939008872290563</text:p>
          </table:table-cell>
          <table:table-cell office:value-type="float" office:value="0.869451403617859" calcext:value-type="float">
            <text:p>0.869451403617859</text:p>
          </table:table-cell>
        </table:table-row>
        <table:table-row table:style-name="ro1">
          <table:table-cell office:value-type="float" office:value="23.09336747" calcext:value-type="float">
            <text:p>23.0933674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485836001004768" calcext:value-type="float">
            <text:p>0.485836001004768</text:p>
          </table:table-cell>
          <table:table-cell office:value-type="float" office:value="0.644905209541321" calcext:value-type="float">
            <text:p>0.644905209541321</text:p>
          </table:table-cell>
        </table:table-row>
        <table:table-row table:style-name="ro1">
          <table:table-cell office:value-type="float" office:value="23.144734622" calcext:value-type="float">
            <text:p>23.14473462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903631836461746" calcext:value-type="float">
            <text:p>0.903631836461746</text:p>
          </table:table-cell>
          <table:table-cell office:value-type="float" office:value="0.695986807346344" calcext:value-type="float">
            <text:p>0.695986807346344</text:p>
          </table:table-cell>
        </table:table-row>
        <table:table-row table:style-name="ro1">
          <table:table-cell office:value-type="float" office:value="23.193564802" calcext:value-type="float">
            <text:p>23.19356480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903631836461746" calcext:value-type="float">
            <text:p>0.903631836461746</text:p>
          </table:table-cell>
          <table:table-cell office:value-type="float" office:value="0.695986807346344" calcext:value-type="float">
            <text:p>0.695986807346344</text:p>
          </table:table-cell>
        </table:table-row>
        <table:table-row table:style-name="ro1">
          <table:table-cell office:value-type="float" office:value="23.245192445" calcext:value-type="float">
            <text:p>23.24519244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605633052199024" calcext:value-type="float">
            <text:p>0.605633052199024</text:p>
          </table:table-cell>
          <table:table-cell office:value-type="float" office:value="0.678959608078003" calcext:value-type="float">
            <text:p>0.678959608078003</text:p>
          </table:table-cell>
        </table:table-row>
        <table:table-row table:style-name="ro1">
          <table:table-cell office:value-type="float" office:value="23.293367877" calcext:value-type="float">
            <text:p>23.29336787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605633052199024" calcext:value-type="float">
            <text:p>0.605633052199024</text:p>
          </table:table-cell>
          <table:table-cell office:value-type="float" office:value="0.728977024555206" calcext:value-type="float">
            <text:p>0.728977024555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22T10:51:25.785421331</dc:date>
    <meta:editing-duration>PT6M55S</meta:editing-duration>
    <meta:editing-cycles>1</meta:editing-cycles>
    <meta:document-statistic meta:table-count="1" meta:cell-count="3269" meta:object-count="1"/>
    <meta:generator>LibreOffice/25.8.6.2$Linux_X86_64 LibreOffice_project/a46b460d1686bb49c718d2ef5f88b83ff2dc498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53cm" svg:height="17.16cm" xlink:href=".." xlink:type="simple" chart:class="chart:scatter" chart:style-name="ch1">
        <chart:legend chart:legend-position="end" svg:x="26.562cm" svg:y="7.036cm" style:legend-expansion="high" chart:style-name="ch2"/>
        <chart:plot-area chart:style-name="ch3" svg:x="0.607cm" svg:y="0.343cm" svg:width="25.348cm" svg:height="16.474cm">
          <chart:coordinate-region svg:x="1.642cm" svg:y="0.542cm" svg:width="24.12cm" svg:height="16.0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eed_log.B2:speed_log.B420" chart:label-cell-address="speed_log.B1:speed_log.B1" chart:class="chart:scatter">
            <chart:domain table:cell-range-address="speed_log.A2:speed_log.A420"/>
            <chart:data-point chart:repeated="419"/>
          </chart:series>
          <chart:series chart:style-name="ch8" chart:values-cell-range-address="speed_log.C2:speed_log.C420" chart:label-cell-address="speed_log.C1:speed_log.C1" chart:class="chart:scatter">
            <chart:data-point chart:repeated="419"/>
          </chart:series>
          <chart:series chart:style-name="ch9" chart:values-cell-range-address="speed_log.D2:speed_log.D420" chart:label-cell-address="speed_log.D1:speed_log.D1" chart:class="chart:scatter">
            <chart:data-point chart:repeated="419"/>
          </chart:series>
          <chart:series chart:style-name="ch10" chart:values-cell-range-address="speed_log.E2:speed_log.E420" chart:label-cell-address="speed_log.E1:speed_log.E1" chart:class="chart:scatter">
            <chart:data-point chart:repeated="419"/>
          </chart:series>
          <chart:series chart:style-name="ch11" chart:values-cell-range-address="speed_log.F2:speed_log.F420" chart:label-cell-address="speed_log.F1:speed_log.F1" chart:class="chart:scatter">
            <chart:data-point chart:repeated="419"/>
          </chart:series>
          <chart:series chart:style-name="ch12" chart:values-cell-range-address="speed_log.G2:speed_log.G420" chart:label-cell-address="speed_log.G1:speed_log.G1" chart:class="chart:scatter">
            <chart:data-point chart:repeated="4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md_v</text:p>
                <draw:g>
                  <svg:desc>speed_log.B1:speed_log.B1</svg:desc>
                </draw:g>
              </table:table-cell>
              <table:table-cell office:value-type="string">
                <text:p>cmd_z</text:p>
                <draw:g>
                  <svg:desc>speed_log.C1:speed_log.C1</svg:desc>
                </draw:g>
              </table:table-cell>
              <table:table-cell office:value-type="string">
                <text:p>left_wheel</text:p>
                <draw:g>
                  <svg:desc>speed_log.D1:speed_log.D1</svg:desc>
                </draw:g>
              </table:table-cell>
              <table:table-cell office:value-type="string">
                <text:p>right_wheel</text:p>
                <draw:g>
                  <svg:desc>speed_log.E1:speed_log.E1</svg:desc>
                </draw:g>
              </table:table-cell>
              <table:table-cell office:value-type="string">
                <text:p>odom_yaw_rate</text:p>
                <draw:g>
                  <svg:desc>speed_log.F1:speed_log.F1</svg:desc>
                </draw:g>
              </table:table-cell>
              <table:table-cell office:value-type="string">
                <text:p>imu_yaw_rate</text:p>
                <draw:g>
                  <svg:desc>speed_log.G1:speed_lo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3229023">
                <text:p>0.043229023</text:p>
                <draw:g>
                  <svg:desc>speed_log.A2:speed_log.A420</svg:desc>
                </draw:g>
              </table:table-cell>
              <table:table-cell office:value-type="float" office:value="0.11">
                <text:p>0.11</text:p>
                <draw:g>
                  <svg:desc>speed_log.B2:speed_log.B420</svg:desc>
                </draw:g>
              </table:table-cell>
              <table:table-cell office:value-type="float" office:value="0">
                <text:p>0</text:p>
                <draw:g>
                  <svg:desc>speed_log.C2:speed_log.C420</svg:desc>
                </draw:g>
              </table:table-cell>
              <table:table-cell office:value-type="float" office:value="0">
                <text:p>0</text:p>
                <draw:g>
                  <svg:desc>speed_log.D2:speed_log.D420</svg:desc>
                </draw:g>
              </table:table-cell>
              <table:table-cell office:value-type="float" office:value="0">
                <text:p>0</text:p>
                <draw:g>
                  <svg:desc>speed_log.E2:speed_log.E420</svg:desc>
                </draw:g>
              </table:table-cell>
              <table:table-cell office:value-type="float" office:value="0">
                <text:p>0</text:p>
                <draw:g>
                  <svg:desc>speed_log.F2:speed_log.F420</svg:desc>
                </draw:g>
              </table:table-cell>
              <table:table-cell office:value-type="float" office:value="0">
                <text:p>0</text:p>
                <draw:g>
                  <svg:desc>speed_log.G2:speed_log.G4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254758">
                <text:p>0.09325475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324878">
                <text:p>0.1432487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3364504">
                <text:p>0.19336450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3431874">
                <text:p>0.24343187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3584687">
                <text:p>0.29358468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33707">
                <text:p>0.343370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3351762">
                <text:p>0.39335176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3649285">
                <text:p>0.44364928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3341726">
                <text:p>0.49334172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3337221">
                <text:p>0.54333722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3337803">
                <text:p>0.59333780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3353457">
                <text:p>0.64335345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3352981">
                <text:p>0.69335298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3395323">
                <text:p>0.74339532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3350205">
                <text:p>0.79335020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3557227">
                <text:p>0.84355722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3358247">
                <text:p>0.89335824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3354155">
                <text:p>0.94335415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549752">
                <text:p>0.99354975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433613">
                <text:p>1.043361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93274804">
                <text:p>1.09327480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43544932">
                <text:p>1.14354493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93358017">
                <text:p>1.19335801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43362469">
                <text:p>1.24336246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93344649">
                <text:p>1.29334464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43359278">
                <text:p>1.34335927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93353362">
                <text:p>1.39335336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43344534">
                <text:p>1.44334453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93351291">
                <text:p>1.49335129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43341278">
                <text:p>1.54334127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93279744">
                <text:p>1.59327974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43353126">
                <text:p>1.64335312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93287077">
                <text:p>1.69328707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43554835">
                <text:p>1.74355483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93323147">
                <text:p>1.79332314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43356047">
                <text:p>1.84335604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93227499">
                <text:p>1.89322749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43391989">
                <text:p>1.94339198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93279954">
                <text:p>1.99327995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43342007">
                <text:p>2.04334200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93291671">
                <text:p>2.09329167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43342651">
                <text:p>2.14334265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93253722">
                <text:p>2.19325372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43274621">
                <text:p>2.24327462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93277919">
                <text:p>2.29327791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43550285">
                <text:p>2.34355028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9351531">
                <text:p>2.3935153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43353385">
                <text:p>2.44335338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93251079">
                <text:p>2.49325107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43346509">
                <text:p>2.54334650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93294381">
                <text:p>2.59329438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43553977">
                <text:p>2.64355397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93350704">
                <text:p>2.69335070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43364336">
                <text:p>2.74336433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93268204">
                <text:p>2.79326820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4329499">
                <text:p>2.8432949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93273709">
                <text:p>2.89327370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43727744">
                <text:p>2.94372774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93290029">
                <text:p>2.99329002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43373201">
                <text:p>3.04337320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93351792">
                <text:p>3.09335179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47068818">
                <text:p>3.14706881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65710566773206">
                <text:p>0.000165710566773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93287565">
                <text:p>3.19328756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15833331629235">
                <text:p>-0.00015833331629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43221419">
                <text:p>3.24322141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1449771787003">
                <text:p>0.000101449771787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93451733">
                <text:p>3.29345173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53021601692431">
                <text:p>0.053021601692431</text:p>
              </table:table-cell>
              <table:table-cell office:value-type="float" office:value="0.061726640776263">
                <text:p>0.061726640776263</text:p>
              </table:table-cell>
              <table:table-cell office:value-type="float" office:value="0.0105635729267939">
                <text:p>0.0105635729267939</text:p>
              </table:table-cell>
              <table:table-cell office:value-type="float" office:value="0.0319259986281395">
                <text:p>0.03192599862813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44539524">
                <text:p>3.34453952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751798829967306">
                <text:p>0.0751798829967306</text:p>
              </table:table-cell>
              <table:table-cell office:value-type="float" office:value="0.0878417580277589">
                <text:p>0.0878417580277589</text:p>
              </table:table-cell>
              <table:table-cell office:value-type="float" office:value="0.0698617059515323">
                <text:p>0.0698617059515323</text:p>
              </table:table-cell>
              <table:table-cell office:value-type="float" office:value="0.0851359963417053">
                <text:p>0.0851359963417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95641524">
                <text:p>3.39564152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25899611643945">
                <text:p>0.0925899611643945</text:p>
              </table:table-cell>
              <table:table-cell office:value-type="float" office:value="0.104460469005983">
                <text:p>0.104460469005983</text:p>
              </table:table-cell>
              <table:table-cell office:value-type="float" office:value="0.0698617059515323">
                <text:p>0.0698617059515323</text:p>
              </table:table-cell>
              <table:table-cell office:value-type="float" office:value="0.0361827984452248">
                <text:p>0.03618279844522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4551515">
                <text:p>3.4455151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49640627327123">
                <text:p>0.0949640627327123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717820500407443">
                <text:p>0.0717820500407443</text:p>
              </table:table-cell>
              <table:table-cell office:value-type="float" office:value="0.121318802237511">
                <text:p>0.1213188022375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93570106">
                <text:p>3.49357010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49640627327123">
                <text:p>0.0949640627327123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717820500407443">
                <text:p>0.0717820500407443</text:p>
              </table:table-cell>
              <table:table-cell office:value-type="float" office:value="0.121318802237511">
                <text:p>0.1213188022375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47004975">
                <text:p>3.54700497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647793355433902">
                <text:p>0.0647793355433902</text:p>
              </table:table-cell>
              <table:table-cell office:value-type="float" office:value="0.0585310012102127">
                <text:p>0.0585310012102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93599003">
                <text:p>3.59359900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21079179984208">
                <text:p>0.121079179984208</text:p>
              </table:table-cell>
              <table:table-cell office:value-type="float" office:value="0.0804243033780826">
                <text:p>0.0804243033780826</text:p>
              </table:table-cell>
              <table:table-cell office:value-type="float" office:value="0.108548402786255">
                <text:p>0.1085484027862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43577528">
                <text:p>3.64357752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21079179984208">
                <text:p>0.121079179984208</text:p>
              </table:table-cell>
              <table:table-cell office:value-type="float" office:value="0.0804243033780826">
                <text:p>0.0804243033780826</text:p>
              </table:table-cell>
              <table:table-cell office:value-type="float" office:value="0.108548402786255">
                <text:p>0.108548402786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93458545">
                <text:p>3.69345854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21079179984208">
                <text:p>0.121079179984208</text:p>
              </table:table-cell>
              <table:table-cell office:value-type="float" office:value="0.0993351663590205">
                <text:p>0.0993351663590205</text:p>
              </table:table-cell>
              <table:table-cell office:value-type="float" office:value="0.107484199106693">
                <text:p>0.1074841991066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44511933">
                <text:p>3.74451193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718581039259433">
                <text:p>0.0718581039259433</text:p>
              </table:table-cell>
              <table:table-cell office:value-type="float" office:value="0.0744939967989922">
                <text:p>0.07449399679899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93582386">
                <text:p>3.79358238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718581039259433">
                <text:p>0.0718581039259433</text:p>
              </table:table-cell>
              <table:table-cell office:value-type="float" office:value="0.0744939967989922">
                <text:p>0.07449399679899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44320208">
                <text:p>3.84432020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837785916346281">
                <text:p>0.0837785916346281</text:p>
              </table:table-cell>
              <table:table-cell office:value-type="float" office:value="0.0564026013016701">
                <text:p>0.0564026013016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93246911">
                <text:p>3.89324691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837785916346281">
                <text:p>0.0837785916346281</text:p>
              </table:table-cell>
              <table:table-cell office:value-type="float" office:value="0.135153397917748">
                <text:p>0.135153397917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43150457">
                <text:p>3.94315045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663195150474931">
                <text:p>0.0663195150474931</text:p>
              </table:table-cell>
              <table:table-cell office:value-type="float" office:value="0.108548402786255">
                <text:p>0.1085484027862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95495805">
                <text:p>3.99549580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591193301852038">
                <text:p>0.0591193301852038</text:p>
              </table:table-cell>
              <table:table-cell office:value-type="float" office:value="0.0979064032435417">
                <text:p>0.09790640324354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43341181">
                <text:p>4.04334118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591193301852038">
                <text:p>0.0591193301852038</text:p>
              </table:table-cell>
              <table:table-cell office:value-type="float" office:value="0.0979064032435417">
                <text:p>0.09790640324354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93468321">
                <text:p>4.09346832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101402432292546">
                <text:p>0.101402432292546</text:p>
              </table:table-cell>
              <table:table-cell office:value-type="float" office:value="0.127703994512558">
                <text:p>0.1277039945125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43538113">
                <text:p>4.14353811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0984731215153548">
                <text:p>0.0984731215153548</text:p>
              </table:table-cell>
              <table:table-cell office:value-type="float" office:value="0.145795404911041">
                <text:p>0.1457954049110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9561465">
                <text:p>4.1956146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984731215153548">
                <text:p>0.0984731215153548</text:p>
              </table:table-cell>
              <table:table-cell office:value-type="float" office:value="0.0915212035179138">
                <text:p>0.09152120351791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43563774">
                <text:p>4.24356377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19737945405064">
                <text:p>0.119737945405064</text:p>
              </table:table-cell>
              <table:table-cell office:value-type="float" office:value="0.119190402328968">
                <text:p>0.1191904023289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93497369">
                <text:p>4.29349736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19737945405064">
                <text:p>0.119737945405064</text:p>
              </table:table-cell>
              <table:table-cell office:value-type="float" office:value="0.119190402328968">
                <text:p>0.1191904023289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45959298">
                <text:p>4.34595929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124638790041465">
                <text:p>0.124638790041465</text:p>
              </table:table-cell>
              <table:table-cell office:value-type="float" office:value="0.138346001505852">
                <text:p>0.1383460015058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93981034">
                <text:p>4.39398103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61213675980423">
                <text:p>0.0861213675980423</text:p>
              </table:table-cell>
              <table:table-cell office:value-type="float" office:value="0.0947137996554375">
                <text:p>0.0947137996554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4357327">
                <text:p>4.4435732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61213675980423">
                <text:p>0.0861213675980423</text:p>
              </table:table-cell>
              <table:table-cell office:value-type="float" office:value="0.0947137996554375">
                <text:p>0.0947137996554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97101677">
                <text:p>4.49710167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869220373839454">
                <text:p>0.0869220373839454</text:p>
              </table:table-cell>
              <table:table-cell office:value-type="float" office:value="0.0872644037008286">
                <text:p>0.08726440370082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45536743">
                <text:p>4.54553674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715168739854818">
                <text:p>0.0715168739854818</text:p>
              </table:table-cell>
              <table:table-cell office:value-type="float" office:value="0.105355799198151">
                <text:p>0.1053557991981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9324989">
                <text:p>4.5932498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715168739854818">
                <text:p>0.0715168739854818</text:p>
              </table:table-cell>
              <table:table-cell office:value-type="float" office:value="0.105355799198151">
                <text:p>0.1053557991981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45304631">
                <text:p>4.64530463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564492155244166">
                <text:p>0.0564492155244166</text:p>
              </table:table-cell>
              <table:table-cell office:value-type="float" office:value="0.103227399289608">
                <text:p>0.1032273992896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93509477">
                <text:p>4.69350947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719889981680181">
                <text:p>0.0719889981680181</text:p>
              </table:table-cell>
              <table:table-cell office:value-type="float" office:value="0.0532100014388561">
                <text:p>0.05321000143885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43570403">
                <text:p>4.74357040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719889981680181">
                <text:p>0.0719889981680181</text:p>
              </table:table-cell>
              <table:table-cell office:value-type="float" office:value="0.0532100014388561">
                <text:p>0.05321000143885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96029898">
                <text:p>4.79602989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111370808515358">
                <text:p>0.111370808515358</text:p>
              </table:table-cell>
              <table:table-cell office:value-type="float" office:value="0.107484199106693">
                <text:p>0.1074841991066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44566342">
                <text:p>4.84456634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60572067151209">
                <text:p>0.060572067151209</text:p>
              </table:table-cell>
              <table:table-cell office:value-type="float" office:value="0.0893928036093712">
                <text:p>0.08939280360937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9355695">
                <text:p>4.8935569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60572067151209">
                <text:p>0.060572067151209</text:p>
              </table:table-cell>
              <table:table-cell office:value-type="float" office:value="0.0893928036093712">
                <text:p>0.08939280360937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47826219">
                <text:p>4.94782621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04380995792662">
                <text:p>0.104380995792662</text:p>
              </table:table-cell>
              <table:table-cell office:value-type="float" office:value="0.0925853997468948">
                <text:p>0.09258539974689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94687678">
                <text:p>4.99468767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50275937648803">
                <text:p>0.0750275937648803</text:p>
              </table:table-cell>
              <table:table-cell office:value-type="float" office:value="0.107484199106693">
                <text:p>0.1074841991066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043584426">
                <text:p>5.04358442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50275937648803">
                <text:p>0.0750275937648803</text:p>
              </table:table-cell>
              <table:table-cell office:value-type="float" office:value="0.107484199106693">
                <text:p>0.1074841991066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97007419">
                <text:p>5.09700741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612723796374728">
                <text:p>0.0612723796374728</text:p>
              </table:table-cell>
              <table:table-cell office:value-type="float" office:value="0.10429160296917">
                <text:p>0.104291602969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45213864">
                <text:p>5.14521386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707377286414062">
                <text:p>0.0707377286414062</text:p>
              </table:table-cell>
              <table:table-cell office:value-type="float" office:value="0.0819434002041817">
                <text:p>0.08194340020418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93221902">
                <text:p>5.19322190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1295314904694">
                <text:p>0.0981295314904694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707377286414062">
                <text:p>0.0707377286414062</text:p>
              </table:table-cell>
              <table:table-cell office:value-type="float" office:value="0.0553384013473988">
                <text:p>0.0553384013473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46036451">
                <text:p>5.24603645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063238224188">
                <text:p>0.1063238224188</text:p>
              </table:table-cell>
              <table:table-cell office:value-type="float" office:value="0.0957780033349991">
                <text:p>0.09577800333499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93566676">
                <text:p>5.29356667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894266430990446">
                <text:p>0.0894266430990446</text:p>
              </table:table-cell>
              <table:table-cell office:value-type="float" office:value="0.111740998923779">
                <text:p>0.1117409989237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43579408">
                <text:p>5.34357940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894266430990446">
                <text:p>0.0894266430990446</text:p>
              </table:table-cell>
              <table:table-cell office:value-type="float" office:value="0.111740998923779">
                <text:p>0.1117409989237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9375986">
                <text:p>5.3937598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47193983305889">
                <text:p>0.147193983305889</text:p>
              </table:table-cell>
              <table:table-cell office:value-type="float" office:value="0.0606594011187553">
                <text:p>0.06065940111875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44215267">
                <text:p>5.44421526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1295314904694">
                <text:p>0.0981295314904694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08134107992806">
                <text:p>0.108134107992806</text:p>
              </table:table-cell>
              <table:table-cell office:value-type="float" office:value="0.10429160296917">
                <text:p>0.104291602969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93575907">
                <text:p>5.49357590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1295314904694">
                <text:p>0.0981295314904694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08134107992806">
                <text:p>0.108134107992806</text:p>
              </table:table-cell>
              <table:table-cell office:value-type="float" office:value="0.10429160296917">
                <text:p>0.104291602969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47040629">
                <text:p>5.54704062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704470842052054">
                <text:p>0.0704470842052054</text:p>
              </table:table-cell>
              <table:table-cell office:value-type="float" office:value="0.0862002000212669">
                <text:p>0.08620020002126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95679382">
                <text:p>5.59567938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846308647798897">
                <text:p>0.0846308647798897</text:p>
              </table:table-cell>
              <table:table-cell office:value-type="float" office:value="0.115997798740864">
                <text:p>0.115997798740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43629783">
                <text:p>5.64362978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0.068876176711268">
                <text:p>0.068876176711268</text:p>
              </table:table-cell>
              <table:table-cell office:value-type="float" office:value="0.0851359963417053">
                <text:p>0.08513599634170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95740172">
                <text:p>5.69574017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3165508089815">
                <text:p>0.113165508089815</text:p>
              </table:table-cell>
              <table:table-cell office:value-type="float" office:value="0.068876176711268">
                <text:p>0.068876176711268</text:p>
              </table:table-cell>
              <table:table-cell office:value-type="float" office:value="0.0851359963417053">
                <text:p>0.08513599634170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43567079">
                <text:p>5.74356707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828131100496743">
                <text:p>0.0828131100496743</text:p>
              </table:table-cell>
              <table:table-cell office:value-type="float" office:value="0.107484199106693">
                <text:p>0.1074841991066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93229842">
                <text:p>5.79322984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828131100496743">
                <text:p>0.0828131100496743</text:p>
              </table:table-cell>
              <table:table-cell office:value-type="float" office:value="0.0936496034264565">
                <text:p>0.09364960342645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43264045">
                <text:p>5.84326404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982022668544933">
                <text:p>0.0982022668544933</text:p>
              </table:table-cell>
              <table:table-cell office:value-type="float" office:value="0.0393753983080387">
                <text:p>0.03937539830803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94582336">
                <text:p>5.89458233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0919184115691121">
                <text:p>0.0919184115691121</text:p>
              </table:table-cell>
              <table:table-cell office:value-type="float" office:value="0.118126198649406">
                <text:p>0.1181261986494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44644092">
                <text:p>5.94464409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962112966508833">
                <text:p>0.0962112966508833</text:p>
              </table:table-cell>
              <table:table-cell office:value-type="float" office:value="0.0862002000212669">
                <text:p>0.08620020002126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93222392">
                <text:p>5.99322239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962112966508833">
                <text:p>0.0962112966508833</text:p>
              </table:table-cell>
              <table:table-cell office:value-type="float" office:value="0.0862002000212669">
                <text:p>0.08620020002126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044649103">
                <text:p>6.04464910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88950996829154">
                <text:p>0.0788950996829154</text:p>
              </table:table-cell>
              <table:table-cell office:value-type="float" office:value="0.079815000295639">
                <text:p>0.0798150002956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93231884">
                <text:p>6.09323188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88950996829154">
                <text:p>0.0788950996829154</text:p>
              </table:table-cell>
              <table:table-cell office:value-type="float" office:value="0.131960794329643">
                <text:p>0.1319607943296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44316212">
                <text:p>6.14431621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113462050293855">
                <text:p>0.113462050293855</text:p>
              </table:table-cell>
              <table:table-cell office:value-type="float" office:value="0.0904569998383522">
                <text:p>0.09045699983835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95577348">
                <text:p>6.19557734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484569383578761">
                <text:p>0.0484569383578761</text:p>
              </table:table-cell>
              <table:table-cell office:value-type="float" office:value="0.130896598100662">
                <text:p>0.1308965981006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43619049">
                <text:p>6.24361904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917894421787777">
                <text:p>0.0917894421787777</text:p>
              </table:table-cell>
              <table:table-cell office:value-type="float" office:value="0.0776866003870964">
                <text:p>0.07768660038709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97751382">
                <text:p>6.29775138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917894421787777">
                <text:p>0.0917894421787777</text:p>
              </table:table-cell>
              <table:table-cell office:value-type="float" office:value="0.111740998923779">
                <text:p>0.1117409989237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43515992">
                <text:p>6.34351599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61125088158674">
                <text:p>0.0761125088158674</text:p>
              </table:table-cell>
              <table:table-cell office:value-type="float" office:value="0.0691730007529259">
                <text:p>0.06917300075292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93254758">
                <text:p>6.39325475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761125088158674">
                <text:p>0.0761125088158674</text:p>
              </table:table-cell>
              <table:table-cell office:value-type="float" office:value="0.0936496034264565">
                <text:p>0.09364960342645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46055065">
                <text:p>6.44605506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57693640536279">
                <text:p>0.157693640536279</text:p>
              </table:table-cell>
              <table:table-cell office:value-type="float" office:value="0.131960794329643">
                <text:p>0.1319607943296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95723204">
                <text:p>6.49572320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27859291739642">
                <text:p>0.0727859291739642</text:p>
              </table:table-cell>
              <table:table-cell office:value-type="float" office:value="0.0425679981708527">
                <text:p>0.04256799817085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43258419">
                <text:p>6.54325841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27859291739642">
                <text:p>0.0727859291739642</text:p>
              </table:table-cell>
              <table:table-cell office:value-type="float" office:value="0.0425679981708527">
                <text:p>0.04256799817085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95710487">
                <text:p>6.59571048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65912746036572">
                <text:p>0.0765912746036572</text:p>
              </table:table-cell>
              <table:table-cell office:value-type="float" office:value="0.0510816015303135">
                <text:p>0.05108160153031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43573234">
                <text:p>6.64357323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681160625894439">
                <text:p>0.0681160625894439</text:p>
              </table:table-cell>
              <table:table-cell office:value-type="float" office:value="0.103227399289608">
                <text:p>0.1032273992896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93349215">
                <text:p>6.69334921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681160625894439">
                <text:p>0.0681160625894439</text:p>
              </table:table-cell>
              <table:table-cell office:value-type="float" office:value="0.103227399289608">
                <text:p>0.1032273992896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43124237">
                <text:p>6.74312423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297214297408649">
                <text:p>0.0297214297408649</text:p>
              </table:table-cell>
              <table:table-cell office:value-type="float" office:value="0.0500174015760422">
                <text:p>0.05001740157604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9481435">
                <text:p>6.7948143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631362813010145">
                <text:p>0.0631362813010145</text:p>
              </table:table-cell>
              <table:table-cell office:value-type="float" office:value="0.0840718001127243">
                <text:p>0.0840718001127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43339205">
                <text:p>6.84333920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631362813010145">
                <text:p>0.0631362813010145</text:p>
              </table:table-cell>
              <table:table-cell office:value-type="float" office:value="0.0840718001127243">
                <text:p>0.08407180011272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94573874">
                <text:p>6.89457387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20893728459354">
                <text:p>0.0820893728459354</text:p>
              </table:table-cell>
              <table:table-cell office:value-type="float" office:value="0.0915212035179138">
                <text:p>0.09152120351791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44592522">
                <text:p>6.94459252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47528134647819">
                <text:p>0.0847528134647819</text:p>
              </table:table-cell>
              <table:table-cell office:value-type="float" office:value="0.0808791965246201">
                <text:p>0.08087919652462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93229831">
                <text:p>6.99322983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47528134647819">
                <text:p>0.0847528134647819</text:p>
              </table:table-cell>
              <table:table-cell office:value-type="float" office:value="0.0808791965246201">
                <text:p>0.08087919652462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044099268">
                <text:p>7.04409926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0896646098955714">
                <text:p>0.0896646098955714</text:p>
              </table:table-cell>
              <table:table-cell office:value-type="float" office:value="0.0989705994725227">
                <text:p>0.09897059947252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95561851">
                <text:p>7.09556185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988321084672396">
                <text:p>0.0988321084672396</text:p>
              </table:table-cell>
              <table:table-cell office:value-type="float" office:value="0.117062002420425">
                <text:p>0.117062002420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43559451">
                <text:p>7.14355945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988321084672396">
                <text:p>0.0988321084672396</text:p>
              </table:table-cell>
              <table:table-cell office:value-type="float" office:value="0.117062002420425">
                <text:p>0.1170620024204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95081781">
                <text:p>7.19508178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22599663187017">
                <text:p>0.0822599663187017</text:p>
              </table:table-cell>
              <table:table-cell office:value-type="float" office:value="0.0915212035179138">
                <text:p>0.09152120351791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43553322">
                <text:p>7.24355332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52054038088612">
                <text:p>0.0752054038088612</text:p>
              </table:table-cell>
              <table:table-cell office:value-type="float" office:value="0.0947137996554375">
                <text:p>0.0947137996554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93571362">
                <text:p>7.29357136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52054038088612">
                <text:p>0.0752054038088612</text:p>
              </table:table-cell>
              <table:table-cell office:value-type="float" office:value="0.0947137996554375">
                <text:p>0.0947137996554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4557528">
                <text:p>7.3455752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0.0872815463945485">
                <text:p>0.0872815463945485</text:p>
              </table:table-cell>
              <table:table-cell office:value-type="float" office:value="0.143666997551918">
                <text:p>0.1436669975519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93596818">
                <text:p>7.39359681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5787047326789">
                <text:p>0.05787047326789</text:p>
              </table:table-cell>
              <table:table-cell office:value-type="float" office:value="0.0574668012559414">
                <text:p>0.05746680125594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43573512">
                <text:p>7.44357351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5787047326789">
                <text:p>0.05787047326789</text:p>
              </table:table-cell>
              <table:table-cell office:value-type="float" office:value="0.0574668012559414">
                <text:p>0.05746680125594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96113454">
                <text:p>7.49611345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73381643010301">
                <text:p>0.0973381643010301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17354625735588">
                <text:p>0.117354625735588</text:p>
              </table:table-cell>
              <table:table-cell office:value-type="float" office:value="0.111740998923779">
                <text:p>0.1117409989237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45688979">
                <text:p>7.54568897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898460881010672">
                <text:p>0.0898460881010672</text:p>
              </table:table-cell>
              <table:table-cell office:value-type="float" office:value="0.119190402328968">
                <text:p>0.1191904023289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93581103">
                <text:p>7.59358110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898460881010672">
                <text:p>0.0898460881010672</text:p>
              </table:table-cell>
              <table:table-cell office:value-type="float" office:value="0.119190402328968">
                <text:p>0.1191904023289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4601531">
                <text:p>7.6460153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08778246564185">
                <text:p>0.108778246564185</text:p>
              </table:table-cell>
              <table:table-cell office:value-type="float" office:value="0.111740998923779">
                <text:p>0.1117409989237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94628295">
                <text:p>7.69462829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29358017097205">
                <text:p>0.0729358017097205</text:p>
              </table:table-cell>
              <table:table-cell office:value-type="float" office:value="0.0649162009358406">
                <text:p>0.06491620093584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43260321">
                <text:p>7.74326032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29358017097205">
                <text:p>0.0729358017097205</text:p>
              </table:table-cell>
              <table:table-cell office:value-type="float" office:value="0.0649162009358406">
                <text:p>0.06491620093584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95078853">
                <text:p>7.79507885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689774671324199">
                <text:p>0.0689774671324199</text:p>
              </table:table-cell>
              <table:table-cell office:value-type="float" office:value="0.0808791965246201">
                <text:p>0.08087919652462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43611099">
                <text:p>7.84361109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538642734918415">
                <text:p>0.0538642734918415</text:p>
              </table:table-cell>
              <table:table-cell office:value-type="float" office:value="0.0915212035179138">
                <text:p>0.09152120351791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95803759">
                <text:p>7.89580375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538642734918415">
                <text:p>0.0538642734918415</text:p>
              </table:table-cell>
              <table:table-cell office:value-type="float" office:value="0.0947137996554375">
                <text:p>0.09471379965543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44615313">
                <text:p>7.94461531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596137368000782">
                <text:p>0.0596137368000782</text:p>
              </table:table-cell>
              <table:table-cell office:value-type="float" office:value="0.0744939967989922">
                <text:p>0.07449399679899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93333295">
                <text:p>7.99333329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596137368000782">
                <text:p>0.0596137368000782</text:p>
              </table:table-cell>
              <table:table-cell office:value-type="float" office:value="0.0744939967989922">
                <text:p>0.07449399679899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046223073">
                <text:p>8.04622307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851396630063936">
                <text:p>0.0851396630063936</text:p>
              </table:table-cell>
              <table:table-cell office:value-type="float" office:value="0.121318802237511">
                <text:p>0.1213188022375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93259062">
                <text:p>8.09325906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851396630063936">
                <text:p>0.0851396630063936</text:p>
              </table:table-cell>
              <table:table-cell office:value-type="float" office:value="0.0734298005700111">
                <text:p>0.07342980057001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43337615">
                <text:p>8.14333761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987041621186463">
                <text:p>0.0987041621186463</text:p>
              </table:table-cell>
              <table:table-cell office:value-type="float" office:value="0.0276692006736994">
                <text:p>0.02766920067369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93612304">
                <text:p>8.19361230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13165508089815">
                <text:p>0.113165508089815</text:p>
              </table:table-cell>
              <table:table-cell office:value-type="float" office:value="0.0554079603478245">
                <text:p>0.0554079603478245</text:p>
              </table:table-cell>
              <table:table-cell office:value-type="float" office:value="0.0564026013016701">
                <text:p>0.05640260130167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44684308">
                <text:p>8.24468430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203764951437532">
                <text:p>0.0203764951437532</text:p>
              </table:table-cell>
              <table:table-cell office:value-type="float" office:value="0.0468248017132282">
                <text:p>0.04682480171322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9388823">
                <text:p>8.2938882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0203764951437532">
                <text:p>0.0203764951437532</text:p>
              </table:table-cell>
              <table:table-cell office:value-type="float" office:value="0.0255408007651567">
                <text:p>0.02554080076515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44662109">
                <text:p>8.34466210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176343163517464">
                <text:p>0.0176343163517464</text:p>
              </table:table-cell>
              <table:table-cell office:value-type="float" office:value="0.0234124008566141">
                <text:p>0.02341240085661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93573187">
                <text:p>8.39357318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176343163517464">
                <text:p>0.0176343163517464</text:p>
              </table:table-cell>
              <table:table-cell office:value-type="float" office:value="0.0234124008566141">
                <text:p>0.02341240085661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47129331">
                <text:p>8.44712933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0827818078985397">
                <text:p>-0.00827818078985397</text:p>
              </table:table-cell>
              <table:table-cell office:value-type="float" office:value="-0.0212839990854263">
                <text:p>-0.02128399908542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95643943">
                <text:p>8.49564394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124912459044703">
                <text:p>0.0124912459044703</text:p>
              </table:table-cell>
              <table:table-cell office:value-type="float" office:value="0.00532099977135658">
                <text:p>0.005320999771356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43573603">
                <text:p>8.54357360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124912459044703">
                <text:p>0.0124912459044703</text:p>
              </table:table-cell>
              <table:table-cell office:value-type="float" office:value="0.00532099977135658">
                <text:p>0.005320999771356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93151718">
                <text:p>8.59315171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125748462227574">
                <text:p>0.0125748462227574</text:p>
              </table:table-cell>
              <table:table-cell office:value-type="float" office:value="0.0276692006736994">
                <text:p>0.02766920067369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43647695">
                <text:p>8.64364769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381357584961836">
                <text:p>-0.0381357584961836</text:p>
              </table:table-cell>
              <table:table-cell office:value-type="float" office:value="-0.0266050007194281">
                <text:p>-0.02660500071942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95903204">
                <text:p>8.69590320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-0.0381357584961836">
                <text:p>-0.0381357584961836</text:p>
              </table:table-cell>
              <table:table-cell office:value-type="float" office:value="0.0244766008108854">
                <text:p>0.02447660081088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44155595">
                <text:p>8.74415559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00334585300923672">
                <text:p>0.00334585300923672</text:p>
              </table:table-cell>
              <table:table-cell office:value-type="float" office:value="-0.062787801027298">
                <text:p>-0.0627878010272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93245751">
                <text:p>8.79324575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0334585300923672">
                <text:p>0.00334585300923672</text:p>
              </table:table-cell>
              <table:table-cell office:value-type="float" office:value="0.0244766008108854">
                <text:p>0.02447660081088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47154675">
                <text:p>8.84715467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2947867910221">
                <text:p>-0.02947867910221</text:p>
              </table:table-cell>
              <table:table-cell office:value-type="float" office:value="-0.0574668012559414">
                <text:p>-0.05746680125594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95634789">
                <text:p>8.89563478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322989177353866">
                <text:p>-0.0322989177353866</text:p>
              </table:table-cell>
              <table:table-cell office:value-type="float" office:value="-0.0106419995427132">
                <text:p>-0.01064199954271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43642594">
                <text:p>8.94364259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0552591812430781">
                <text:p>0.00552591812430781</text:p>
              </table:table-cell>
              <table:table-cell office:value-type="float" office:value="0.0117062004283071">
                <text:p>0.01170620042830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95930872">
                <text:p>8.99593087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00552591812430781">
                <text:p>0.00552591812430781</text:p>
              </table:table-cell>
              <table:table-cell office:value-type="float" office:value="-0.0446964018046856">
                <text:p>-0.04469640180468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043132562">
                <text:p>9.04313256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148792531093988">
                <text:p>-0.0148792531093988</text:p>
              </table:table-cell>
              <table:table-cell office:value-type="float" office:value="-0.029797600582242">
                <text:p>-0.0297976005822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9324817">
                <text:p>9.0932481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148792531093988">
                <text:p>-0.0148792531093988</text:p>
              </table:table-cell>
              <table:table-cell office:value-type="float" office:value="-0.0106419995427132">
                <text:p>-0.01064199954271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143486535">
                <text:p>9.14348653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0875873454243849">
                <text:p>-0.0087587345424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94688046">
                <text:p>9.19468804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00166869123062201">
                <text:p>0.00166869123062201</text:p>
              </table:table-cell>
              <table:table-cell office:value-type="float" office:value="0.00638520019128919">
                <text:p>0.006385200191289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44161547">
                <text:p>9.24416154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-0.00695520333529665">
                <text:p>-0.00695520333529665</text:p>
              </table:table-cell>
              <table:table-cell office:value-type="float" office:value="0.00532099977135658">
                <text:p>0.005320999771356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96994425">
                <text:p>9.29699442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-0.00695520333529665">
                <text:p>-0.00695520333529665</text:p>
              </table:table-cell>
              <table:table-cell office:value-type="float" office:value="0.0478890016674995">
                <text:p>0.04788900166749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4469892">
                <text:p>9.3446989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0483581192476805">
                <text:p>-0.00483581192476805</text:p>
              </table:table-cell>
              <table:table-cell office:value-type="float" office:value="-0.0329901985824108">
                <text:p>-0.03299019858241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93357185">
                <text:p>9.39335718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0483581192476805">
                <text:p>-0.00483581192476805</text:p>
              </table:table-cell>
              <table:table-cell office:value-type="float" office:value="0.00532099977135658">
                <text:p>0.005320999771356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45403405">
                <text:p>9.44540340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110006992439416">
                <text:p>0.0110006992439416</text:p>
              </table:table-cell>
              <table:table-cell office:value-type="float" office:value="-0.0212839990854263">
                <text:p>-0.02128399908542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95711534">
                <text:p>9.49571153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0780044388537588">
                <text:p>-0.00780044388537588</text:p>
              </table:table-cell>
              <table:table-cell office:value-type="float" office:value="-0.0127704003825784">
                <text:p>-0.01277040038257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43627175">
                <text:p>9.54362717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0221260428907734">
                <text:p>-0.00221260428907734</text:p>
              </table:table-cell>
              <table:table-cell office:value-type="float" office:value="0.00425679981708527">
                <text:p>0.004256799817085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93562679">
                <text:p>9.59356267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0221260428907734">
                <text:p>-0.00221260428907734</text:p>
              </table:table-cell>
              <table:table-cell office:value-type="float" office:value="0.00425679981708527">
                <text:p>0.004256799817085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43687534">
                <text:p>9.64368753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0939028090316068">
                <text:p>-0.00939028090316068</text:p>
              </table:table-cell>
              <table:table-cell office:value-type="float" office:value="-0.0255408007651567">
                <text:p>-0.02554080076515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94716555">
                <text:p>9.69471655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-0.00143819927222357">
                <text:p>-0.00143819927222357</text:p>
              </table:table-cell>
              <table:table-cell office:value-type="float" office:value="0.0234124008566141">
                <text:p>0.02341240085661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4323542">
                <text:p>9.7432354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-0.00143819927222357">
                <text:p>-0.00143819927222357</text:p>
              </table:table-cell>
              <table:table-cell office:value-type="float" office:value="0.0234124008566141">
                <text:p>0.02341240085661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94764399">
                <text:p>9.79476439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00351725162641367">
                <text:p>0.00351725162641367</text:p>
              </table:table-cell>
              <table:table-cell office:value-type="float" office:value="-0.0329901985824108">
                <text:p>-0.03299019858241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44777249">
                <text:p>9.84477724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-0.01889980709339">
                <text:p>-0.01889980709339</text:p>
              </table:table-cell>
              <table:table-cell office:value-type="float" office:value="-0.0223482009023428">
                <text:p>-0.02234820090234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93579102">
                <text:p>9.89357910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-0.01889980709339">
                <text:p>-0.01889980709339</text:p>
              </table:table-cell>
              <table:table-cell office:value-type="float" office:value="-0.0223482009023428">
                <text:p>-0.02234820090234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44806788">
                <text:p>9.94480678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0323186059042588">
                <text:p>-0.00323186059042588</text:p>
              </table:table-cell>
              <table:table-cell office:value-type="float" office:value="0.00638520019128919">
                <text:p>0.006385200191289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95696507">
                <text:p>9.99569650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109574832922128">
                <text:p>-0.0109574832922128</text:p>
              </table:table-cell>
              <table:table-cell office:value-type="float" office:value="-0.00957779958844185">
                <text:p>-0.009577799588441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043343591">
                <text:p>10.04334359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109574832922128">
                <text:p>-0.0109574832922128</text:p>
              </table:table-cell>
              <table:table-cell office:value-type="float" office:value="-0.00957779958844185">
                <text:p>-0.009577799588441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093783307">
                <text:p>10.09378330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00380222265700661">
                <text:p>0.00380222265700661</text:p>
              </table:table-cell>
              <table:table-cell office:value-type="float" office:value="0.00957779958844185">
                <text:p>0.009577799588441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145742896">
                <text:p>10.14574289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-0.0182308241176745">
                <text:p>-0.0182308241176745</text:p>
              </table:table-cell>
              <table:table-cell office:value-type="float" office:value="-0.0617236010730267">
                <text:p>-0.06172360107302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19357626">
                <text:p>10.1935762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-0.0182308241176745">
                <text:p>-0.0182308241176745</text:p>
              </table:table-cell>
              <table:table-cell office:value-type="float" office:value="-0.0617236010730267">
                <text:p>-0.06172360107302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245165209">
                <text:p>10.24516520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145434177883369">
                <text:p>-0.0145434177883369</text:p>
              </table:table-cell>
              <table:table-cell office:value-type="float" office:value="0.00425679981708527">
                <text:p>0.004256799817085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293798191">
                <text:p>10.29379819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119232175166647">
                <text:p>0.0119232175166647</text:p>
              </table:table-cell>
              <table:table-cell office:value-type="float" office:value="-0.00425679981708527">
                <text:p>-0.004256799817085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343572471">
                <text:p>10.34357247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119232175166647">
                <text:p>0.0119232175166647</text:p>
              </table:table-cell>
              <table:table-cell office:value-type="float" office:value="-0.00425679981708527">
                <text:p>-0.004256799817085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394742522">
                <text:p>10.39474252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045362040351128">
                <text:p>0.0045362040351128</text:p>
              </table:table-cell>
              <table:table-cell office:value-type="float" office:value="-0.0223482009023428">
                <text:p>-0.02234820090234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444706346">
                <text:p>10.44470634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-0.00102079443139094">
                <text:p>-0.00102079443139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496854936">
                <text:p>10.49685493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-0.00102079443139094">
                <text:p>-0.00102079443139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545693142">
                <text:p>10.54569314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172862150985855">
                <text:p>-0.0172862150985855</text:p>
              </table:table-cell>
              <table:table-cell office:value-type="float" office:value="0.00532099977135658">
                <text:p>0.005320999771356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93704753">
                <text:p>10.59370475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172862150985855">
                <text:p>-0.0172862150985855</text:p>
              </table:table-cell>
              <table:table-cell office:value-type="float" office:value="-0.0170271992683411">
                <text:p>-0.01702719926834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643498872">
                <text:p>10.64349887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0855689465873671">
                <text:p>0.00855689465873671</text:p>
              </table:table-cell>
              <table:table-cell office:value-type="float" office:value="-0.0372469983994961">
                <text:p>-0.03724699839949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693713008">
                <text:p>10.69371300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0850564552273124">
                <text:p>-0.00850564552273124</text:p>
              </table:table-cell>
              <table:table-cell office:value-type="float" office:value="0.00532099977135658">
                <text:p>0.005320999771356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743264235">
                <text:p>10.74326423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0850564552273124">
                <text:p>-0.00850564552273124</text:p>
              </table:table-cell>
              <table:table-cell office:value-type="float" office:value="0.00532099977135658">
                <text:p>0.005320999771356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7938645">
                <text:p>10.793864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334752254867515">
                <text:p>-0.0334752254867515</text:p>
              </table:table-cell>
              <table:table-cell office:value-type="float" office:value="-0.0170271992683411">
                <text:p>-0.01702719926834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844793931">
                <text:p>10.84479393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220737776503277">
                <text:p>-0.0220737776503277</text:p>
              </table:table-cell>
              <table:table-cell office:value-type="float" office:value="-0.0074494001455605">
                <text:p>-0.00744940014556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893237655">
                <text:p>10.89323765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220737776503277">
                <text:p>-0.0220737776503277</text:p>
              </table:table-cell>
              <table:table-cell office:value-type="float" office:value="-0.0074494001455605">
                <text:p>-0.00744940014556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944763943">
                <text:p>10.94476394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0.0109774673535886">
                <text:p>0.0109774673535886</text:p>
              </table:table-cell>
              <table:table-cell office:value-type="float" office:value="-0.00638520019128919">
                <text:p>-0.006385200191289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993421212">
                <text:p>10.99342121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0109774673535886">
                <text:p>0.0109774673535886</text:p>
              </table:table-cell>
              <table:table-cell office:value-type="float" office:value="-0.0191555991768837">
                <text:p>-0.01915559917688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.04444732">
                <text:p>11.0444473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151250613500973">
                <text:p>-0.0151250613500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095682364">
                <text:p>11.09568236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0117290345594403">
                <text:p>0.0117290345594403</text:p>
              </table:table-cell>
              <table:table-cell office:value-type="float" office:value="0.0074494001455605">
                <text:p>0.00744940014556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144454774">
                <text:p>11.14445477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0740172317312023">
                <text:p>-0.00740172317312023</text:p>
              </table:table-cell>
              <table:table-cell office:value-type="float" office:value="0.0223482009023428">
                <text:p>0.02234820090234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193317779">
                <text:p>11.19331777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0740172317312023">
                <text:p>-0.00740172317312023</text:p>
              </table:table-cell>
              <table:table-cell office:value-type="float" office:value="0.0223482009023428">
                <text:p>0.02234820090234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243744853">
                <text:p>11.24374485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3165508089815">
                <text:p>0.113165508089815</text:p>
              </table:table-cell>
              <table:table-cell office:value-type="float" office:value="0.0382534999998667">
                <text:p>0.0382534999998667</text:p>
              </table:table-cell>
              <table:table-cell office:value-type="float" office:value="0.0489532016217709">
                <text:p>0.04895320162177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293721027">
                <text:p>11.29372102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641156891704457">
                <text:p>0.0641156891704457</text:p>
              </table:table-cell>
              <table:table-cell office:value-type="float" office:value="0.0744939967989922">
                <text:p>0.07449399679899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343327296">
                <text:p>11.34332729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641156891704457">
                <text:p>0.0641156891704457</text:p>
              </table:table-cell>
              <table:table-cell office:value-type="float" office:value="0.0744939967989922">
                <text:p>0.07449399679899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93742401">
                <text:p>11.39374240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504123396500579">
                <text:p>0.0504123396500579</text:p>
              </table:table-cell>
              <table:table-cell office:value-type="float" office:value="0.0947137996554375">
                <text:p>0.0947137996554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444816639">
                <text:p>11.44481663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854070606802372">
                <text:p>0.0854070606802372</text:p>
              </table:table-cell>
              <table:table-cell office:value-type="float" office:value="0.0617236010730267">
                <text:p>0.06172360107302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493577272">
                <text:p>11.49357727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854070606802372">
                <text:p>0.0854070606802372</text:p>
              </table:table-cell>
              <table:table-cell office:value-type="float" office:value="0.0617236010730267">
                <text:p>0.06172360107302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544759162">
                <text:p>11.54475916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0923172033700925">
                <text:p>0.0923172033700925</text:p>
              </table:table-cell>
              <table:table-cell office:value-type="float" office:value="0.123447202146053">
                <text:p>0.1234472021460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593504467">
                <text:p>11.59350446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923172033700925">
                <text:p>0.0923172033700925</text:p>
              </table:table-cell>
              <table:table-cell office:value-type="float" office:value="0.0979064032435417">
                <text:p>0.09790640324354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64541829">
                <text:p>11.6454182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916310449592852">
                <text:p>0.0916310449592852</text:p>
              </table:table-cell>
              <table:table-cell office:value-type="float" office:value="0.0936496034264565">
                <text:p>0.09364960342645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95252888">
                <text:p>11.69525288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78250264946268">
                <text:p>0.078250264946268</text:p>
              </table:table-cell>
              <table:table-cell office:value-type="float" office:value="0.109612599015236">
                <text:p>0.1096125990152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743406037">
                <text:p>11.74340603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36766454890842">
                <text:p>0.0736766454890842</text:p>
              </table:table-cell>
              <table:table-cell office:value-type="float" office:value="0.0617236010730267">
                <text:p>0.06172360107302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793172087">
                <text:p>11.79317208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36766454890842">
                <text:p>0.0736766454890842</text:p>
              </table:table-cell>
              <table:table-cell office:value-type="float" office:value="0.0787507966160774">
                <text:p>0.07875079661607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843796415">
                <text:p>11.84379641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-0.00715128759042232">
                <text:p>-0.00715128759042232</text:p>
              </table:table-cell>
              <table:table-cell office:value-type="float" office:value="0.0308618005365133">
                <text:p>0.03086180053651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893335512">
                <text:p>11.89333551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-0.00715128759042232">
                <text:p>-0.00715128759042232</text:p>
              </table:table-cell>
              <table:table-cell office:value-type="float" office:value="0.0308618005365133">
                <text:p>0.03086180053651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943492619">
                <text:p>11.94349261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875826530527571">
                <text:p>0.0875826530527571</text:p>
              </table:table-cell>
              <table:table-cell office:value-type="float" office:value="0.10429160296917">
                <text:p>0.104291602969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993236397">
                <text:p>11.99323639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875826530527571">
                <text:p>0.0875826530527571</text:p>
              </table:table-cell>
              <table:table-cell office:value-type="float" office:value="0.0989705994725227">
                <text:p>0.09897059947252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046281725">
                <text:p>12.04628172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04659729881195">
                <text:p>0.104659729881195</text:p>
              </table:table-cell>
              <table:table-cell office:value-type="float" office:value="0.107484199106693">
                <text:p>0.1074841991066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094597857">
                <text:p>12.09459785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21079179984208">
                <text:p>0.121079179984208</text:p>
              </table:table-cell>
              <table:table-cell office:value-type="float" office:value="0.0960852169639565">
                <text:p>0.0960852169639565</text:p>
              </table:table-cell>
              <table:table-cell office:value-type="float" office:value="0.130896598100662">
                <text:p>0.1308965981006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143572514">
                <text:p>12.14357251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21079179984208">
                <text:p>0.121079179984208</text:p>
              </table:table-cell>
              <table:table-cell office:value-type="float" office:value="0.0960852169639565">
                <text:p>0.0960852169639565</text:p>
              </table:table-cell>
              <table:table-cell office:value-type="float" office:value="0.130896598100662">
                <text:p>0.1308965981006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193922942">
                <text:p>12.19392294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21870547173647">
                <text:p>0.121870547173647</text:p>
              </table:table-cell>
              <table:table-cell office:value-type="float" office:value="0.145818464659236">
                <text:p>0.145818464659236</text:p>
              </table:table-cell>
              <table:table-cell office:value-type="float" office:value="0.0904569998383522">
                <text:p>0.09045699983835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244767663">
                <text:p>12.24476766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688070953489918">
                <text:p>0.0688070953489918</text:p>
              </table:table-cell>
              <table:table-cell office:value-type="float" office:value="0.122382998466492">
                <text:p>0.1223829984664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293256123">
                <text:p>12.29325612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688070953489918">
                <text:p>0.0688070953489918</text:p>
              </table:table-cell>
              <table:table-cell office:value-type="float" office:value="0.122382998466492">
                <text:p>0.1223829984664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345786164">
                <text:p>12.34578616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803529503169792">
                <text:p>0.0803529503169792</text:p>
              </table:table-cell>
              <table:table-cell office:value-type="float" office:value="0.126639798283577">
                <text:p>0.1266397982835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393761706">
                <text:p>12.39376170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100351578818214">
                <text:p>0.100351578818214</text:p>
              </table:table-cell>
              <table:table-cell office:value-type="float" office:value="0.0904569998383522">
                <text:p>0.09045699983835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443359461">
                <text:p>12.44335946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100351578818214">
                <text:p>0.100351578818214</text:p>
              </table:table-cell>
              <table:table-cell office:value-type="float" office:value="0.0904569998383522">
                <text:p>0.09045699983835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93777412">
                <text:p>12.49377741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74624679282666">
                <text:p>0.0774624679282666</text:p>
              </table:table-cell>
              <table:table-cell office:value-type="float" office:value="0.107484199106693">
                <text:p>0.1074841991066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544943619">
                <text:p>12.54494361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804915063628326">
                <text:p>0.0804915063628326</text:p>
              </table:table-cell>
              <table:table-cell office:value-type="float" office:value="0.0787507966160774">
                <text:p>0.07875079661607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593290281">
                <text:p>12.59329028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804915063628326">
                <text:p>0.0804915063628326</text:p>
              </table:table-cell>
              <table:table-cell office:value-type="float" office:value="0.0787507966160774">
                <text:p>0.07875079661607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645899204">
                <text:p>12.64589920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079520529899957">
                <text:p>0.079520529899957</text:p>
              </table:table-cell>
              <table:table-cell office:value-type="float" office:value="0.059595201164484">
                <text:p>0.0595952011644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695831116">
                <text:p>12.69583111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648886913253722">
                <text:p>0.0648886913253722</text:p>
              </table:table-cell>
              <table:table-cell office:value-type="float" office:value="0.0734298005700111">
                <text:p>0.0734298005700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743369356">
                <text:p>12.74336935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648886913253722">
                <text:p>0.0648886913253722</text:p>
              </table:table-cell>
              <table:table-cell office:value-type="float" office:value="0.0734298005700111">
                <text:p>0.07342980057001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793944207">
                <text:p>12.79394420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270179640803493">
                <text:p>0.0270179640803493</text:p>
              </table:table-cell>
              <table:table-cell office:value-type="float" office:value="0.0755582004785538">
                <text:p>0.07555820047855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844894243">
                <text:p>12.84489424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858824565566378">
                <text:p>0.0858824565566378</text:p>
              </table:table-cell>
              <table:table-cell office:value-type="float" office:value="0.0904569998383522">
                <text:p>0.09045699983835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894085707">
                <text:p>12.89408570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858824565566378">
                <text:p>0.0858824565566378</text:p>
              </table:table-cell>
              <table:table-cell office:value-type="float" office:value="0.0893928036093712">
                <text:p>0.08939280360937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944846038">
                <text:p>12.94484603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4460469005983">
                <text:p>0.104460469005983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611122658699868">
                <text:p>0.0611122658699868</text:p>
              </table:table-cell>
              <table:table-cell office:value-type="float" office:value="0.0723655968904495">
                <text:p>0.07236559689044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993555785">
                <text:p>12.99355578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4460469005983">
                <text:p>0.104460469005983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611122658699868">
                <text:p>0.0611122658699868</text:p>
              </table:table-cell>
              <table:table-cell office:value-type="float" office:value="0.0723655968904495">
                <text:p>0.07236559689044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047306454">
                <text:p>13.04730645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874435661388365">
                <text:p>0.0874435661388365</text:p>
              </table:table-cell>
              <table:table-cell office:value-type="float" office:value="0.111740998923779">
                <text:p>0.1117409989237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095833249">
                <text:p>13.09583324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914403363284103">
                <text:p>0.0914403363284103</text:p>
              </table:table-cell>
              <table:table-cell office:value-type="float" office:value="0.0808791965246201">
                <text:p>0.08087919652462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143844502">
                <text:p>13.14384450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00472179253998">
                <text:p>0.100472179253998</text:p>
              </table:table-cell>
              <table:table-cell office:value-type="float" office:value="0.134089201688766">
                <text:p>0.1340892016887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194023784">
                <text:p>13.19402378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100472179253998">
                <text:p>0.100472179253998</text:p>
              </table:table-cell>
              <table:table-cell office:value-type="float" office:value="0.103227399289608">
                <text:p>0.1032273992896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243328501">
                <text:p>13.24332850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939554627956597">
                <text:p>0.0939554627956597</text:p>
              </table:table-cell>
              <table:table-cell office:value-type="float" office:value="0.11280520260334">
                <text:p>0.112805202603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293563785">
                <text:p>13.29356378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939554627956597">
                <text:p>0.0939554627956597</text:p>
              </table:table-cell>
              <table:table-cell office:value-type="float" office:value="0.11280520260334">
                <text:p>0.112805202603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344875885">
                <text:p>13.34487588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894103016074639">
                <text:p>0.0894103016074639</text:p>
              </table:table-cell>
              <table:table-cell office:value-type="float" office:value="0.108548402786255">
                <text:p>0.1085484027862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394950938">
                <text:p>13.39495093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05277920796711">
                <text:p>0.105277920796711</text:p>
              </table:table-cell>
              <table:table-cell office:value-type="float" office:value="0.135153397917748">
                <text:p>0.1351533979177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447053472">
                <text:p>13.44705347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05277920796711">
                <text:p>0.105277920796711</text:p>
              </table:table-cell>
              <table:table-cell office:value-type="float" office:value="0.123447202146053">
                <text:p>0.1234472021460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495805045">
                <text:p>13.49580504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686769615070852">
                <text:p>0.0686769615070852</text:p>
              </table:table-cell>
              <table:table-cell office:value-type="float" office:value="0.0553384013473988">
                <text:p>0.05533840134739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543859115">
                <text:p>13.54385911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73381643010301">
                <text:p>0.0973381643010301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738384358066586">
                <text:p>0.0738384358066586</text:p>
              </table:table-cell>
              <table:table-cell office:value-type="float" office:value="0.0787507966160774">
                <text:p>0.07875079661607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593396834">
                <text:p>13.59339683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73381643010301">
                <text:p>0.0973381643010301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738384358066586">
                <text:p>0.0738384358066586</text:p>
              </table:table-cell>
              <table:table-cell office:value-type="float" office:value="0.0787507966160774">
                <text:p>0.07875079661607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643800124">
                <text:p>13.64380012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863574791102144">
                <text:p>0.0863574791102144</text:p>
              </table:table-cell>
              <table:table-cell office:value-type="float" office:value="0.0893928036093712">
                <text:p>0.08939280360937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693459862">
                <text:p>13.69345986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863574791102144">
                <text:p>0.0863574791102144</text:p>
              </table:table-cell>
              <table:table-cell office:value-type="float" office:value="0.109612599015236">
                <text:p>0.1096125990152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746369564">
                <text:p>13.74636956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09842177760275">
                <text:p>0.109842177760275</text:p>
              </table:table-cell>
              <table:table-cell office:value-type="float" office:value="0.0436322018504143">
                <text:p>0.04363220185041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794948295">
                <text:p>13.79494829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48386918370052">
                <text:p>0.048386918370052</text:p>
              </table:table-cell>
              <table:table-cell office:value-type="float" office:value="0.109612599015236">
                <text:p>0.1096125990152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43580757">
                <text:p>13.84358075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48386918370052">
                <text:p>0.048386918370052</text:p>
              </table:table-cell>
              <table:table-cell office:value-type="float" office:value="0.109612599015236">
                <text:p>0.1096125990152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897276924">
                <text:p>13.89727692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866699452344436">
                <text:p>0.0866699452344436</text:p>
              </table:table-cell>
              <table:table-cell office:value-type="float" office:value="0.120254598557949">
                <text:p>0.1202545985579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943838481">
                <text:p>13.94383848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0832751885146983">
                <text:p>0.0832751885146983</text:p>
              </table:table-cell>
              <table:table-cell office:value-type="float" office:value="0.129832401871681">
                <text:p>0.1298324018716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99357691">
                <text:p>13.9935769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0832751885146983">
                <text:p>0.0832751885146983</text:p>
              </table:table-cell>
              <table:table-cell office:value-type="float" office:value="0.129832401871681">
                <text:p>0.1298324018716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044783499">
                <text:p>14.04478349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0.0924698605909213">
                <text:p>0.0924698605909213</text:p>
              </table:table-cell>
              <table:table-cell office:value-type="float" office:value="0.0766223967075348">
                <text:p>0.07662239670753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09480482">
                <text:p>14.0948048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0.0682711697967859">
                <text:p>0.0682711697967859</text:p>
              </table:table-cell>
              <table:table-cell office:value-type="float" office:value="0.0840718001127243">
                <text:p>0.08407180011272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143344574">
                <text:p>14.14334457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0.0682711697967859">
                <text:p>0.0682711697967859</text:p>
              </table:table-cell>
              <table:table-cell office:value-type="float" office:value="0.0840718001127243">
                <text:p>0.08407180011272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195751022">
                <text:p>14.19575102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878861535057903">
                <text:p>0.0878861535057903</text:p>
              </table:table-cell>
              <table:table-cell office:value-type="float" office:value="0.0606594011187553">
                <text:p>0.06065940111875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244829231">
                <text:p>14.24482923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094858216236712">
                <text:p>0.094858216236712</text:p>
              </table:table-cell>
              <table:table-cell office:value-type="float" office:value="0.139410197734833">
                <text:p>0.1394101977348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293488093">
                <text:p>14.29348809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094858216236712">
                <text:p>0.094858216236712</text:p>
              </table:table-cell>
              <table:table-cell office:value-type="float" office:value="0.139410197734833">
                <text:p>0.1394101977348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345833771">
                <text:p>14.34583377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745749487005904">
                <text:p>0.0745749487005904</text:p>
              </table:table-cell>
              <table:table-cell office:value-type="float" office:value="0.106420002877712">
                <text:p>0.1064200028777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393857118">
                <text:p>14.39385711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21870547173647">
                <text:p>0.121870547173647</text:p>
              </table:table-cell>
              <table:table-cell office:value-type="float" office:value="0.0898935552675718">
                <text:p>0.0898935552675718</text:p>
              </table:table-cell>
              <table:table-cell office:value-type="float" office:value="0.1287682056427">
                <text:p>0.12876820564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443559162">
                <text:p>14.44355916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21870547173647">
                <text:p>0.121870547173647</text:p>
              </table:table-cell>
              <table:table-cell office:value-type="float" office:value="0.0898935552675718">
                <text:p>0.0898935552675718</text:p>
              </table:table-cell>
              <table:table-cell office:value-type="float" office:value="0.1287682056427">
                <text:p>0.12876820564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494659122">
                <text:p>14.49465912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98041426895503">
                <text:p>0.0898041426895503</text:p>
              </table:table-cell>
              <table:table-cell office:value-type="float" office:value="0.0968421995639801">
                <text:p>0.09684219956398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544911237">
                <text:p>14.54491123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486546036462882">
                <text:p>0.0486546036462882</text:p>
              </table:table-cell>
              <table:table-cell office:value-type="float" office:value="0.062787801027298">
                <text:p>0.0627878010272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597039017">
                <text:p>14.59703901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13165508089815">
                <text:p>0.113165508089815</text:p>
              </table:table-cell>
              <table:table-cell office:value-type="float" office:value="0.0486546036462882">
                <text:p>0.0486546036462882</text:p>
              </table:table-cell>
              <table:table-cell office:value-type="float" office:value="0.0521458014845848">
                <text:p>0.05214580148458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645821499">
                <text:p>14.64582149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3165508089815">
                <text:p>0.113165508089815</text:p>
              </table:table-cell>
              <table:table-cell office:value-type="float" office:value="0.0451158061622933">
                <text:p>0.0451158061622933</text:p>
              </table:table-cell>
              <table:table-cell office:value-type="float" office:value="0.0808791965246201">
                <text:p>0.08087919652462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693248147">
                <text:p>14.69324814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451158061622933">
                <text:p>0.0451158061622933</text:p>
              </table:table-cell>
              <table:table-cell office:value-type="float" office:value="0.059595201164484">
                <text:p>0.0595952011644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74642269">
                <text:p>14.7464226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15782463332306">
                <text:p>0.115782463332306</text:p>
              </table:table-cell>
              <table:table-cell office:value-type="float" office:value="0.063851997256279">
                <text:p>0.0638519972562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794871622">
                <text:p>14.79487162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782121081128517">
                <text:p>0.0782121081128517</text:p>
              </table:table-cell>
              <table:table-cell office:value-type="float" office:value="0.123447202146053">
                <text:p>0.1234472021460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847151758">
                <text:p>14.84715175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782121081128517">
                <text:p>0.0782121081128517</text:p>
              </table:table-cell>
              <table:table-cell office:value-type="float" office:value="0.0947137996554375">
                <text:p>0.09471379965543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894965271">
                <text:p>14.89496527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98350239920503">
                <text:p>0.098350239920503</text:p>
              </table:table-cell>
              <table:table-cell office:value-type="float" office:value="0.118126198649406">
                <text:p>0.1181261986494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945784704">
                <text:p>14.94578470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958762298969066">
                <text:p>0.0958762298969066</text:p>
              </table:table-cell>
              <table:table-cell office:value-type="float" office:value="0.115997798740864">
                <text:p>0.1159977987408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997042013">
                <text:p>14.99704201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958762298969066">
                <text:p>0.0958762298969066</text:p>
              </table:table-cell>
              <table:table-cell office:value-type="float" office:value="0.0851359963417053">
                <text:p>0.08513599634170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043621776">
                <text:p>15.04362177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909740739135074">
                <text:p>0.0909740739135074</text:p>
              </table:table-cell>
              <table:table-cell office:value-type="float" office:value="0.129832401871681">
                <text:p>0.1298324018716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093240678">
                <text:p>15.09324067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909740739135074">
                <text:p>0.0909740739135074</text:p>
              </table:table-cell>
              <table:table-cell office:value-type="float" office:value="0.0755582004785538">
                <text:p>0.07555820047855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143645086">
                <text:p>15.14364508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646976238931353">
                <text:p>0.0646976238931353</text:p>
              </table:table-cell>
              <table:table-cell office:value-type="float" office:value="0.0957780033349991">
                <text:p>0.09577800333499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19493414">
                <text:p>15.1949341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542454413600502">
                <text:p>0.0542454413600502</text:p>
              </table:table-cell>
              <table:table-cell office:value-type="float" office:value="0.04043959826231">
                <text:p>0.040439598262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243561415">
                <text:p>15.24356141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542454413600502">
                <text:p>0.0542454413600502</text:p>
              </table:table-cell>
              <table:table-cell office:value-type="float" office:value="0.04043959826231">
                <text:p>0.040439598262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297380722">
                <text:p>15.29738072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06388021749963">
                <text:p>0.106388021749963</text:p>
              </table:table-cell>
              <table:table-cell office:value-type="float" office:value="0.100034803152084">
                <text:p>0.1000348031520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34583631">
                <text:p>15.3458363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8519498833023">
                <text:p>0.08519498833023</text:p>
              </table:table-cell>
              <table:table-cell office:value-type="float" office:value="0.0776866003870964">
                <text:p>0.07768660038709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39356473">
                <text:p>15.3935647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8519498833023">
                <text:p>0.08519498833023</text:p>
              </table:table-cell>
              <table:table-cell office:value-type="float" office:value="0.0776866003870964">
                <text:p>0.07768660038709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445349262">
                <text:p>15.44534926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00414912616769">
                <text:p>0.100414912616769</text:p>
              </table:table-cell>
              <table:table-cell office:value-type="float" office:value="0.115997798740864">
                <text:p>0.1159977987408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493977785">
                <text:p>15.49397778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57295460455366">
                <text:p>0.0757295460455366</text:p>
              </table:table-cell>
              <table:table-cell office:value-type="float" office:value="0.0915212035179138">
                <text:p>0.09152120351791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543569966">
                <text:p>15.54356996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57295460455366">
                <text:p>0.0757295460455366</text:p>
              </table:table-cell>
              <table:table-cell office:value-type="float" office:value="0.0915212035179138">
                <text:p>0.09152120351791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596404846">
                <text:p>15.59640484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08017241419961">
                <text:p>0.108017241419961</text:p>
              </table:table-cell>
              <table:table-cell office:value-type="float" office:value="0.126639798283577">
                <text:p>0.1266397982835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644983189">
                <text:p>15.64498318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00887266890909">
                <text:p>0.0700887266890909</text:p>
              </table:table-cell>
              <table:table-cell office:value-type="float" office:value="0.105355799198151">
                <text:p>0.1053557991981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93335219">
                <text:p>15.69333521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00887266890909">
                <text:p>0.0700887266890909</text:p>
              </table:table-cell>
              <table:table-cell office:value-type="float" office:value="0.105355799198151">
                <text:p>0.1053557991981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745555735">
                <text:p>15.74555573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648863170747146">
                <text:p>0.0648863170747146</text:p>
              </table:table-cell>
              <table:table-cell office:value-type="float" office:value="0.0808791965246201">
                <text:p>0.08087919652462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93570118">
                <text:p>15.79357011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648863170747146">
                <text:p>0.0648863170747146</text:p>
              </table:table-cell>
              <table:table-cell office:value-type="float" office:value="0.0808791965246201">
                <text:p>0.08087919652462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847438864">
                <text:p>15.84743886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803434882100897">
                <text:p>0.0803434882100897</text:p>
              </table:table-cell>
              <table:table-cell office:value-type="float" office:value="0.0830075964331627">
                <text:p>0.08300759643316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895972085">
                <text:p>15.89597208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0882719403686219">
                <text:p>0.0882719403686219</text:p>
              </table:table-cell>
              <table:table-cell office:value-type="float" office:value="0.110676802694798">
                <text:p>0.1106768026947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943575795">
                <text:p>15.94357579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0882719403686219">
                <text:p>0.0882719403686219</text:p>
              </table:table-cell>
              <table:table-cell office:value-type="float" office:value="0.110676802694798">
                <text:p>0.1106768026947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993369294">
                <text:p>15.99336929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758708007297917">
                <text:p>0.0758708007297917</text:p>
              </table:table-cell>
              <table:table-cell office:value-type="float" office:value="0.136217594146729">
                <text:p>0.1362175941467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.044912789">
                <text:p>16.04491278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0920038114007134">
                <text:p>0.0920038114007134</text:p>
              </table:table-cell>
              <table:table-cell office:value-type="float" office:value="0.110676802694798">
                <text:p>0.1106768026947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.097092663">
                <text:p>16.09709266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920038114007134">
                <text:p>0.0920038114007134</text:p>
              </table:table-cell>
              <table:table-cell office:value-type="float" office:value="0.0851359963417053">
                <text:p>0.08513599634170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.144916062">
                <text:p>16.14491606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699961700495733">
                <text:p>0.0699961700495733</text:p>
              </table:table-cell>
              <table:table-cell office:value-type="float" office:value="0.0925853997468948">
                <text:p>0.09258539974689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.19357492">
                <text:p>16.1935749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699961700495733">
                <text:p>0.0699961700495733</text:p>
              </table:table-cell>
              <table:table-cell office:value-type="float" office:value="0.0925853997468948">
                <text:p>0.09258539974689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.243540523">
                <text:p>16.24354052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0.0639693625526737">
                <text:p>0.0639693625526737</text:p>
              </table:table-cell>
              <table:table-cell office:value-type="float" office:value="0.0074494001455605">
                <text:p>0.00744940014556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.294916106">
                <text:p>16.29491610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-0.015988532455254">
                <text:p>-0.015988532455254</text:p>
              </table:table-cell>
              <table:table-cell office:value-type="float" office:value="-0.0319259986281395">
                <text:p>-0.03192599862813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.3435485">
                <text:p>16.343548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-0.015988532455254">
                <text:p>-0.015988532455254</text:p>
              </table:table-cell>
              <table:table-cell office:value-type="float" office:value="-0.0319259986281395">
                <text:p>-0.03192599862813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.393935497">
                <text:p>16.39393549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171240277163339">
                <text:p>0.0171240277163339</text:p>
              </table:table-cell>
              <table:table-cell office:value-type="float" office:value="-0.00425679981708527">
                <text:p>-0.004256799817085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.444954265">
                <text:p>16.44495426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106387331900277">
                <text:p>-0.0106387331900277</text:p>
              </table:table-cell>
              <table:table-cell office:value-type="float" office:value="0.0393753983080387">
                <text:p>0.03937539830803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.493824621">
                <text:p>16.49382462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106387331900277">
                <text:p>-0.0106387331900277</text:p>
              </table:table-cell>
              <table:table-cell office:value-type="float" office:value="0.0393753983080387">
                <text:p>0.03937539830803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.544457036">
                <text:p>16.54445703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0101354812232958">
                <text:p>0.0101354812232958</text:p>
              </table:table-cell>
              <table:table-cell office:value-type="float" office:value="0.020219799131155">
                <text:p>0.0202197991311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.593238012">
                <text:p>16.59323801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101354812232958">
                <text:p>0.0101354812232958</text:p>
              </table:table-cell>
              <table:table-cell office:value-type="float" office:value="-0.0074494001455605">
                <text:p>-0.00744940014556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.647582585">
                <text:p>16.64758258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202177198381853">
                <text:p>-0.0202177198381853</text:p>
              </table:table-cell>
              <table:table-cell office:value-type="float" office:value="-0.0351185984909534">
                <text:p>-0.03511859849095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.695755981">
                <text:p>16.69575598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00601043212514254">
                <text:p>0.00601043212514254</text:p>
              </table:table-cell>
              <table:table-cell office:value-type="float" office:value="-0.0170271992683411">
                <text:p>-0.01702719926834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.743977955">
                <text:p>16.74397795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141938931825909">
                <text:p>-0.0141938931825909</text:p>
              </table:table-cell>
              <table:table-cell office:value-type="float" office:value="0.0159629993140697">
                <text:p>0.01596299931406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.794199758">
                <text:p>16.79419975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-0.0141938931825909">
                <text:p>-0.0141938931825909</text:p>
              </table:table-cell>
              <table:table-cell office:value-type="float" office:value="0.020219799131155">
                <text:p>0.0202197991311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.84391162">
                <text:p>16.8439116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-0.0180154234629835">
                <text:p>-0.0180154234629835</text:p>
              </table:table-cell>
              <table:table-cell office:value-type="float" office:value="-0.0351185984909534">
                <text:p>-0.03511859849095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.893571544">
                <text:p>16.89357154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-0.0180154234629835">
                <text:p>-0.0180154234629835</text:p>
              </table:table-cell>
              <table:table-cell office:value-type="float" office:value="-0.0351185984909534">
                <text:p>-0.03511859849095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.946506296">
                <text:p>16.94650629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0287020606411842">
                <text:p>0.028702060641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.995023866">
                <text:p>16.99502386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0.0101291164002996">
                <text:p>0.0101291164002996</text:p>
              </table:table-cell>
              <table:table-cell office:value-type="float" office:value="-0.029797600582242">
                <text:p>-0.0297976005822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.04333634">
                <text:p>17.0433363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0.0101291164002996">
                <text:p>0.0101291164002996</text:p>
              </table:table-cell>
              <table:table-cell office:value-type="float" office:value="-0.029797600582242">
                <text:p>-0.0297976005822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.097433734">
                <text:p>17.09743373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12374140900376">
                <text:p>0.112374140900376</text:p>
              </table:table-cell>
              <table:table-cell office:value-type="float" office:value="-0.00690554268005573">
                <text:p>-0.00690554268005573</text:p>
              </table:table-cell>
              <table:table-cell office:value-type="float" office:value="0.0106419995427132">
                <text:p>0.01064199954271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.143161777">
                <text:p>17.14316177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0690554268005573">
                <text:p>-0.00690554268005573</text:p>
              </table:table-cell>
              <table:table-cell office:value-type="float" office:value="0.0521458014845848">
                <text:p>0.05214580148458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.193242935">
                <text:p>17.19324293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0153308340448879">
                <text:p>-0.00153308340448879</text:p>
              </table:table-cell>
              <table:table-cell office:value-type="float" office:value="-0.00532099977135658">
                <text:p>-0.005320999771356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.247494767">
                <text:p>17.24749476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251322965505862">
                <text:p>-0.025132296550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.294898914">
                <text:p>17.29489891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0320177958589783">
                <text:p>0.0320177958589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.344044928">
                <text:p>17.34404492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-0.00390710515117005">
                <text:p>-0.00390710515117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.39614758">
                <text:p>17.3961475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105251836195423">
                <text:p>0.105251836195423</text:p>
              </table:table-cell>
              <table:table-cell office:value-type="float" office:value="-0.00390710515117005">
                <text:p>-0.00390710515117005</text:p>
              </table:table-cell>
              <table:table-cell office:value-type="float" office:value="0.0478890016674995">
                <text:p>0.04788900166749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.443992034">
                <text:p>17.44399203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0058868023477645">
                <text:p>0.0058868023477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.493223043">
                <text:p>17.49322304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0058868023477645">
                <text:p>0.0058868023477645</text:p>
              </table:table-cell>
              <table:table-cell office:value-type="float" office:value="-0.0830075964331627">
                <text:p>-0.08300759643316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.543754972">
                <text:p>17.54375497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-0.0207472562128723">
                <text:p>-0.0207472562128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.594959346">
                <text:p>17.59495934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0.00490689911403797">
                <text:p>0.00490689911403797</text:p>
              </table:table-cell>
              <table:table-cell office:value-type="float" office:value="-0.0383111983537674">
                <text:p>-0.03831119835376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.645012981">
                <text:p>17.64501298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00999525508073284">
                <text:p>0.00999525508073284</text:p>
              </table:table-cell>
              <table:table-cell office:value-type="float" office:value="0.0510816015303135">
                <text:p>0.05108160153031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.697189458">
                <text:p>17.69718945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00999525508073284">
                <text:p>0.00999525508073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.745040086">
                <text:p>17.74504008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00229363076866779">
                <text:p>0.00229363076866779</text:p>
              </table:table-cell>
              <table:table-cell office:value-type="float" office:value="0.0744939967989922">
                <text:p>0.07449399679899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.794080685">
                <text:p>17.79408068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0229363076866779">
                <text:p>0.00229363076866779</text:p>
              </table:table-cell>
              <table:table-cell office:value-type="float" office:value="-0.00851359963417053">
                <text:p>-0.008513599634170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.844754666">
                <text:p>17.84475466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173033491781515">
                <text:p>0.0173033491781515</text:p>
              </table:table-cell>
              <table:table-cell office:value-type="float" office:value="0.0351185984909534">
                <text:p>0.03511859849095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.893251561">
                <text:p>17.89325156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-0.000734407717129619">
                <text:p>-0.000734407717129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.943997066">
                <text:p>17.94399706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0108219592333051">
                <text:p>0.00108219592333051</text:p>
              </table:table-cell>
              <table:table-cell office:value-type="float" office:value="-0.0255408007651567">
                <text:p>-0.02554080076515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.99362921">
                <text:p>17.9936292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0108219592333051">
                <text:p>0.00108219592333051</text:p>
              </table:table-cell>
              <table:table-cell office:value-type="float" office:value="-0.0255408007651567">
                <text:p>-0.02554080076515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.043683772">
                <text:p>18.04368377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101475883052577">
                <text:p>-0.0101475883052577</text:p>
              </table:table-cell>
              <table:table-cell office:value-type="float" office:value="-0.00425679981708527">
                <text:p>-0.004256799817085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.094314743">
                <text:p>18.09431474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-0.0187205309819361">
                <text:p>-0.0187205309819361</text:p>
              </table:table-cell>
              <table:table-cell office:value-type="float" office:value="0.014898800291121">
                <text:p>0.0148988002911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.143570168">
                <text:p>18.14357016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-0.0187205309819361">
                <text:p>-0.0187205309819361</text:p>
              </table:table-cell>
              <table:table-cell office:value-type="float" office:value="0.014898800291121">
                <text:p>0.0148988002911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.194066189">
                <text:p>18.19406618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0454283639159867">
                <text:p>-0.00454283639159867</text:p>
              </table:table-cell>
              <table:table-cell office:value-type="float" office:value="-0.0478890016674995">
                <text:p>-0.04788900166749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.245000789">
                <text:p>18.24500078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019014453638115">
                <text:p>0.019014453638115</text:p>
              </table:table-cell>
              <table:table-cell office:value-type="float" office:value="0.0319259986281395">
                <text:p>0.03192599862813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.293566008">
                <text:p>18.29356600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019014453638115">
                <text:p>0.019014453638115</text:p>
              </table:table-cell>
              <table:table-cell office:value-type="float" office:value="0.0319259986281395">
                <text:p>0.03192599862813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.344580579">
                <text:p>18.34458057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0117591311812479">
                <text:p>-0.00117591311812479</text:p>
              </table:table-cell>
              <table:table-cell office:value-type="float" office:value="0.0372469983994961">
                <text:p>0.03724699839949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.394964148">
                <text:p>18.39496414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102029366011873">
                <text:p>0.0102029366011873</text:p>
              </table:table-cell>
              <table:table-cell office:value-type="float" office:value="0.0223482009023428">
                <text:p>0.02234820090234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.443568472">
                <text:p>18.44356847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102029366011873">
                <text:p>0.0102029366011873</text:p>
              </table:table-cell>
              <table:table-cell office:value-type="float" office:value="0.0223482009023428">
                <text:p>0.02234820090234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.495564206">
                <text:p>18.49556420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00313220665539901">
                <text:p>0.00313220665539901</text:p>
              </table:table-cell>
              <table:table-cell office:value-type="float" office:value="-0.0180913992226124">
                <text:p>-0.01809139922261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.544028396">
                <text:p>18.54402839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0165709612230228">
                <text:p>0.00165709612230228</text:p>
              </table:table-cell>
              <table:table-cell office:value-type="float" office:value="-0.0446964018046856">
                <text:p>-0.04469640180468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.593584793">
                <text:p>18.59358479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0165709612230228">
                <text:p>0.00165709612230228</text:p>
              </table:table-cell>
              <table:table-cell office:value-type="float" office:value="-0.0446964018046856">
                <text:p>-0.04469640180468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.644024586">
                <text:p>18.64402458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315323366350526">
                <text:p>-0.0315323366350526</text:p>
              </table:table-cell>
              <table:table-cell office:value-type="float" office:value="-0.0223482009023428">
                <text:p>-0.02234820090234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.693228646">
                <text:p>18.69322864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-0.0315323366350526">
                <text:p>-0.0315323366350526</text:p>
              </table:table-cell>
              <table:table-cell office:value-type="float" office:value="0.020219799131155">
                <text:p>0.0202197991311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.744801799">
                <text:p>18.74480179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-0.0370489642174671">
                <text:p>-0.0370489642174671</text:p>
              </table:table-cell>
              <table:table-cell office:value-type="float" office:value="0.0361827984452248">
                <text:p>0.03618279844522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.795014542">
                <text:p>18.79501454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-0.0261360400763215">
                <text:p>-0.0261360400763215</text:p>
              </table:table-cell>
              <table:table-cell office:value-type="float" office:value="-0.0510816015303135">
                <text:p>-0.05108160153031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.843267714">
                <text:p>18.84326771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-0.0261360400763215">
                <text:p>-0.0261360400763215</text:p>
              </table:table-cell>
              <table:table-cell office:value-type="float" office:value="-0.00425679981708527">
                <text:p>-0.004256799817085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.897245674">
                <text:p>18.89724567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199657934195128">
                <text:p>0.0199657934195128</text:p>
              </table:table-cell>
              <table:table-cell office:value-type="float" office:value="-0.0415037982165813">
                <text:p>-0.04150379821658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.945079339">
                <text:p>18.94507933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00996899377591075">
                <text:p>0.00996899377591075</text:p>
              </table:table-cell>
              <table:table-cell office:value-type="float" office:value="0.0383111983537674">
                <text:p>0.03831119835376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.993152983">
                <text:p>18.99315298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00996899377591075">
                <text:p>0.0099689937759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.043290747">
                <text:p>19.04329074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-0.000767996391671238">
                <text:p>-0.00076799639167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.093215605">
                <text:p>19.09321560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0036556822741429">
                <text:p>0.0036556822741429</text:p>
              </table:table-cell>
              <table:table-cell office:value-type="float" office:value="-0.00638520019128919">
                <text:p>-0.006385200191289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.144028822">
                <text:p>19.14402882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0683789864722548">
                <text:p>0.00683789864722548</text:p>
              </table:table-cell>
              <table:table-cell office:value-type="float" office:value="-0.0074494001455605">
                <text:p>-0.00744940014556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.193572161">
                <text:p>19.19357216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0683789864722548">
                <text:p>0.00683789864722548</text:p>
              </table:table-cell>
              <table:table-cell office:value-type="float" office:value="-0.0074494001455605">
                <text:p>-0.00744940014556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.244039699">
                <text:p>19.24403969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2374140900376">
                <text:p>0.112374140900376</text:p>
              </table:table-cell>
              <table:table-cell office:value-type="float" office:value="0.0363654950640472">
                <text:p>0.0363654950640472</text:p>
              </table:table-cell>
              <table:table-cell office:value-type="float" office:value="0.0340543985366821">
                <text:p>0.03405439853668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.295500207">
                <text:p>19.29550020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0.0305034424605852">
                <text:p>0.0305034424605852</text:p>
              </table:table-cell>
              <table:table-cell office:value-type="float" office:value="0.114933602511883">
                <text:p>0.11493360251188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.34356761">
                <text:p>19.3435676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0.0305034424605852">
                <text:p>0.0305034424605852</text:p>
              </table:table-cell>
              <table:table-cell office:value-type="float" office:value="0.114933602511883">
                <text:p>0.11493360251188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.394618725">
                <text:p>19.39461872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720793243196586">
                <text:p>0.0720793243196586</text:p>
              </table:table-cell>
              <table:table-cell office:value-type="float" office:value="0.0691730007529259">
                <text:p>0.06917300075292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.445041846">
                <text:p>19.44504184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21870547173647">
                <text:p>0.121870547173647</text:p>
              </table:table-cell>
              <table:table-cell office:value-type="float" office:value="0.113536724715141">
                <text:p>0.113536724715141</text:p>
              </table:table-cell>
              <table:table-cell office:value-type="float" office:value="0.137281805276871">
                <text:p>0.1372818052768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.495323648">
                <text:p>19.49532364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21870547173647">
                <text:p>0.121870547173647</text:p>
              </table:table-cell>
              <table:table-cell office:value-type="float" office:value="0.113536724715141">
                <text:p>0.113536724715141</text:p>
              </table:table-cell>
              <table:table-cell office:value-type="float" office:value="0.15324479341507">
                <text:p>0.153244793415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.544728292">
                <text:p>19.54472829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23693020923151">
                <text:p>0.123693020923151</text:p>
              </table:table-cell>
              <table:table-cell office:value-type="float" office:value="0.122382998466492">
                <text:p>0.1223829984664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.593553296">
                <text:p>19.59355329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23693020923151">
                <text:p>0.123693020923151</text:p>
              </table:table-cell>
              <table:table-cell office:value-type="float" office:value="0.122382998466492">
                <text:p>0.1223829984664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645518176">
                <text:p>19.64551817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88583366954465">
                <text:p>0.0788583366954465</text:p>
              </table:table-cell>
              <table:table-cell office:value-type="float" office:value="0.0883285999298096">
                <text:p>0.08832859992980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693237402">
                <text:p>19.69323740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88583366954465">
                <text:p>0.0788583366954465</text:p>
              </table:table-cell>
              <table:table-cell office:value-type="float" office:value="0.0457606017589569">
                <text:p>0.04576060175895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.74384392">
                <text:p>19.7438439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124121422760227">
                <text:p>0.124121422760227</text:p>
              </table:table-cell>
              <table:table-cell office:value-type="float" office:value="0.117062002420425">
                <text:p>0.1170620024204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.794050517">
                <text:p>19.79405051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662180014189793">
                <text:p>0.0662180014189793</text:p>
              </table:table-cell>
              <table:table-cell office:value-type="float" office:value="0.0819434002041817">
                <text:p>0.08194340020418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845863998">
                <text:p>19.84586399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131267068580687">
                <text:p>0.131267068580687</text:p>
              </table:table-cell>
              <table:table-cell office:value-type="float" office:value="0.0925853997468948">
                <text:p>0.09258539974689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894253365">
                <text:p>19.89425336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21079179984208">
                <text:p>0.121079179984208</text:p>
              </table:table-cell>
              <table:table-cell office:value-type="float" office:value="0.131267068580687">
                <text:p>0.131267068580687</text:p>
              </table:table-cell>
              <table:table-cell office:value-type="float" office:value="0.120254598557949">
                <text:p>0.1202545985579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944109419">
                <text:p>19.94410941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4461175262962">
                <text:p>0.14461175262962</text:p>
              </table:table-cell>
              <table:table-cell office:value-type="float" office:value="0.147923797369003">
                <text:p>0.1479237973690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.993559567">
                <text:p>19.99355956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4461175262962">
                <text:p>0.14461175262962</text:p>
              </table:table-cell>
              <table:table-cell office:value-type="float" office:value="0.147923797369003">
                <text:p>0.1479237973690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.045005161">
                <text:p>20.04500516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566120904786055">
                <text:p>0.0566120904786055</text:p>
              </table:table-cell>
              <table:table-cell office:value-type="float" office:value="0.0681087970733643">
                <text:p>0.06810879707336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.093225401">
                <text:p>20.09322540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566120904786055">
                <text:p>0.0566120904786055</text:p>
              </table:table-cell>
              <table:table-cell office:value-type="float" office:value="0.0862002000212669">
                <text:p>0.08620020002126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.147522829">
                <text:p>20.14752282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780297967185474">
                <text:p>0.0780297967185474</text:p>
              </table:table-cell>
              <table:table-cell office:value-type="float" office:value="0.0979064032435417">
                <text:p>0.09790640324354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.193286771">
                <text:p>20.193286771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80297967185474">
                <text:p>0.0780297967185474</text:p>
              </table:table-cell>
              <table:table-cell office:value-type="float" office:value="0.0872644037008286">
                <text:p>0.08726440370082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.243559195">
                <text:p>20.24355919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65322403223822">
                <text:p>0.0765322403223822</text:p>
              </table:table-cell>
              <table:table-cell office:value-type="float" office:value="0.0872644037008286">
                <text:p>0.08726440370082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.293852323">
                <text:p>20.29385232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123087122889634">
                <text:p>0.123087122889634</text:p>
              </table:table-cell>
              <table:table-cell office:value-type="float" office:value="0.0830075964331627">
                <text:p>0.08300759643316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.344900396">
                <text:p>20.344900396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810421477298172">
                <text:p>0.0810421477298172</text:p>
              </table:table-cell>
              <table:table-cell office:value-type="float" office:value="0.0947137996554375">
                <text:p>0.09471379965543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.393247233">
                <text:p>20.39324723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1295314904694">
                <text:p>0.0981295314904694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810421477298172">
                <text:p>0.0810421477298172</text:p>
              </table:table-cell>
              <table:table-cell office:value-type="float" office:value="0.11280520260334">
                <text:p>0.112805202603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.446606925">
                <text:p>20.44660692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986357355838465">
                <text:p>0.0986357355838465</text:p>
              </table:table-cell>
              <table:table-cell office:value-type="float" office:value="0.144731193780899">
                <text:p>0.1447311937808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.495116169">
                <text:p>20.49511616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727496687075">
                <text:p>0.08727496687075</text:p>
              </table:table-cell>
              <table:table-cell office:value-type="float" office:value="0.106420002877712">
                <text:p>0.1064200028777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.543339513">
                <text:p>20.54333951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727496687075">
                <text:p>0.08727496687075</text:p>
              </table:table-cell>
              <table:table-cell office:value-type="float" office:value="0.106420002877712">
                <text:p>0.1064200028777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.597609868">
                <text:p>20.59760986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81295314904694">
                <text:p>0.0981295314904694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652486519801336">
                <text:p>0.0652486519801336</text:p>
              </table:table-cell>
              <table:table-cell office:value-type="float" office:value="0.0755582004785538">
                <text:p>0.07555820047855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.64331995">
                <text:p>20.6433199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652486519801336">
                <text:p>0.0652486519801336</text:p>
              </table:table-cell>
              <table:table-cell office:value-type="float" office:value="0.0851359963417053">
                <text:p>0.08513599634170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.69322314">
                <text:p>20.6932231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22893742994363">
                <text:p>0.122893742994363</text:p>
              </table:table-cell>
              <table:table-cell office:value-type="float" office:value="0.124511398375034">
                <text:p>0.1245113983750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.745657478">
                <text:p>20.74565747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4460469005983">
                <text:p>0.104460469005983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588402226488084">
                <text:p>0.0588402226488084</text:p>
              </table:table-cell>
              <table:table-cell office:value-type="float" office:value="0.0372469983994961">
                <text:p>0.03724699839949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.794280869">
                <text:p>20.79428086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100308388304376">
                <text:p>0.100308388304376</text:p>
              </table:table-cell>
              <table:table-cell office:value-type="float" office:value="0.0308618005365133">
                <text:p>0.03086180053651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.843572864">
                <text:p>20.843572864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100308388304376">
                <text:p>0.100308388304376</text:p>
              </table:table-cell>
              <table:table-cell office:value-type="float" office:value="0.0308618005365133">
                <text:p>0.03086180053651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.897539043">
                <text:p>20.897539043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4460469005983">
                <text:p>0.104460469005983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491277441221688">
                <text:p>0.0491277441221688</text:p>
              </table:table-cell>
              <table:table-cell office:value-type="float" office:value="0.0617236010730267">
                <text:p>0.06172360107302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.945042259">
                <text:p>20.94504225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127105283623556">
                <text:p>0.127105283623556</text:p>
              </table:table-cell>
              <table:table-cell office:value-type="float" office:value="0.102163203060627">
                <text:p>0.102163203060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a46b460d1686bb49c718d2ef5f88b83ff2dc498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